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126in"/>
    </style:style>
    <style:style style:name="co3" style:family="table-column">
      <style:table-column-properties fo:break-before="auto" style:column-width="1.039in"/>
    </style:style>
    <style:style style:name="co4" style:family="table-column">
      <style:table-column-properties fo:break-before="auto" style:column-width="1.0283in"/>
    </style:style>
    <style:style style:name="co5" style:family="table-column">
      <style:table-column-properties fo:break-before="auto" style:column-width="1.1811in"/>
    </style:style>
    <style:style style:name="co6" style:family="table-column">
      <style:table-column-properties fo:break-before="auto" style:column-width="0.9083in"/>
    </style:style>
    <style:style style:name="co7" style:family="table-column">
      <style:table-column-properties fo:break-before="auto" style:column-width="0.8972in"/>
    </style:style>
    <style:style style:name="co8" style:family="table-column">
      <style:table-column-properties fo:break-before="auto" style:column-width="1.2575in"/>
    </style:style>
    <style:style style:name="co9" style:family="table-column">
      <style:table-column-properties fo:break-before="auto" style:column-width="0.9409in"/>
    </style:style>
    <style:style style:name="co10" style:family="table-column">
      <style:table-column-properties fo:break-before="auto" style:column-width="0.9299in"/>
    </style:style>
    <style:style style:name="co11" style:family="table-column">
      <style:table-column-properties fo:break-before="auto" style:column-width="1.3016in"/>
    </style:style>
    <style:style style:name="co12" style:family="table-column">
      <style:table-column-properties fo:break-before="auto" style:column-width="1.4102in"/>
    </style:style>
    <style:style style:name="co13" style:family="table-column">
      <style:table-column-properties fo:break-before="auto" style:column-width="1.4in"/>
    </style:style>
    <style:style style:name="co14" style:family="table-column">
      <style:table-column-properties fo:break-before="auto" style:column-width="1.5417in"/>
    </style:style>
    <style:style style:name="co16" style:family="table-column">
      <style:table-column-properties fo:break-before="auto" style:column-width="0.9138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time_since_jump</text:p>
          </table:table-cell>
          <table:table-cell table:style-name="ce1" office:value-type="string" calcext:value-type="string">
            <text:p>vel_before_x</text:p>
          </table:table-cell>
          <table:table-cell table:style-name="ce1" office:value-type="string" calcext:value-type="string">
            <text:p>vel_before_y</text:p>
          </table:table-cell>
          <table:table-cell table:style-name="ce1" office:value-type="string" calcext:value-type="string">
            <text:p>vel_before_z</text:p>
          </table:table-cell>
          <table:table-cell table:style-name="ce1" office:value-type="string" calcext:value-type="string">
            <text:p>vel_before_len</text:p>
          </table:table-cell>
          <table:table-cell table:style-name="ce1" office:value-type="string" calcext:value-type="string">
            <text:p>vel_after_x</text:p>
          </table:table-cell>
          <table:table-cell table:style-name="ce1" office:value-type="string" calcext:value-type="string">
            <text:p>vel_after_y</text:p>
          </table:table-cell>
          <table:table-cell table:style-name="ce1" office:value-type="string" calcext:value-type="string">
            <text:p>vel_after_z</text:p>
          </table:table-cell>
          <table:table-cell table:style-name="ce1" office:value-type="string" calcext:value-type="string">
            <text:p>vel_after_len</text:p>
          </table:table-cell>
          <table:table-cell table:style-name="ce1" office:value-type="string" calcext:value-type="string">
            <text:p>vel_delta_x</text:p>
          </table:table-cell>
          <table:table-cell table:style-name="ce1" office:value-type="string" calcext:value-type="string">
            <text:p>vel_delta_y</text:p>
          </table:table-cell>
          <table:table-cell table:style-name="ce1" office:value-type="string" calcext:value-type="string">
            <text:p>vel_delta_z</text:p>
          </table:table-cell>
          <table:table-cell table:style-name="ce1" office:value-type="string" calcext:value-type="string">
            <text:p>vel_delta_len</text:p>
          </table:table-cell>
          <table:table-cell table:style-name="ce1" office:value-type="string" calcext:value-type="string">
            <text:p>vel_guess_x</text:p>
          </table:table-cell>
          <table:table-cell table:style-name="ce1" office:value-type="string" calcext:value-type="string">
            <text:p>vel_guess_y</text:p>
          </table:table-cell>
          <table:table-cell table:style-name="ce1" office:value-type="string" calcext:value-type="string">
            <text:p>vel_guess_z</text:p>
          </table:table-cell>
          <table:table-cell table:style-name="ce1" office:value-type="string" calcext:value-type="string">
            <text:p>vel_guess_delta_x</text:p>
          </table:table-cell>
          <table:table-cell table:number-columns-repeated="2" table:style-name="ce1" office:value-type="string" calcext:value-type="string">
            <text:p>vel_guess_delta_z</text:p>
          </table:table-cell>
          <table:table-cell table:style-name="ce1" office:value-type="string" calcext:value-type="string">
            <text:p>vel_guess_delta_len</text:p>
          </table:table-cell>
          <table:table-cell table:style-name="ce1" table:number-columns-repeated="1004"/>
        </table:table-row>
        <table:table-row table:style-name="ro1">
          <table:table-cell office:value-type="float" office:value="0.159" calcext:value-type="float">
            <text:p>0.159</text:p>
          </table:table-cell>
          <table:table-cell office:value-type="float" office:value="-333.065" calcext:value-type="float">
            <text:p>-333.065</text:p>
          </table:table-cell>
          <table:table-cell office:value-type="float" office:value="-58.743" calcext:value-type="float">
            <text:p>-58.743</text:p>
          </table:table-cell>
          <table:table-cell office:value-type="float" office:value="125.128" calcext:value-type="float">
            <text:p>125.128</text:p>
          </table:table-cell>
          <table:table-cell table:formula="of:=SQRT([.B2]*[.B2]+[.C2]*[.C2]+[.D2]*[.D2])" office:value-type="float" office:value="360.610663538947" calcext:value-type="float">
            <text:p>360.6106635389</text:p>
          </table:table-cell>
          <table:table-cell office:value-type="float" office:value="-1239.192" calcext:value-type="float">
            <text:p>-1239.192</text:p>
          </table:table-cell>
          <table:table-cell office:value-type="float" office:value="-218.548" calcext:value-type="float">
            <text:p>-218.548</text:p>
          </table:table-cell>
          <table:table-cell office:value-type="float" office:value="515.088" calcext:value-type="float">
            <text:p>515.088</text:p>
          </table:table-cell>
          <table:table-cell table:formula="of:=SQRT([.F2]*[.F2]+[.G2]*[.G2]+[.H2]*[.H2])" office:value-type="float" office:value="1359.66013728137" calcext:value-type="float">
            <text:p>1359.6601372814</text:p>
          </table:table-cell>
          <table:table-cell table:formula="of:=[.F2]-[.B2]" office:value-type="float" office:value="-906.127" calcext:value-type="float">
            <text:p>-906.127</text:p>
          </table:table-cell>
          <table:table-cell table:formula="of:=[.G2]-[.C2]" office:value-type="float" office:value="-159.805" calcext:value-type="float">
            <text:p>-159.805</text:p>
          </table:table-cell>
          <table:table-cell table:formula="of:=[.H2]-[.D2]" office:value-type="float" office:value="389.96" calcext:value-type="float">
            <text:p>389.96</text:p>
          </table:table-cell>
          <table:table-cell table:formula="of:=SQRT([.J2]*[.J2]+[.K2]*[.K2]+[.L2]*[.L2])" office:value-type="float" office:value="999.336069475129" calcext:value-type="float">
            <text:p>999.3360694751</text:p>
          </table:table-cell>
          <table:table-cell table:formula="of:=[.B2] +(IF([.$E2]*[.$B$74] &gt; 0;  [.B2]/[.$E2]*[.$B$74]; 0))" office:value-type="float" office:value="-1256.67884084258" calcext:value-type="float">
            <text:p>-1256.6788408426</text:p>
          </table:table-cell>
          <table:table-cell table:formula="of:=[.C2] +(IF([.$E2]*[.$B$74] &gt; 0;  [.C2]/[.$E2]*[.$B$74]; 0))" office:value-type="float" office:value="-221.641676992827" calcext:value-type="float">
            <text:p>-221.6416769928</text:p>
          </table:table-cell>
          <table:table-cell table:formula="of:=[.D2] +(IF([.$E2]*[.$B$74] &gt; 0;  [.D2]/[.$E2]*[.$B$74]; 950))" office:value-type="float" office:value="472.117184324233" calcext:value-type="float">
            <text:p>472.1171843242</text:p>
          </table:table-cell>
          <table:table-cell table:formula="of:=[.N2]-[.F2]" office:value-type="float" office:value="-17.4868408425839" calcext:value-type="float">
            <text:p>-17.4868408426</text:p>
          </table:table-cell>
          <table:table-cell table:formula="of:=[.O2]-[.G2]" office:value-type="float" office:value="-3.09367699282691" calcext:value-type="float">
            <text:p>-3.0936769928</text:p>
          </table:table-cell>
          <table:table-cell table:formula="of:=[.P2]-[.H2]" office:value-type="float" office:value="-42.9708156757665" calcext:value-type="float">
            <text:p>-42.9708156758</text:p>
          </table:table-cell>
          <table:table-cell table:formula="of:=SQRT([.Q2]*[.Q2]+[.R2]*[.R2]+[.S2]*[.S2])" office:value-type="float" office:value="46.4957142092743" calcext:value-type="float">
            <text:p>46.4957142093</text:p>
          </table:table-cell>
          <table:table-cell table:number-columns-repeated="1004"/>
        </table:table-row>
        <table:table-row table:style-name="ro1">
          <table:table-cell office:value-type="float" office:value="0.019" calcext:value-type="float">
            <text:p>0.019</text:p>
          </table:table-cell>
          <table:table-cell office:value-type="float" office:value="-230.221" calcext:value-type="float">
            <text:p>-230.221</text:p>
          </table:table-cell>
          <table:table-cell office:value-type="float" office:value="302.97" calcext:value-type="float">
            <text:p>302.97</text:p>
          </table:table-cell>
          <table:table-cell office:value-type="float" office:value="236.328" calcext:value-type="float">
            <text:p>236.328</text:p>
          </table:table-cell>
          <table:table-cell table:formula="of:=SQRT([.B3]*[.B3]+[.C3]*[.C3]+[.D3]*[.D3])" office:value-type="float" office:value="447.93242048885" calcext:value-type="float">
            <text:p>447.9324204889</text:p>
          </table:table-cell>
          <table:table-cell office:value-type="float" office:value="-735.157" calcext:value-type="float">
            <text:p>-735.157</text:p>
          </table:table-cell>
          <table:table-cell office:value-type="float" office:value="967.452" calcext:value-type="float">
            <text:p>967.452</text:p>
          </table:table-cell>
          <table:table-cell office:value-type="float" office:value="797.816" calcext:value-type="float">
            <text:p>797.816</text:p>
          </table:table-cell>
          <table:table-cell table:formula="of:=SQRT([.F3]*[.F3]+[.G3]*[.G3]+[.H3]*[.H3])" office:value-type="float" office:value="1453.59194989825" calcext:value-type="float">
            <text:p>1453.5919498983</text:p>
          </table:table-cell>
          <table:table-cell table:formula="of:=[.F3]-[.B3]" office:value-type="float" office:value="-504.936" calcext:value-type="float">
            <text:p>-504.936</text:p>
          </table:table-cell>
          <table:table-cell table:formula="of:=[.G3]-[.C3]" office:value-type="float" office:value="664.482" calcext:value-type="float">
            <text:p>664.482</text:p>
          </table:table-cell>
          <table:table-cell table:formula="of:=[.H3]-[.D3]" office:value-type="float" office:value="561.488" calcext:value-type="float">
            <text:p>561.488</text:p>
          </table:table-cell>
          <table:table-cell table:formula="of:=SQRT([.J3]*[.J3]+[.K3]*[.K3]+[.L3]*[.L3])" office:value-type="float" office:value="1005.86553105472" calcext:value-type="float">
            <text:p>1005.8655310547</text:p>
          </table:table-cell>
          <table:table-cell table:formula="of:=[.B3] +(IF([.$E3]*[.$B$74] &gt; 0;  [.B3]/[.$E3]*[.$B$74]; 0))" office:value-type="float" office:value="-744.184690658401" calcext:value-type="float">
            <text:p>-744.1846906584</text:p>
          </table:table-cell>
          <table:table-cell table:formula="of:=[.C3] +(IF([.$E3]*[.$B$74] &gt; 0;  [.C3]/[.$E3]*[.$B$74]; 0))" office:value-type="float" office:value="979.344350553493" calcext:value-type="float">
            <text:p>979.3443505535</text:p>
          </table:table-cell>
          <table:table-cell table:formula="of:=[.D3] +(IF([.$E3]*[.$B$74] &gt; 0;  [.D3]/[.$E3]*[.$B$74]; 950))" office:value-type="float" office:value="763.925443699395" calcext:value-type="float">
            <text:p>763.9254436994</text:p>
          </table:table-cell>
          <table:table-cell table:formula="of:=[.N3]-[.F3]" office:value-type="float" office:value="-9.02769065840062" calcext:value-type="float">
            <text:p>-9.0276906584</text:p>
          </table:table-cell>
          <table:table-cell table:formula="of:=[.O3]-[.G3]" office:value-type="float" office:value="11.8923505534927" calcext:value-type="float">
            <text:p>11.8923505535</text:p>
          </table:table-cell>
          <table:table-cell table:formula="of:=[.P3]-[.H3]" office:value-type="float" office:value="-33.8905563006048" calcext:value-type="float">
            <text:p>-33.8905563006</text:p>
          </table:table-cell>
          <table:table-cell table:formula="of:=SQRT([.Q3]*[.Q3]+[.R3]*[.R3]+[.S3]*[.S3])" office:value-type="float" office:value="37.0337279608115" calcext:value-type="float">
            <text:p>37.0337279608</text:p>
          </table:table-cell>
          <table:table-cell table:number-columns-repeated="1004"/>
        </table:table-row>
        <table:table-row table:style-name="ro1">
          <table:table-cell office:value-type="float" office:value="1.503" calcext:value-type="float">
            <text:p>1.50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B4]*[.B4]+[.C4]*[.C4]+[.D4]*[.D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 table:formula="of:=SQRT([.F4]*[.F4]+[.G4]*[.G4]+[.H4]*[.H4])" office:value-type="float" office:value="951" calcext:value-type="float">
            <text:p>951</text:p>
          </table:table-cell>
          <table:table-cell table:formula="of:=[.F4]-[.B4]" office:value-type="float" office:value="0" calcext:value-type="float">
            <text:p>0</text:p>
          </table:table-cell>
          <table:table-cell table:formula="of:=[.G4]-[.C4]" office:value-type="float" office:value="0" calcext:value-type="float">
            <text:p>0</text:p>
          </table:table-cell>
          <table:table-cell table:formula="of:=[.H4]-[.D4]" office:value-type="float" office:value="951" calcext:value-type="float">
            <text:p>951</text:p>
          </table:table-cell>
          <table:table-cell table:formula="of:=SQRT([.J4]*[.J4]+[.K4]*[.K4]+[.L4]*[.L4])" office:value-type="float" office:value="951" calcext:value-type="float">
            <text:p>951</text:p>
          </table:table-cell>
          <table:table-cell table:formula="of:=[.B4] +(IF([.$E4]*[.$B$74] &gt; 0;  [.B4]/[.$E4]*[.$B$74]; 0))" office:value-type="float" office:value="0" calcext:value-type="float">
            <text:p>0</text:p>
          </table:table-cell>
          <table:table-cell table:formula="of:=[.C4] +(IF([.$E4]*[.$B$74] &gt; 0;  [.C4]/[.$E4]*[.$B$74]; 0))" office:value-type="float" office:value="0" calcext:value-type="float">
            <text:p>0</text:p>
          </table:table-cell>
          <table:table-cell table:formula="of:=[.D4] +(IF([.$E4]*[.$B$74] &gt; 0;  [.D4]/[.$E4]*[.$B$74]; 950))" office:value-type="float" office:value="950" calcext:value-type="float">
            <text:p>950</text:p>
          </table:table-cell>
          <table:table-cell table:formula="of:=[.N4]-[.F4]" office:value-type="float" office:value="0" calcext:value-type="float">
            <text:p>0</text:p>
          </table:table-cell>
          <table:table-cell table:formula="of:=[.O4]-[.G4]" office:value-type="float" office:value="0" calcext:value-type="float">
            <text:p>0</text:p>
          </table:table-cell>
          <table:table-cell table:formula="of:=[.P4]-[.H4]" office:value-type="float" office:value="-1" calcext:value-type="float">
            <text:p>-1</text:p>
          </table:table-cell>
          <table:table-cell table:formula="of:=SQRT([.Q4]*[.Q4]+[.R4]*[.R4]+[.S4]*[.S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0.069" calcext:value-type="float">
            <text:p>0.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.328" calcext:value-type="float">
            <text:p>196.328</text:p>
          </table:table-cell>
          <table:table-cell table:formula="of:=SQRT([.B5]*[.B5]+[.C5]*[.C5]+[.D5]*[.D5])" office:value-type="float" office:value="196.328" calcext:value-type="float">
            <text:p>196.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1.328" calcext:value-type="float">
            <text:p>1211.328</text:p>
          </table:table-cell>
          <table:table-cell table:formula="of:=SQRT([.F5]*[.F5]+[.G5]*[.G5]+[.H5]*[.H5])" office:value-type="float" office:value="1211.328" calcext:value-type="float">
            <text:p>1211.328</text:p>
          </table:table-cell>
          <table:table-cell table:formula="of:=[.F5]-[.B5]" office:value-type="float" office:value="0" calcext:value-type="float">
            <text:p>0</text:p>
          </table:table-cell>
          <table:table-cell table:formula="of:=[.G5]-[.C5]" office:value-type="float" office:value="0" calcext:value-type="float">
            <text:p>0</text:p>
          </table:table-cell>
          <table:table-cell table:formula="of:=[.H5]-[.D5]" office:value-type="float" office:value="1015" calcext:value-type="float">
            <text:p>1015</text:p>
          </table:table-cell>
          <table:table-cell table:formula="of:=SQRT([.J5]*[.J5]+[.K5]*[.K5]+[.L5]*[.L5])" office:value-type="float" office:value="1015" calcext:value-type="float">
            <text:p>1015</text:p>
          </table:table-cell>
          <table:table-cell table:formula="of:=[.B5] +(IF([.$E5]*[.$B$74] &gt; 0;  [.B5]/[.$E5]*[.$B$74]; 0))" office:value-type="float" office:value="0" calcext:value-type="float">
            <text:p>0</text:p>
          </table:table-cell>
          <table:table-cell table:formula="of:=[.C5] +(IF([.$E5]*[.$B$74] &gt; 0;  [.C5]/[.$E5]*[.$B$74]; 0))" office:value-type="float" office:value="0" calcext:value-type="float">
            <text:p>0</text:p>
          </table:table-cell>
          <table:table-cell table:formula="of:=[.D5] +(IF([.$E5]*[.$B$74] &gt; 0;  [.D5]/[.$E5]*[.$B$74]; 950))" office:value-type="float" office:value="1196.328" calcext:value-type="float">
            <text:p>1196.328</text:p>
          </table:table-cell>
          <table:table-cell table:formula="of:=[.N5]-[.F5]" office:value-type="float" office:value="0" calcext:value-type="float">
            <text:p>0</text:p>
          </table:table-cell>
          <table:table-cell table:formula="of:=[.O5]-[.G5]" office:value-type="float" office:value="0" calcext:value-type="float">
            <text:p>0</text:p>
          </table:table-cell>
          <table:table-cell table:formula="of:=[.P5]-[.H5]" office:value-type="float" office:value="-15" calcext:value-type="float">
            <text:p>-15</text:p>
          </table:table-cell>
          <table:table-cell table:formula="of:=SQRT([.Q5]*[.Q5]+[.R5]*[.R5]+[.S5]*[.S5])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office:value-type="float" office:value="0.099" calcext:value-type="float">
            <text:p>0.099</text:p>
          </table:table-cell>
          <table:table-cell office:value-type="float" office:value="113.123" calcext:value-type="float">
            <text:p>113.123</text:p>
          </table:table-cell>
          <table:table-cell office:value-type="float" office:value="-186.713" calcext:value-type="float">
            <text:p>-186.713</text:p>
          </table:table-cell>
          <table:table-cell office:value-type="float" office:value="172.328" calcext:value-type="float">
            <text:p>172.328</text:p>
          </table:table-cell>
          <table:table-cell table:formula="of:=SQRT([.B6]*[.B6]+[.C6]*[.C6]+[.D6]*[.D6])" office:value-type="float" office:value="278.128562147076" calcext:value-type="float">
            <text:p>278.1285621471</text:p>
          </table:table-cell>
          <table:table-cell office:value-type="float" office:value="508.535" calcext:value-type="float">
            <text:p>508.535</text:p>
          </table:table-cell>
          <table:table-cell office:value-type="float" office:value="-839.353" calcext:value-type="float">
            <text:p>-839.353</text:p>
          </table:table-cell>
          <table:table-cell office:value-type="float" office:value="826.64" calcext:value-type="float">
            <text:p>826.64</text:p>
          </table:table-cell>
          <table:table-cell table:formula="of:=SQRT([.F6]*[.F6]+[.G6]*[.G6]+[.H6]*[.H6])" office:value-type="float" office:value="1283.14262435397" calcext:value-type="float">
            <text:p>1283.142624354</text:p>
          </table:table-cell>
          <table:table-cell table:formula="of:=[.F6]-[.B6]" office:value-type="float" office:value="395.412" calcext:value-type="float">
            <text:p>395.412</text:p>
          </table:table-cell>
          <table:table-cell table:formula="of:=[.G6]-[.C6]" office:value-type="float" office:value="-652.64" calcext:value-type="float">
            <text:p>-652.64</text:p>
          </table:table-cell>
          <table:table-cell table:formula="of:=[.H6]-[.D6]" office:value-type="float" office:value="654.312" calcext:value-type="float">
            <text:p>654.312</text:p>
          </table:table-cell>
          <table:table-cell table:formula="of:=SQRT([.J6]*[.J6]+[.K6]*[.K6]+[.L6]*[.L6])" office:value-type="float" office:value="1005.19342053557" calcext:value-type="float">
            <text:p>1005.1934205356</text:p>
          </table:table-cell>
          <table:table-cell table:formula="of:=[.B6] +(IF([.$E6]*[.$B$74] &gt; 0;  [.B6]/[.$E6]*[.$B$74]; 0))" office:value-type="float" office:value="519.852172749183" calcext:value-type="float">
            <text:p>519.8521727492</text:p>
          </table:table-cell>
          <table:table-cell table:formula="of:=[.C6] +(IF([.$E6]*[.$B$74] &gt; 0;  [.C6]/[.$E6]*[.$B$74]; 0))" office:value-type="float" office:value="-858.032042383231" calcext:value-type="float">
            <text:p>-858.0320423832</text:p>
          </table:table-cell>
          <table:table-cell table:formula="of:=[.D6] +(IF([.$E6]*[.$B$74] &gt; 0;  [.D6]/[.$E6]*[.$B$74]; 950))" office:value-type="float" office:value="791.926356492678" calcext:value-type="float">
            <text:p>791.9263564927</text:p>
          </table:table-cell>
          <table:table-cell table:formula="of:=[.N6]-[.F6]" office:value-type="float" office:value="11.3171727491829" calcext:value-type="float">
            <text:p>11.3171727492</text:p>
          </table:table-cell>
          <table:table-cell table:formula="of:=[.O6]-[.G6]" office:value-type="float" office:value="-18.6790423832306" calcext:value-type="float">
            <text:p>-18.6790423832</text:p>
          </table:table-cell>
          <table:table-cell table:formula="of:=[.P6]-[.H6]" office:value-type="float" office:value="-34.7136435073221" calcext:value-type="float">
            <text:p>-34.7136435073</text:p>
          </table:table-cell>
          <table:table-cell table:formula="of:=SQRT([.Q6]*[.Q6]+[.R6]*[.R6]+[.S6]*[.S6])" office:value-type="float" office:value="41.0124623613704" calcext:value-type="float">
            <text:p>41.0124623614</text:p>
          </table:table-cell>
          <table:table-cell table:number-columns-repeated="1004"/>
        </table:table-row>
        <table:table-row table:style-name="ro1">
          <table:table-cell office:value-type="float" office:value="0.039" calcext:value-type="float">
            <text:p>0.039</text:p>
          </table:table-cell>
          <table:table-cell office:value-type="float" office:value="-388.906" calcext:value-type="float">
            <text:p>-388.906</text:p>
          </table:table-cell>
          <table:table-cell office:value-type="float" office:value="164.596" calcext:value-type="float">
            <text:p>164.596</text:p>
          </table:table-cell>
          <table:table-cell office:value-type="float" office:value="220.328" calcext:value-type="float">
            <text:p>220.328</text:p>
          </table:table-cell>
          <table:table-cell table:formula="of:=SQRT([.B7]*[.B7]+[.C7]*[.C7]+[.D7]*[.D7])" office:value-type="float" office:value="476.323574512117" calcext:value-type="float">
            <text:p>476.3235745121</text:p>
          </table:table-cell>
          <table:table-cell office:value-type="float" office:value="-1192.687" calcext:value-type="float">
            <text:p>-1192.687</text:p>
          </table:table-cell>
          <table:table-cell office:value-type="float" office:value="504.782" calcext:value-type="float">
            <text:p>504.782</text:p>
          </table:table-cell>
          <table:table-cell office:value-type="float" office:value="718.434" calcext:value-type="float">
            <text:p>718.434</text:p>
          </table:table-cell>
          <table:table-cell table:formula="of:=SQRT([.F7]*[.F7]+[.G7]*[.G7]+[.H7]*[.H7])" office:value-type="float" office:value="1481.03158637789" calcext:value-type="float">
            <text:p>1481.0315863779</text:p>
          </table:table-cell>
          <table:table-cell table:formula="of:=[.F7]-[.B7]" office:value-type="float" office:value="-803.781" calcext:value-type="float">
            <text:p>-803.781</text:p>
          </table:table-cell>
          <table:table-cell table:formula="of:=[.G7]-[.C7]" office:value-type="float" office:value="340.186" calcext:value-type="float">
            <text:p>340.186</text:p>
          </table:table-cell>
          <table:table-cell table:formula="of:=[.H7]-[.D7]" office:value-type="float" office:value="498.106" calcext:value-type="float">
            <text:p>498.106</text:p>
          </table:table-cell>
          <table:table-cell table:formula="of:=SQRT([.J7]*[.J7]+[.K7]*[.K7]+[.L7]*[.L7])" office:value-type="float" office:value="1004.93780792296" calcext:value-type="float">
            <text:p>1004.937807923</text:p>
          </table:table-cell>
          <table:table-cell table:formula="of:=[.B7] +(IF([.$E7]*[.$B$74] &gt; 0;  [.B7]/[.$E7]*[.$B$74]; 0))" office:value-type="float" office:value="-1205.38039012093" calcext:value-type="float">
            <text:p>-1205.3803901209</text:p>
          </table:table-cell>
          <table:table-cell table:formula="of:=[.C7] +(IF([.$E7]*[.$B$74] &gt; 0;  [.C7]/[.$E7]*[.$B$74]; 0))" office:value-type="float" office:value="510.151015135647" calcext:value-type="float">
            <text:p>510.1510151356</text:p>
          </table:table-cell>
          <table:table-cell table:formula="of:=[.D7] +(IF([.$E7]*[.$B$74] &gt; 0;  [.D7]/[.$E7]*[.$B$74]; 950))" office:value-type="float" office:value="682.887511621223" calcext:value-type="float">
            <text:p>682.8875116212</text:p>
          </table:table-cell>
          <table:table-cell table:formula="of:=[.N7]-[.F7]" office:value-type="float" office:value="-12.6933901209263" calcext:value-type="float">
            <text:p>-12.6933901209</text:p>
          </table:table-cell>
          <table:table-cell table:formula="of:=[.O7]-[.G7]" office:value-type="float" office:value="5.36901513564709" calcext:value-type="float">
            <text:p>5.3690151356</text:p>
          </table:table-cell>
          <table:table-cell table:formula="of:=[.P7]-[.H7]" office:value-type="float" office:value="-35.5464883787768" calcext:value-type="float">
            <text:p>-35.5464883788</text:p>
          </table:table-cell>
          <table:table-cell table:formula="of:=SQRT([.Q7]*[.Q7]+[.R7]*[.R7]+[.S7]*[.S7])" office:value-type="float" office:value="38.1248122926704" calcext:value-type="float">
            <text:p>38.1248122927</text:p>
          </table:table-cell>
          <table:table-cell table:number-columns-repeated="1004"/>
        </table:table-row>
        <table:table-row table:style-name="ro1">
          <table:table-cell office:value-type="float" office:value="0.049" calcext:value-type="float">
            <text:p>0.049</text:p>
          </table:table-cell>
          <table:table-cell office:value-type="float" office:value="362.817" calcext:value-type="float">
            <text:p>362.817</text:p>
          </table:table-cell>
          <table:table-cell office:value-type="float" office:value="-243.708" calcext:value-type="float">
            <text:p>-243.708</text:p>
          </table:table-cell>
          <table:table-cell office:value-type="float" office:value="212.328" calcext:value-type="float">
            <text:p>212.328</text:p>
          </table:table-cell>
          <table:table-cell table:formula="of:=SQRT([.B8]*[.B8]+[.C8]*[.C8]+[.D8]*[.D8])" office:value-type="float" office:value="485.914544273991" calcext:value-type="float">
            <text:p>485.914544274</text:p>
          </table:table-cell>
          <table:table-cell office:value-type="float" office:value="1098.42" calcext:value-type="float">
            <text:p>1098.42</text:p>
          </table:table-cell>
          <table:table-cell office:value-type="float" office:value="-737.825" calcext:value-type="float">
            <text:p>-737.825</text:p>
          </table:table-cell>
          <table:table-cell office:value-type="float" office:value="686.282" calcext:value-type="float">
            <text:p>686.282</text:p>
          </table:table-cell>
          <table:table-cell table:formula="of:=SQRT([.F8]*[.F8]+[.G8]*[.G8]+[.H8]*[.H8])" office:value-type="float" office:value="1490.60229791484" calcext:value-type="float">
            <text:p>1490.6022979148</text:p>
          </table:table-cell>
          <table:table-cell table:formula="of:=[.F8]-[.B8]" office:value-type="float" office:value="735.603" calcext:value-type="float">
            <text:p>735.603</text:p>
          </table:table-cell>
          <table:table-cell table:formula="of:=[.G8]-[.C8]" office:value-type="float" office:value="-494.117" calcext:value-type="float">
            <text:p>-494.117</text:p>
          </table:table-cell>
          <table:table-cell table:formula="of:=[.H8]-[.D8]" office:value-type="float" office:value="473.954" calcext:value-type="float">
            <text:p>473.954</text:p>
          </table:table-cell>
          <table:table-cell table:formula="of:=SQRT([.J8]*[.J8]+[.K8]*[.K8]+[.L8]*[.L8])" office:value-type="float" office:value="1004.93570809978" calcext:value-type="float">
            <text:p>1004.9357080998</text:p>
          </table:table-cell>
          <table:table-cell table:formula="of:=[.B8] +(IF([.$E8]*[.$B$74] &gt; 0;  [.B8]/[.$E8]*[.$B$74]; 0))" office:value-type="float" office:value="1109.48532733333" calcext:value-type="float">
            <text:p>1109.4853273333</text:p>
          </table:table-cell>
          <table:table-cell table:formula="of:=[.C8] +(IF([.$E8]*[.$B$74] &gt; 0;  [.C8]/[.$E8]*[.$B$74]; 0))" office:value-type="float" office:value="-745.252979198197" calcext:value-type="float">
            <text:p>-745.2529791982</text:p>
          </table:table-cell>
          <table:table-cell table:formula="of:=[.D8] +(IF([.$E8]*[.$B$74] &gt; 0;  [.D8]/[.$E8]*[.$B$74]; 950))" office:value-type="float" office:value="649.29372268122" calcext:value-type="float">
            <text:p>649.2937226812</text:p>
          </table:table-cell>
          <table:table-cell table:formula="of:=[.N8]-[.F8]" office:value-type="float" office:value="11.0653273333342" calcext:value-type="float">
            <text:p>11.0653273333</text:p>
          </table:table-cell>
          <table:table-cell table:formula="of:=[.O8]-[.G8]" office:value-type="float" office:value="-7.42797919819691" calcext:value-type="float">
            <text:p>-7.4279791982</text:p>
          </table:table-cell>
          <table:table-cell table:formula="of:=[.P8]-[.H8]" office:value-type="float" office:value="-36.98827731878" calcext:value-type="float">
            <text:p>-36.9882773188</text:p>
          </table:table-cell>
          <table:table-cell table:formula="of:=SQRT([.Q8]*[.Q8]+[.R8]*[.R8]+[.S8]*[.S8])" office:value-type="float" office:value="39.3160145865988" calcext:value-type="float">
            <text:p>39.3160145866</text:p>
          </table:table-cell>
          <table:table-cell table:number-columns-repeated="1004"/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-296.628" calcext:value-type="float">
            <text:p>-296.628</text:p>
          </table:table-cell>
          <table:table-cell office:value-type="float" office:value="314.927" calcext:value-type="float">
            <text:p>314.927</text:p>
          </table:table-cell>
          <table:table-cell office:value-type="float" office:value="228.328" calcext:value-type="float">
            <text:p>228.328</text:p>
          </table:table-cell>
          <table:table-cell table:formula="of:=SQRT([.B9]*[.B9]+[.C9]*[.C9]+[.D9]*[.D9])" office:value-type="float" office:value="489.183872686948" calcext:value-type="float">
            <text:p>489.1838726869</text:p>
          </table:table-cell>
          <table:table-cell office:value-type="float" office:value="-893.843" calcext:value-type="float">
            <text:p>-893.843</text:p>
          </table:table-cell>
          <table:table-cell office:value-type="float" office:value="948.984" calcext:value-type="float">
            <text:p>948.984</text:p>
          </table:table-cell>
          <table:table-cell office:value-type="float" office:value="730.192" calcext:value-type="float">
            <text:p>730.192</text:p>
          </table:table-cell>
          <table:table-cell table:formula="of:=SQRT([.F9]*[.F9]+[.G9]*[.G9]+[.H9]*[.H9])" office:value-type="float" office:value="1494.22431306983" calcext:value-type="float">
            <text:p>1494.2243130698</text:p>
          </table:table-cell>
          <table:table-cell table:formula="of:=[.F9]-[.B9]" office:value-type="float" office:value="-597.215" calcext:value-type="float">
            <text:p>-597.215</text:p>
          </table:table-cell>
          <table:table-cell table:formula="of:=[.G9]-[.C9]" office:value-type="float" office:value="634.057" calcext:value-type="float">
            <text:p>634.057</text:p>
          </table:table-cell>
          <table:table-cell table:formula="of:=[.H9]-[.D9]" office:value-type="float" office:value="501.864" calcext:value-type="float">
            <text:p>501.864</text:p>
          </table:table-cell>
          <table:table-cell table:formula="of:=SQRT([.J9]*[.J9]+[.K9]*[.K9]+[.L9]*[.L9])" office:value-type="float" office:value="1005.26688494648" calcext:value-type="float">
            <text:p>1005.2668849465</text:p>
          </table:table-cell>
          <table:table-cell table:formula="of:=[.B9] +(IF([.$E9]*[.$B$74] &gt; 0;  [.B9]/[.$E9]*[.$B$74]; 0))" office:value-type="float" office:value="-903.001219891136" calcext:value-type="float">
            <text:p>-903.0012198911</text:p>
          </table:table-cell>
          <table:table-cell table:formula="of:=[.C9] +(IF([.$E9]*[.$B$74] &gt; 0;  [.C9]/[.$E9]*[.$B$74]; 0))" office:value-type="float" office:value="958.70742201227" calcext:value-type="float">
            <text:p>958.7074220123</text:p>
          </table:table-cell>
          <table:table-cell table:formula="of:=[.D9] +(IF([.$E9]*[.$B$74] &gt; 0;  [.D9]/[.$E9]*[.$B$74]; 950))" office:value-type="float" office:value="695.080917968982" calcext:value-type="float">
            <text:p>695.080917969</text:p>
          </table:table-cell>
          <table:table-cell table:formula="of:=[.N9]-[.F9]" office:value-type="float" office:value="-9.15821989113567" calcext:value-type="float">
            <text:p>-9.1582198911</text:p>
          </table:table-cell>
          <table:table-cell table:formula="of:=[.O9]-[.G9]" office:value-type="float" office:value="9.72342201227025" calcext:value-type="float">
            <text:p>9.7234220123</text:p>
          </table:table-cell>
          <table:table-cell table:formula="of:=[.P9]-[.H9]" office:value-type="float" office:value="-35.1110820310179" calcext:value-type="float">
            <text:p>-35.111082031</text:p>
          </table:table-cell>
          <table:table-cell table:formula="of:=SQRT([.Q9]*[.Q9]+[.R9]*[.R9]+[.S9]*[.S9])" office:value-type="float" office:value="37.5660219958403" calcext:value-type="float">
            <text:p>37.5660219958</text:p>
          </table:table-cell>
          <table:table-cell table:number-columns-repeated="1004"/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338.961" calcext:value-type="float">
            <text:p>338.961</text:p>
          </table:table-cell>
          <table:table-cell office:value-type="float" office:value="-232.455" calcext:value-type="float">
            <text:p>-232.455</text:p>
          </table:table-cell>
          <table:table-cell office:value-type="float" office:value="197.128" calcext:value-type="float">
            <text:p>197.128</text:p>
          </table:table-cell>
          <table:table-cell table:formula="of:=SQRT([.B10]*[.B10]+[.C10]*[.C10]+[.D10]*[.D10])" office:value-type="float" office:value="455.839154669715" calcext:value-type="float">
            <text:p>455.8391546697</text:p>
          </table:table-cell>
          <table:table-cell office:value-type="float" office:value="1070.709" calcext:value-type="float">
            <text:p>1070.709</text:p>
          </table:table-cell>
          <table:table-cell office:value-type="float" office:value="-734.273" calcext:value-type="float">
            <text:p>-734.273</text:p>
          </table:table-cell>
          <table:table-cell office:value-type="float" office:value="666.642" calcext:value-type="float">
            <text:p>666.642</text:p>
          </table:table-cell>
          <table:table-cell table:formula="of:=SQRT([.F10]*[.F10]+[.G10]*[.G10]+[.H10]*[.H10])" office:value-type="float" office:value="1459.44720951941" calcext:value-type="float">
            <text:p>1459.4472095194</text:p>
          </table:table-cell>
          <table:table-cell table:formula="of:=[.F10]-[.B10]" office:value-type="float" office:value="731.748" calcext:value-type="float">
            <text:p>731.748</text:p>
          </table:table-cell>
          <table:table-cell table:formula="of:=[.G10]-[.C10]" office:value-type="float" office:value="-501.818" calcext:value-type="float">
            <text:p>-501.818</text:p>
          </table:table-cell>
          <table:table-cell table:formula="of:=[.H10]-[.D10]" office:value-type="float" office:value="469.514" calcext:value-type="float">
            <text:p>469.514</text:p>
          </table:table-cell>
          <table:table-cell table:formula="of:=SQRT([.J10]*[.J10]+[.K10]*[.K10]+[.L10]*[.L10])" office:value-type="float" office:value="1003.85249754334" calcext:value-type="float">
            <text:p>1003.8524975433</text:p>
          </table:table-cell>
          <table:table-cell table:formula="of:=[.B10] +(IF([.$E10]*[.$B$74] &gt; 0;  [.B10]/[.$E10]*[.$B$74]; 0))" office:value-type="float" office:value="1082.55881630781" calcext:value-type="float">
            <text:p>1082.5588163078</text:p>
          </table:table-cell>
          <table:table-cell table:formula="of:=[.C10] +(IF([.$E10]*[.$B$74] &gt; 0;  [.C10]/[.$E10]*[.$B$74]; 0))" office:value-type="float" office:value="-742.40461187226" calcext:value-type="float">
            <text:p>-742.4046118723</text:p>
          </table:table-cell>
          <table:table-cell table:formula="of:=[.D10] +(IF([.$E10]*[.$B$74] &gt; 0;  [.D10]/[.$E10]*[.$B$74]; 950))" office:value-type="float" office:value="629.57878440625" calcext:value-type="float">
            <text:p>629.5787844063</text:p>
          </table:table-cell>
          <table:table-cell table:formula="of:=[.N10]-[.F10]" office:value-type="float" office:value="11.8498163078145" calcext:value-type="float">
            <text:p>11.8498163078</text:p>
          </table:table-cell>
          <table:table-cell table:formula="of:=[.O10]-[.G10]" office:value-type="float" office:value="-8.13161187225978" calcext:value-type="float">
            <text:p>-8.1316118723</text:p>
          </table:table-cell>
          <table:table-cell table:formula="of:=[.P10]-[.H10]" office:value-type="float" office:value="-37.0632155937501" calcext:value-type="float">
            <text:p>-37.0632155938</text:p>
          </table:table-cell>
          <table:table-cell table:formula="of:=SQRT([.Q10]*[.Q10]+[.R10]*[.R10]+[.S10]*[.S10])" office:value-type="float" office:value="39.7520214368883" calcext:value-type="float">
            <text:p>39.7520214369</text:p>
          </table:table-cell>
          <table:table-cell table:number-columns-repeated="1004"/>
        </table:table-row>
        <table:table-row table:style-name="ro1">
          <table:table-cell office:value-type="float" office:value="0.099" calcext:value-type="float">
            <text:p>0.099</text:p>
          </table:table-cell>
          <table:table-cell office:value-type="float" office:value="-39.372" calcext:value-type="float">
            <text:p>-39.372</text:p>
          </table:table-cell>
          <table:table-cell office:value-type="float" office:value="283.965" calcext:value-type="float">
            <text:p>283.965</text:p>
          </table:table-cell>
          <table:table-cell office:value-type="float" office:value="173.128" calcext:value-type="float">
            <text:p>173.128</text:p>
          </table:table-cell>
          <table:table-cell table:formula="of:=SQRT([.B11]*[.B11]+[.C11]*[.C11]+[.D11]*[.D11])" office:value-type="float" office:value="334.902343964625" calcext:value-type="float">
            <text:p>334.9023439646</text:p>
          </table:table-cell>
          <table:table-cell office:value-type="float" office:value="-183.006" calcext:value-type="float">
            <text:p>-183.006</text:p>
          </table:table-cell>
          <table:table-cell office:value-type="float" office:value="1104.026" calcext:value-type="float">
            <text:p>1104.026</text:p>
          </table:table-cell>
          <table:table-cell office:value-type="float" office:value="727.367" calcext:value-type="float">
            <text:p>727.367</text:p>
          </table:table-cell>
          <table:table-cell table:formula="of:=SQRT([.F11]*[.F11]+[.G11]*[.G11]+[.H11]*[.H11])" office:value-type="float" office:value="1334.70122402019" calcext:value-type="float">
            <text:p>1334.7012240202</text:p>
          </table:table-cell>
          <table:table-cell table:formula="of:=[.F11]-[.B11]" office:value-type="float" office:value="-143.634" calcext:value-type="float">
            <text:p>-143.634</text:p>
          </table:table-cell>
          <table:table-cell table:formula="of:=[.G11]-[.C11]" office:value-type="float" office:value="820.061" calcext:value-type="float">
            <text:p>820.061</text:p>
          </table:table-cell>
          <table:table-cell table:formula="of:=[.H11]-[.D11]" office:value-type="float" office:value="554.239" calcext:value-type="float">
            <text:p>554.239</text:p>
          </table:table-cell>
          <table:table-cell table:formula="of:=SQRT([.J11]*[.J11]+[.K11]*[.K11]+[.L11]*[.L11])" office:value-type="float" office:value="1000.15580726105" calcext:value-type="float">
            <text:p>1000.1558072611</text:p>
          </table:table-cell>
          <table:table-cell table:formula="of:=[.B11] +(IF([.$E11]*[.$B$74] &gt; 0;  [.B11]/[.$E11]*[.$B$74]; 0))" office:value-type="float" office:value="-156.934628955976" calcext:value-type="float">
            <text:p>-156.934628956</text:p>
          </table:table-cell>
          <table:table-cell table:formula="of:=[.C11] +(IF([.$E11]*[.$B$74] &gt; 0;  [.C11]/[.$E11]*[.$B$74]; 0))" office:value-type="float" office:value="1131.86888934989" calcext:value-type="float">
            <text:p>1131.8688893499</text:p>
          </table:table-cell>
          <table:table-cell table:formula="of:=[.D11] +(IF([.$E11]*[.$B$74] &gt; 0;  [.D11]/[.$E11]*[.$B$74]; 950))" office:value-type="float" office:value="690.07869658362" calcext:value-type="float">
            <text:p>690.0786965836</text:p>
          </table:table-cell>
          <table:table-cell table:formula="of:=[.N11]-[.F11]" office:value-type="float" office:value="26.0713710440235" calcext:value-type="float">
            <text:p>26.071371044</text:p>
          </table:table-cell>
          <table:table-cell table:formula="of:=[.O11]-[.G11]" office:value-type="float" office:value="27.8428893498894" calcext:value-type="float">
            <text:p>27.8428893499</text:p>
          </table:table-cell>
          <table:table-cell table:formula="of:=[.P11]-[.H11]" office:value-type="float" office:value="-37.2883034163799" calcext:value-type="float">
            <text:p>-37.2883034164</text:p>
          </table:table-cell>
          <table:table-cell table:formula="of:=SQRT([.Q11]*[.Q11]+[.R11]*[.R11]+[.S11]*[.S11])" office:value-type="float" office:value="53.3419201673257" calcext:value-type="float">
            <text:p>53.3419201673</text:p>
          </table:table-cell>
          <table:table-cell table:number-columns-repeated="1004"/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29.062" calcext:value-type="float">
            <text:p>29.062</text:p>
          </table:table-cell>
          <table:table-cell office:value-type="float" office:value="-299.655" calcext:value-type="float">
            <text:p>-299.655</text:p>
          </table:table-cell>
          <table:table-cell office:value-type="float" office:value="189.128" calcext:value-type="float">
            <text:p>189.128</text:p>
          </table:table-cell>
          <table:table-cell table:formula="of:=SQRT([.B12]*[.B12]+[.C12]*[.C12]+[.D12]*[.D12])" office:value-type="float" office:value="355.537788783415" calcext:value-type="float">
            <text:p>355.5377887834</text:p>
          </table:table-cell>
          <table:table-cell office:value-type="float" office:value="109.021" calcext:value-type="float">
            <text:p>109.021</text:p>
          </table:table-cell>
          <table:table-cell office:value-type="float" office:value="-1124.006" calcext:value-type="float">
            <text:p>-1124.006</text:p>
          </table:table-cell>
          <table:table-cell office:value-type="float" office:value="757.125" calcext:value-type="float">
            <text:p>757.125</text:p>
          </table:table-cell>
          <table:table-cell table:formula="of:=SQRT([.F12]*[.F12]+[.G12]*[.G12]+[.H12]*[.H12])" office:value-type="float" office:value="1359.60043104656" calcext:value-type="float">
            <text:p>1359.6004310466</text:p>
          </table:table-cell>
          <table:table-cell table:formula="of:=[.F12]-[.B12]" office:value-type="float" office:value="79.959" calcext:value-type="float">
            <text:p>79.959</text:p>
          </table:table-cell>
          <table:table-cell table:formula="of:=[.G12]-[.C12]" office:value-type="float" office:value="-824.351" calcext:value-type="float">
            <text:p>-824.351</text:p>
          </table:table-cell>
          <table:table-cell table:formula="of:=[.H12]-[.D12]" office:value-type="float" office:value="567.997" calcext:value-type="float">
            <text:p>567.997</text:p>
          </table:table-cell>
          <table:table-cell table:formula="of:=SQRT([.J12]*[.J12]+[.K12]*[.K12]+[.L12]*[.L12])" office:value-type="float" office:value="1004.27516393218" calcext:value-type="float">
            <text:p>1004.2751639322</text:p>
          </table:table-cell>
          <table:table-cell table:formula="of:=[.B12] +(IF([.$E12]*[.$B$74] &gt; 0;  [.B12]/[.$E12]*[.$B$74]; 0))" office:value-type="float" office:value="110.802959517819" calcext:value-type="float">
            <text:p>110.8029595178</text:p>
          </table:table-cell>
          <table:table-cell table:formula="of:=[.C12] +(IF([.$E12]*[.$B$74] &gt; 0;  [.C12]/[.$E12]*[.$B$74]; 0))" office:value-type="float" office:value="-1142.47680250196" calcext:value-type="float">
            <text:p>-1142.476802502</text:p>
          </table:table-cell>
          <table:table-cell table:formula="of:=[.D12] +(IF([.$E12]*[.$B$74] &gt; 0;  [.D12]/[.$E12]*[.$B$74]; 950))" office:value-type="float" office:value="721.077080988441" calcext:value-type="float">
            <text:p>721.0770809884</text:p>
          </table:table-cell>
          <table:table-cell table:formula="of:=[.N12]-[.F12]" office:value-type="float" office:value="1.78195951781905" calcext:value-type="float">
            <text:p>1.7819595178</text:p>
          </table:table-cell>
          <table:table-cell table:formula="of:=[.O12]-[.G12]" office:value-type="float" office:value="-18.4708025019634" calcext:value-type="float">
            <text:p>-18.470802502</text:p>
          </table:table-cell>
          <table:table-cell table:formula="of:=[.P12]-[.H12]" office:value-type="float" office:value="-36.0479190115586" calcext:value-type="float">
            <text:p>-36.0479190116</text:p>
          </table:table-cell>
          <table:table-cell table:formula="of:=SQRT([.Q12]*[.Q12]+[.R12]*[.R12]+[.S12]*[.S12])" office:value-type="float" office:value="40.5437836154147" calcext:value-type="float">
            <text:p>40.5437836154</text:p>
          </table:table-cell>
          <table:table-cell table:number-columns-repeated="1004"/>
        </table:table-row>
        <table:table-row table:style-name="ro1">
          <table:table-cell office:value-type="float" office:value="0.039" calcext:value-type="float">
            <text:p>0.039</text:p>
          </table:table-cell>
          <table:table-cell office:value-type="float" office:value="45.706" calcext:value-type="float">
            <text:p>45.706</text:p>
          </table:table-cell>
          <table:table-cell office:value-type="float" office:value="250.873" calcext:value-type="float">
            <text:p>250.873</text:p>
          </table:table-cell>
          <table:table-cell office:value-type="float" office:value="220.328" calcext:value-type="float">
            <text:p>220.328</text:p>
          </table:table-cell>
          <table:table-cell table:formula="of:=SQRT([.B13]*[.B13]+[.C13]*[.C13]+[.D13]*[.D13])" office:value-type="float" office:value="337.002564009534" calcext:value-type="float">
            <text:p>337.0025640095</text:p>
          </table:table-cell>
          <table:table-cell office:value-type="float" office:value="177.975" calcext:value-type="float">
            <text:p>177.975</text:p>
          </table:table-cell>
          <table:table-cell office:value-type="float" office:value="976.94" calcext:value-type="float">
            <text:p>976.94</text:p>
          </table:table-cell>
          <table:table-cell office:value-type="float" office:value="905.534" calcext:value-type="float">
            <text:p>905.534</text:p>
          </table:table-cell>
          <table:table-cell table:formula="of:=SQRT([.F13]*[.F13]+[.G13]*[.G13]+[.H13]*[.H13])" office:value-type="float" office:value="1343.90427091404" calcext:value-type="float">
            <text:p>1343.904270914</text:p>
          </table:table-cell>
          <table:table-cell table:formula="of:=[.F13]-[.B13]" office:value-type="float" office:value="132.269" calcext:value-type="float">
            <text:p>132.269</text:p>
          </table:table-cell>
          <table:table-cell table:formula="of:=[.G13]-[.C13]" office:value-type="float" office:value="726.067" calcext:value-type="float">
            <text:p>726.067</text:p>
          </table:table-cell>
          <table:table-cell table:formula="of:=[.H13]-[.D13]" office:value-type="float" office:value="685.206" calcext:value-type="float">
            <text:p>685.206</text:p>
          </table:table-cell>
          <table:table-cell table:formula="of:=SQRT([.J13]*[.J13]+[.K13]*[.K13]+[.L13]*[.L13])" office:value-type="float" office:value="1007.06287752354" calcext:value-type="float">
            <text:p>1007.0628775236</text:p>
          </table:table-cell>
          <table:table-cell table:formula="of:=[.B13] +(IF([.$E13]*[.$B$74] &gt; 0;  [.B13]/[.$E13]*[.$B$74]; 0))" office:value-type="float" office:value="181.331080878337" calcext:value-type="float">
            <text:p>181.3310808783</text:p>
          </table:table-cell>
          <table:table-cell table:formula="of:=[.C13] +(IF([.$E13]*[.$B$74] &gt; 0;  [.C13]/[.$E13]*[.$B$74]; 0))" office:value-type="float" office:value="995.29760322914" calcext:value-type="float">
            <text:p>995.2976032291</text:p>
          </table:table-cell>
          <table:table-cell table:formula="of:=[.D13] +(IF([.$E13]*[.$B$74] &gt; 0;  [.D13]/[.$E13]*[.$B$74]; 950))" office:value-type="float" office:value="874.115310632351" calcext:value-type="float">
            <text:p>874.1153106324</text:p>
          </table:table-cell>
          <table:table-cell table:formula="of:=[.N13]-[.F13]" office:value-type="float" office:value="3.35608087833711" calcext:value-type="float">
            <text:p>3.3560808783</text:p>
          </table:table-cell>
          <table:table-cell table:formula="of:=[.O13]-[.G13]" office:value-type="float" office:value="18.3576032291396" calcext:value-type="float">
            <text:p>18.3576032291</text:p>
          </table:table-cell>
          <table:table-cell table:formula="of:=[.P13]-[.H13]" office:value-type="float" office:value="-31.4186893676488" calcext:value-type="float">
            <text:p>-31.4186893676</text:p>
          </table:table-cell>
          <table:table-cell table:formula="of:=SQRT([.Q13]*[.Q13]+[.R13]*[.R13]+[.S13]*[.S13])" office:value-type="float" office:value="36.5431103870656" calcext:value-type="float">
            <text:p>36.5431103871</text:p>
          </table:table-cell>
          <table:table-cell table:number-columns-repeated="1004"/>
        </table:table-row>
        <table:table-row table:style-name="ro1">
          <table:table-cell office:value-type="float" office:value="0.139" calcext:value-type="float">
            <text:p>0.139</text:p>
          </table:table-cell>
          <table:table-cell office:value-type="float" office:value="-48.377" calcext:value-type="float">
            <text:p>-48.377</text:p>
          </table:table-cell>
          <table:table-cell office:value-type="float" office:value="-413.299" calcext:value-type="float">
            <text:p>-413.299</text:p>
          </table:table-cell>
          <table:table-cell office:value-type="float" office:value="141.128" calcext:value-type="float">
            <text:p>141.128</text:p>
          </table:table-cell>
          <table:table-cell table:formula="of:=SQRT([.B14]*[.B14]+[.C14]*[.C14]+[.D14]*[.D14])" office:value-type="float" office:value="439.401308502831" calcext:value-type="float">
            <text:p>439.4013085028</text:p>
          </table:table-cell>
          <table:table-cell office:value-type="float" office:value="-156.82" calcext:value-type="float">
            <text:p>-156.82</text:p>
          </table:table-cell>
          <table:table-cell office:value-type="float" office:value="-1339.765" calcext:value-type="float">
            <text:p>-1339.765</text:p>
          </table:table-cell>
          <table:table-cell office:value-type="float" office:value="503.593" calcext:value-type="float">
            <text:p>503.593</text:p>
          </table:table-cell>
          <table:table-cell table:formula="of:=SQRT([.F14]*[.F14]+[.G14]*[.G14]+[.H14]*[.H14])" office:value-type="float" office:value="1439.85022737575" calcext:value-type="float">
            <text:p>1439.8502273758</text:p>
          </table:table-cell>
          <table:table-cell table:formula="of:=[.F14]-[.B14]" office:value-type="float" office:value="-108.443" calcext:value-type="float">
            <text:p>-108.443</text:p>
          </table:table-cell>
          <table:table-cell table:formula="of:=[.G14]-[.C14]" office:value-type="float" office:value="-926.466" calcext:value-type="float">
            <text:p>-926.466</text:p>
          </table:table-cell>
          <table:table-cell table:formula="of:=[.H14]-[.D14]" office:value-type="float" office:value="362.465" calcext:value-type="float">
            <text:p>362.465</text:p>
          </table:table-cell>
          <table:table-cell table:formula="of:=SQRT([.J14]*[.J14]+[.K14]*[.K14]+[.L14]*[.L14])" office:value-type="float" office:value="1000.73973121387" calcext:value-type="float">
            <text:p>1000.7397312139</text:p>
          </table:table-cell>
          <table:table-cell table:formula="of:=[.B14] +(IF([.$E14]*[.$B$74] &gt; 0;  [.B14]/[.$E14]*[.$B$74]; 0))" office:value-type="float" office:value="-158.474532856319" calcext:value-type="float">
            <text:p>-158.4745328563</text:p>
          </table:table-cell>
          <table:table-cell table:formula="of:=[.C14] +(IF([.$E14]*[.$B$74] &gt; 0;  [.C14]/[.$E14]*[.$B$74]; 0))" office:value-type="float" office:value="-1353.89474243925" calcext:value-type="float">
            <text:p>-1353.8947424393</text:p>
          </table:table-cell>
          <table:table-cell table:formula="of:=[.D14] +(IF([.$E14]*[.$B$74] &gt; 0;  [.D14]/[.$E14]*[.$B$74]; 950))" office:value-type="float" office:value="462.310475493449" calcext:value-type="float">
            <text:p>462.3104754935</text:p>
          </table:table-cell>
          <table:table-cell table:formula="of:=[.N14]-[.F14]" office:value-type="float" office:value="-1.65453285631904" calcext:value-type="float">
            <text:p>-1.6545328563</text:p>
          </table:table-cell>
          <table:table-cell table:formula="of:=[.O14]-[.G14]" office:value-type="float" office:value="-14.129742439254" calcext:value-type="float">
            <text:p>-14.1297424393</text:p>
          </table:table-cell>
          <table:table-cell table:formula="of:=[.P14]-[.H14]" office:value-type="float" office:value="-41.2825245065509" calcext:value-type="float">
            <text:p>-41.2825245066</text:p>
          </table:table-cell>
          <table:table-cell table:formula="of:=SQRT([.Q14]*[.Q14]+[.R14]*[.R14]+[.S14]*[.S14])" office:value-type="float" office:value="43.6650195237134" calcext:value-type="float">
            <text:p>43.6650195237</text:p>
          </table:table-cell>
          <table:table-cell table:number-columns-repeated="1004"/>
        </table:table-row>
        <table:table-row table:style-name="ro1">
          <table:table-cell office:value-type="float" office:value="0.227" calcext:value-type="float">
            <text:p>0.227</text:p>
          </table:table-cell>
          <table:table-cell office:value-type="float" office:value="-3.482" calcext:value-type="float">
            <text:p>-3.482</text:p>
          </table:table-cell>
          <table:table-cell office:value-type="float" office:value="408.347" calcext:value-type="float">
            <text:p>408.347</text:p>
          </table:table-cell>
          <table:table-cell office:value-type="float" office:value="69.928" calcext:value-type="float">
            <text:p>69.928</text:p>
          </table:table-cell>
          <table:table-cell table:formula="of:=SQRT([.B15]*[.B15]+[.C15]*[.C15]+[.D15]*[.D15])" office:value-type="float" office:value="414.305831381843" calcext:value-type="float">
            <text:p>414.3058313818</text:p>
          </table:table-cell>
          <table:table-cell office:value-type="float" office:value="-11.763" calcext:value-type="float">
            <text:p>-11.763</text:p>
          </table:table-cell>
          <table:table-cell office:value-type="float" office:value="1380.378" calcext:value-type="float">
            <text:p>1380.378</text:p>
          </table:table-cell>
          <table:table-cell office:value-type="float" office:value="285.775" calcext:value-type="float">
            <text:p>285.775</text:p>
          </table:table-cell>
          <table:table-cell table:formula="of:=SQRT([.F15]*[.F15]+[.G15]*[.G15]+[.H15]*[.H15])" office:value-type="float" office:value="1409.69824490137" calcext:value-type="float">
            <text:p>1409.6982449014</text:p>
          </table:table-cell>
          <table:table-cell table:formula="of:=[.F15]-[.B15]" office:value-type="float" office:value="-8.281" calcext:value-type="float">
            <text:p>-8.281</text:p>
          </table:table-cell>
          <table:table-cell table:formula="of:=[.G15]-[.C15]" office:value-type="float" office:value="972.031" calcext:value-type="float">
            <text:p>972.031</text:p>
          </table:table-cell>
          <table:table-cell table:formula="of:=[.H15]-[.D15]" office:value-type="float" office:value="215.847" calcext:value-type="float">
            <text:p>215.847</text:p>
          </table:table-cell>
          <table:table-cell table:formula="of:=SQRT([.J15]*[.J15]+[.K15]*[.K15]+[.L15]*[.L15])" office:value-type="float" office:value="995.742319744923" calcext:value-type="float">
            <text:p>995.7423197449</text:p>
          </table:table-cell>
          <table:table-cell table:formula="of:=[.B15] +(IF([.$E15]*[.$B$74] &gt; 0;  [.B15]/[.$E15]*[.$B$74]; 0))" office:value-type="float" office:value="-11.8864194801372" calcext:value-type="float">
            <text:p>-11.8864194801</text:p>
          </table:table-cell>
          <table:table-cell table:formula="of:=[.C15] +(IF([.$E15]*[.$B$74] &gt; 0;  [.C15]/[.$E15]*[.$B$74]; 0))" office:value-type="float" office:value="1393.96431230775" calcext:value-type="float">
            <text:p>1393.9643123078</text:p>
          </table:table-cell>
          <table:table-cell table:formula="of:=[.D15] +(IF([.$E15]*[.$B$74] &gt; 0;  [.D15]/[.$E15]*[.$B$74]; 950))" office:value-type="float" office:value="238.711528261641" calcext:value-type="float">
            <text:p>238.7115282616</text:p>
          </table:table-cell>
          <table:table-cell table:formula="of:=[.N15]-[.F15]" office:value-type="float" office:value="-0.123419480137207" calcext:value-type="float">
            <text:p>-0.1234194801</text:p>
          </table:table-cell>
          <table:table-cell table:formula="of:=[.O15]-[.G15]" office:value-type="float" office:value="13.5863123077504" calcext:value-type="float">
            <text:p>13.5863123078</text:p>
          </table:table-cell>
          <table:table-cell table:formula="of:=[.P15]-[.H15]" office:value-type="float" office:value="-47.0634717383588" calcext:value-type="float">
            <text:p>-47.0634717384</text:p>
          </table:table-cell>
          <table:table-cell table:formula="of:=SQRT([.Q15]*[.Q15]+[.R15]*[.R15]+[.S15]*[.S15])" office:value-type="float" office:value="48.9854415776678" calcext:value-type="float">
            <text:p>48.9854415777</text:p>
          </table:table-cell>
          <table:table-cell table:number-columns-repeated="100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2.322" calcext:value-type="float">
            <text:p>42.322</text:p>
          </table:table-cell>
          <table:table-cell office:value-type="float" office:value="-358.393" calcext:value-type="float">
            <text:p>-358.393</text:p>
          </table:table-cell>
          <table:table-cell office:value-type="float" office:value="172.328" calcext:value-type="float">
            <text:p>172.328</text:p>
          </table:table-cell>
          <table:table-cell table:formula="of:=SQRT([.B16]*[.B16]+[.C16]*[.C16]+[.D16]*[.D16])" office:value-type="float" office:value="399.917033541959" calcext:value-type="float">
            <text:p>399.917033542</text:p>
          </table:table-cell>
          <table:table-cell office:value-type="float" office:value="146.21" calcext:value-type="float">
            <text:p>146.21</text:p>
          </table:table-cell>
          <table:table-cell office:value-type="float" office:value="-1238.146" calcext:value-type="float">
            <text:p>-1238.146</text:p>
          </table:table-cell>
          <table:table-cell office:value-type="float" office:value="641.864" calcext:value-type="float">
            <text:p>641.864</text:p>
          </table:table-cell>
          <table:table-cell table:formula="of:=SQRT([.F16]*[.F16]+[.G16]*[.G16]+[.H16]*[.H16])" office:value-type="float" office:value="1402.27396606797" calcext:value-type="float">
            <text:p>1402.273966068</text:p>
          </table:table-cell>
          <table:table-cell table:formula="of:=[.F16]-[.B16]" office:value-type="float" office:value="103.888" calcext:value-type="float">
            <text:p>103.888</text:p>
          </table:table-cell>
          <table:table-cell table:formula="of:=[.G16]-[.C16]" office:value-type="float" office:value="-879.753" calcext:value-type="float">
            <text:p>-879.753</text:p>
          </table:table-cell>
          <table:table-cell table:formula="of:=[.H16]-[.D16]" office:value-type="float" office:value="469.536" calcext:value-type="float">
            <text:p>469.536</text:p>
          </table:table-cell>
          <table:table-cell table:formula="of:=SQRT([.J16]*[.J16]+[.K16]*[.K16]+[.L16]*[.L16])" office:value-type="float" office:value="1002.60765648832" calcext:value-type="float">
            <text:p>1002.6076564883</text:p>
          </table:table-cell>
          <table:table-cell table:formula="of:=[.B16] +(IF([.$E16]*[.$B$74] &gt; 0;  [.B16]/[.$E16]*[.$B$74]; 0))" office:value-type="float" office:value="148.148950218062" calcext:value-type="float">
            <text:p>148.1489502181</text:p>
          </table:table-cell>
          <table:table-cell table:formula="of:=[.C16] +(IF([.$E16]*[.$B$74] &gt; 0;  [.C16]/[.$E16]*[.$B$74]; 0))" office:value-type="float" office:value="-1254.5613797907" calcext:value-type="float">
            <text:p>-1254.5613797907</text:p>
          </table:table-cell>
          <table:table-cell table:formula="of:=[.D16] +(IF([.$E16]*[.$B$74] &gt; 0;  [.D16]/[.$E16]*[.$B$74]; 950))" office:value-type="float" office:value="603.237377561983" calcext:value-type="float">
            <text:p>603.237377562</text:p>
          </table:table-cell>
          <table:table-cell table:formula="of:=[.N16]-[.F16]" office:value-type="float" office:value="1.93895021806233" calcext:value-type="float">
            <text:p>1.9389502181</text:p>
          </table:table-cell>
          <table:table-cell table:formula="of:=[.O16]-[.G16]" office:value-type="float" office:value="-16.4153797906999" calcext:value-type="float">
            <text:p>-16.4153797907</text:p>
          </table:table-cell>
          <table:table-cell table:formula="of:=[.P16]-[.H16]" office:value-type="float" office:value="-38.6266224380171" calcext:value-type="float">
            <text:p>-38.626622438</text:p>
          </table:table-cell>
          <table:table-cell table:formula="of:=SQRT([.Q16]*[.Q16]+[.R16]*[.R16]+[.S16]*[.S16])" office:value-type="float" office:value="42.0147614843899" calcext:value-type="float">
            <text:p>42.0147614844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.978" calcext:value-type="float">
            <text:p>54.978</text:p>
          </table:table-cell>
          <table:table-cell office:value-type="float" office:value="-294.933" calcext:value-type="float">
            <text:p>-294.933</text:p>
          </table:table-cell>
          <table:table-cell office:value-type="float" office:value="252.328" calcext:value-type="float">
            <text:p>252.328</text:p>
          </table:table-cell>
          <table:table-cell table:formula="of:=SQRT([.B17]*[.B17]+[.C17]*[.C17]+[.D17]*[.D17])" office:value-type="float" office:value="392.017186558192" calcext:value-type="float">
            <text:p>392.0171865582</text:p>
          </table:table-cell>
          <table:table-cell office:value-type="float" office:value="192.191" calcext:value-type="float">
            <text:p>192.191</text:p>
          </table:table-cell>
          <table:table-cell office:value-type="float" office:value="-1030.991" calcext:value-type="float">
            <text:p>-1030.991</text:p>
          </table:table-cell>
          <table:table-cell office:value-type="float" office:value="926.619" calcext:value-type="float">
            <text:p>926.619</text:p>
          </table:table-cell>
          <table:table-cell table:formula="of:=SQRT([.F17]*[.F17]+[.G17]*[.G17]+[.H17]*[.H17])" office:value-type="float" office:value="1399.46510986269" calcext:value-type="float">
            <text:p>1399.4651098627</text:p>
          </table:table-cell>
          <table:table-cell table:formula="of:=[.F17]-[.B17]" office:value-type="float" office:value="137.213" calcext:value-type="float">
            <text:p>137.213</text:p>
          </table:table-cell>
          <table:table-cell table:formula="of:=[.G17]-[.C17]" office:value-type="float" office:value="-736.058" calcext:value-type="float">
            <text:p>-736.058</text:p>
          </table:table-cell>
          <table:table-cell table:formula="of:=[.H17]-[.D17]" office:value-type="float" office:value="674.291" calcext:value-type="float">
            <text:p>674.291</text:p>
          </table:table-cell>
          <table:table-cell table:formula="of:=SQRT([.J17]*[.J17]+[.K17]*[.K17]+[.L17]*[.L17])" office:value-type="float" office:value="1007.60961657479" calcext:value-type="float">
            <text:p>1007.6096165748</text:p>
          </table:table-cell>
          <table:table-cell table:formula="of:=[.B17] +(IF([.$E17]*[.$B$74] &gt; 0;  [.B17]/[.$E17]*[.$B$74]; 0))" office:value-type="float" office:value="195.221851252269" calcext:value-type="float">
            <text:p>195.2218512523</text:p>
          </table:table-cell>
          <table:table-cell table:formula="of:=[.C17] +(IF([.$E17]*[.$B$74] &gt; 0;  [.C17]/[.$E17]*[.$B$74]; 0))" office:value-type="float" office:value="-1047.28011669005" calcext:value-type="float">
            <text:p>-1047.2801166901</text:p>
          </table:table-cell>
          <table:table-cell table:formula="of:=[.D17] +(IF([.$E17]*[.$B$74] &gt; 0;  [.D17]/[.$E17]*[.$B$74]; 950))" office:value-type="float" office:value="895.993657149815" calcext:value-type="float">
            <text:p>895.9936571498</text:p>
          </table:table-cell>
          <table:table-cell table:formula="of:=[.N17]-[.F17]" office:value-type="float" office:value="3.030851252269" calcext:value-type="float">
            <text:p>3.0308512523</text:p>
          </table:table-cell>
          <table:table-cell table:formula="of:=[.O17]-[.G17]" office:value-type="float" office:value="-16.2891166900477" calcext:value-type="float">
            <text:p>-16.28911669</text:p>
          </table:table-cell>
          <table:table-cell table:formula="of:=[.P17]-[.H17]" office:value-type="float" office:value="-30.6253428501851" calcext:value-type="float">
            <text:p>-30.6253428502</text:p>
          </table:table-cell>
          <table:table-cell table:formula="of:=SQRT([.Q17]*[.Q17]+[.R17]*[.R17]+[.S17]*[.S17])" office:value-type="float" office:value="34.8200087097455" calcext:value-type="float">
            <text:p>34.8200087097</text:p>
          </table:table-cell>
          <table:table-cell table:number-columns-repeated="1004"/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-35.67" calcext:value-type="float">
            <text:p>-35.67</text:p>
          </table:table-cell>
          <table:table-cell office:value-type="float" office:value="139.69" calcext:value-type="float">
            <text:p>139.69</text:p>
          </table:table-cell>
          <table:table-cell office:value-type="float" office:value="204.328" calcext:value-type="float">
            <text:p>204.328</text:p>
          </table:table-cell>
          <table:table-cell table:formula="of:=SQRT([.B18]*[.B18]+[.C18]*[.C18]+[.D18]*[.D18])" office:value-type="float" office:value="250.071143045334" calcext:value-type="float">
            <text:p>250.0711430453</text:p>
          </table:table-cell>
          <table:table-cell office:value-type="float" office:value="-173.566" calcext:value-type="float">
            <text:p>-173.566</text:p>
          </table:table-cell>
          <table:table-cell office:value-type="float" office:value="679.735" calcext:value-type="float">
            <text:p>679.735</text:p>
          </table:table-cell>
          <table:table-cell office:value-type="float" office:value="1046.919" calcext:value-type="float">
            <text:p>1046.919</text:p>
          </table:table-cell>
          <table:table-cell table:formula="of:=SQRT([.F18]*[.F18]+[.G18]*[.G18]+[.H18]*[.H18])" office:value-type="float" office:value="1260.23974669187" calcext:value-type="float">
            <text:p>1260.2397466919</text:p>
          </table:table-cell>
          <table:table-cell table:formula="of:=[.F18]-[.B18]" office:value-type="float" office:value="-137.896" calcext:value-type="float">
            <text:p>-137.896</text:p>
          </table:table-cell>
          <table:table-cell table:formula="of:=[.G18]-[.C18]" office:value-type="float" office:value="540.045" calcext:value-type="float">
            <text:p>540.045</text:p>
          </table:table-cell>
          <table:table-cell table:formula="of:=[.H18]-[.D18]" office:value-type="float" office:value="842.591" calcext:value-type="float">
            <text:p>842.591</text:p>
          </table:table-cell>
          <table:table-cell table:formula="of:=SQRT([.J18]*[.J18]+[.K18]*[.K18]+[.L18]*[.L18])" office:value-type="float" office:value="1010.25912622554" calcext:value-type="float">
            <text:p>1010.2591262256</text:p>
          </table:table-cell>
          <table:table-cell table:formula="of:=[.B18] +(IF([.$E18]*[.$B$74] &gt; 0;  [.B18]/[.$E18]*[.$B$74]; 0))" office:value-type="float" office:value="-178.309408792295" calcext:value-type="float">
            <text:p>-178.3094087923</text:p>
          </table:table-cell>
          <table:table-cell table:formula="of:=[.C18] +(IF([.$E18]*[.$B$74] &gt; 0;  [.C18]/[.$E18]*[.$B$74]; 0))" office:value-type="float" office:value="698.291037684209" calcext:value-type="float">
            <text:p>698.2910376842</text:p>
          </table:table-cell>
          <table:table-cell table:formula="of:=[.D18] +(IF([.$E18]*[.$B$74] &gt; 0;  [.D18]/[.$E18]*[.$B$74]; 950))" office:value-type="float" office:value="1021.40748190951" calcext:value-type="float">
            <text:p>1021.4074819095</text:p>
          </table:table-cell>
          <table:table-cell table:formula="of:=[.N18]-[.F18]" office:value-type="float" office:value="-4.74340879229541" calcext:value-type="float">
            <text:p>-4.7434087923</text:p>
          </table:table-cell>
          <table:table-cell table:formula="of:=[.O18]-[.G18]" office:value-type="float" office:value="18.5560376842092" calcext:value-type="float">
            <text:p>18.5560376842</text:p>
          </table:table-cell>
          <table:table-cell table:formula="of:=[.P18]-[.H18]" office:value-type="float" office:value="-25.5115180904926" calcext:value-type="float">
            <text:p>-25.5115180905</text:p>
          </table:table-cell>
          <table:table-cell table:formula="of:=SQRT([.Q18]*[.Q18]+[.R18]*[.R18]+[.S18]*[.S18])" office:value-type="float" office:value="31.9008466469175" calcext:value-type="float">
            <text:p>31.9008466469</text:p>
          </table:table-cell>
          <table:table-cell table:number-columns-repeated="1004"/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341.839" calcext:value-type="float">
            <text:p>341.839</text:p>
          </table:table-cell>
          <table:table-cell office:value-type="float" office:value="-228.915" calcext:value-type="float">
            <text:p>-228.915</text:p>
          </table:table-cell>
          <table:table-cell office:value-type="float" office:value="228.328" calcext:value-type="float">
            <text:p>228.328</text:p>
          </table:table-cell>
          <table:table-cell table:formula="of:=SQRT([.B19]*[.B19]+[.C19]*[.C19]+[.D19]*[.D19])" office:value-type="float" office:value="470.520620940252" calcext:value-type="float">
            <text:p>470.5206209403</text:p>
          </table:table-cell>
          <table:table-cell office:value-type="float" office:value="1056.66" calcext:value-type="float">
            <text:p>1056.66</text:p>
          </table:table-cell>
          <table:table-cell office:value-type="float" office:value="-707.609" calcext:value-type="float">
            <text:p>-707.609</text:p>
          </table:table-cell>
          <table:table-cell office:value-type="float" office:value="749.292" calcext:value-type="float">
            <text:p>749.292</text:p>
          </table:table-cell>
          <table:table-cell table:formula="of:=SQRT([.F19]*[.F19]+[.G19]*[.G19]+[.H19]*[.H19])" office:value-type="float" office:value="1476.035011016" calcext:value-type="float">
            <text:p>1476.035011016</text:p>
          </table:table-cell>
          <table:table-cell table:formula="of:=[.F19]-[.B19]" office:value-type="float" office:value="714.821" calcext:value-type="float">
            <text:p>714.821</text:p>
          </table:table-cell>
          <table:table-cell table:formula="of:=[.G19]-[.C19]" office:value-type="float" office:value="-478.694" calcext:value-type="float">
            <text:p>-478.694</text:p>
          </table:table-cell>
          <table:table-cell table:formula="of:=[.H19]-[.D19]" office:value-type="float" office:value="520.964" calcext:value-type="float">
            <text:p>520.964</text:p>
          </table:table-cell>
          <table:table-cell table:formula="of:=SQRT([.J19]*[.J19]+[.K19]*[.K19]+[.L19]*[.L19])" office:value-type="float" office:value="1005.74375313645" calcext:value-type="float">
            <text:p>1005.7437531365</text:p>
          </table:table-cell>
          <table:table-cell table:formula="of:=[.B19] +(IF([.$E19]*[.$B$74] &gt; 0;  [.B19]/[.$E19]*[.$B$74]; 0))" office:value-type="float" office:value="1068.35126064629" calcext:value-type="float">
            <text:p>1068.3512606463</text:p>
          </table:table-cell>
          <table:table-cell table:formula="of:=[.C19] +(IF([.$E19]*[.$B$74] &gt; 0;  [.C19]/[.$E19]*[.$B$74]; 0))" office:value-type="float" office:value="-715.429277615621" calcext:value-type="float">
            <text:p>-715.4292776156</text:p>
          </table:table-cell>
          <table:table-cell table:formula="of:=[.D19] +(IF([.$E19]*[.$B$74] &gt; 0;  [.D19]/[.$E19]*[.$B$74]; 950))" office:value-type="float" office:value="713.5947233664" calcext:value-type="float">
            <text:p>713.5947233664</text:p>
          </table:table-cell>
          <table:table-cell table:formula="of:=[.N19]-[.F19]" office:value-type="float" office:value="11.6912606462936" calcext:value-type="float">
            <text:p>11.6912606463</text:p>
          </table:table-cell>
          <table:table-cell table:formula="of:=[.O19]-[.G19]" office:value-type="float" office:value="-7.82027761562097" calcext:value-type="float">
            <text:p>-7.8202776156</text:p>
          </table:table-cell>
          <table:table-cell table:formula="of:=[.P19]-[.H19]" office:value-type="float" office:value="-35.6972766335997" calcext:value-type="float">
            <text:p>-35.6972766336</text:p>
          </table:table-cell>
          <table:table-cell table:formula="of:=SQRT([.Q19]*[.Q19]+[.R19]*[.R19]+[.S19]*[.S19])" office:value-type="float" office:value="38.3684489723092" calcext:value-type="float">
            <text:p>38.3684489723</text:p>
          </table:table-cell>
          <table:table-cell table:number-columns-repeated="1004"/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63.897" calcext:value-type="float">
            <text:p>63.897</text:p>
          </table:table-cell>
          <table:table-cell office:value-type="float" office:value="373.386" calcext:value-type="float">
            <text:p>373.386</text:p>
          </table:table-cell>
          <table:table-cell office:value-type="float" office:value="229.128" calcext:value-type="float">
            <text:p>229.128</text:p>
          </table:table-cell>
          <table:table-cell table:formula="of:=SQRT([.B20]*[.B20]+[.C20]*[.C20]+[.D20]*[.D20])" office:value-type="float" office:value="442.718389034158" calcext:value-type="float">
            <text:p>442.7183890342</text:p>
          </table:table-cell>
          <table:table-cell office:value-type="float" office:value="205.535" calcext:value-type="float">
            <text:p>205.535</text:p>
          </table:table-cell>
          <table:table-cell office:value-type="float" office:value="1201.058" calcext:value-type="float">
            <text:p>1201.058</text:p>
          </table:table-cell>
          <table:table-cell office:value-type="float" office:value="780.778" calcext:value-type="float">
            <text:p>780.778</text:p>
          </table:table-cell>
          <table:table-cell table:formula="of:=SQRT([.F20]*[.F20]+[.G20]*[.G20]+[.H20]*[.H20])" office:value-type="float" office:value="1447.20393893639" calcext:value-type="float">
            <text:p>1447.2039389364</text:p>
          </table:table-cell>
          <table:table-cell table:formula="of:=[.F20]-[.B20]" office:value-type="float" office:value="141.638" calcext:value-type="float">
            <text:p>141.638</text:p>
          </table:table-cell>
          <table:table-cell table:formula="of:=[.G20]-[.C20]" office:value-type="float" office:value="827.672" calcext:value-type="float">
            <text:p>827.672</text:p>
          </table:table-cell>
          <table:table-cell table:formula="of:=[.H20]-[.D20]" office:value-type="float" office:value="551.65" calcext:value-type="float">
            <text:p>551.65</text:p>
          </table:table-cell>
          <table:table-cell table:formula="of:=SQRT([.J20]*[.J20]+[.K20]*[.K20]+[.L20]*[.L20])" office:value-type="float" office:value="1004.69895248676" calcext:value-type="float">
            <text:p>1004.6989524868</text:p>
          </table:table-cell>
          <table:table-cell table:formula="of:=[.B20] +(IF([.$E20]*[.$B$74] &gt; 0;  [.B20]/[.$E20]*[.$B$74]; 0))" office:value-type="float" office:value="208.22576876743" calcext:value-type="float">
            <text:p>208.2257687674</text:p>
          </table:table-cell>
          <table:table-cell table:formula="of:=[.C20] +(IF([.$E20]*[.$B$74] &gt; 0;  [.C20]/[.$E20]*[.$B$74]; 0))" office:value-type="float" office:value="1216.77992545809" calcext:value-type="float">
            <text:p>1216.7799254581</text:p>
          </table:table-cell>
          <table:table-cell table:formula="of:=[.D20] +(IF([.$E20]*[.$B$74] &gt; 0;  [.D20]/[.$E20]*[.$B$74]; 950))" office:value-type="float" office:value="746.675962034894" calcext:value-type="float">
            <text:p>746.6759620349</text:p>
          </table:table-cell>
          <table:table-cell table:formula="of:=[.N20]-[.F20]" office:value-type="float" office:value="2.69076876742977" calcext:value-type="float">
            <text:p>2.6907687674</text:p>
          </table:table-cell>
          <table:table-cell table:formula="of:=[.O20]-[.G20]" office:value-type="float" office:value="15.7219254580893" calcext:value-type="float">
            <text:p>15.7219254581</text:p>
          </table:table-cell>
          <table:table-cell table:formula="of:=[.P20]-[.H20]" office:value-type="float" office:value="-34.1020379651056" calcext:value-type="float">
            <text:p>-34.1020379651</text:p>
          </table:table-cell>
          <table:table-cell table:formula="of:=SQRT([.Q20]*[.Q20]+[.R20]*[.R20]+[.S20]*[.S20])" office:value-type="float" office:value="37.6479504095907" calcext:value-type="float">
            <text:p>37.6479504096</text:p>
          </table:table-cell>
          <table:table-cell table:number-columns-repeated="1004"/>
        </table:table-row>
        <table:table-row table:style-name="ro1">
          <table:table-cell office:value-type="float" office:value="0.099" calcext:value-type="float">
            <text:p>0.099</text:p>
          </table:table-cell>
          <table:table-cell office:value-type="float" office:value="345.759" calcext:value-type="float">
            <text:p>345.759</text:p>
          </table:table-cell>
          <table:table-cell office:value-type="float" office:value="-77.534" calcext:value-type="float">
            <text:p>-77.534</text:p>
          </table:table-cell>
          <table:table-cell office:value-type="float" office:value="172.328" calcext:value-type="float">
            <text:p>172.328</text:p>
          </table:table-cell>
          <table:table-cell table:formula="of:=SQRT([.B21]*[.B21]+[.C21]*[.C21]+[.D21]*[.D21])" office:value-type="float" office:value="394.027596522122" calcext:value-type="float">
            <text:p>394.0275965221</text:p>
          </table:table-cell>
          <table:table-cell office:value-type="float" office:value="1206.868" calcext:value-type="float">
            <text:p>1206.868</text:p>
          </table:table-cell>
          <table:table-cell office:value-type="float" office:value="-270.629" calcext:value-type="float">
            <text:p>-270.629</text:p>
          </table:table-cell>
          <table:table-cell office:value-type="float" office:value="648.241" calcext:value-type="float">
            <text:p>648.241</text:p>
          </table:table-cell>
          <table:table-cell table:formula="of:=SQRT([.F21]*[.F21]+[.G21]*[.G21]+[.H21]*[.H21])" office:value-type="float" office:value="1396.41928486612" calcext:value-type="float">
            <text:p>1396.4192848661</text:p>
          </table:table-cell>
          <table:table-cell table:formula="of:=[.F21]-[.B21]" office:value-type="float" office:value="861.109" calcext:value-type="float">
            <text:p>861.109</text:p>
          </table:table-cell>
          <table:table-cell table:formula="of:=[.G21]-[.C21]" office:value-type="float" office:value="-193.095" calcext:value-type="float">
            <text:p>-193.095</text:p>
          </table:table-cell>
          <table:table-cell table:formula="of:=[.H21]-[.D21]" office:value-type="float" office:value="475.913" calcext:value-type="float">
            <text:p>475.913</text:p>
          </table:table-cell>
          <table:table-cell table:formula="of:=SQRT([.J21]*[.J21]+[.K21]*[.K21]+[.L21]*[.L21])" office:value-type="float" office:value="1002.64030064376" calcext:value-type="float">
            <text:p>1002.6403006438</text:p>
          </table:table-cell>
          <table:table-cell table:formula="of:=[.B21] +(IF([.$E21]*[.$B$74] &gt; 0;  [.B21]/[.$E21]*[.$B$74]; 0))" office:value-type="float" office:value="1223.25845194661" calcext:value-type="float">
            <text:p>1223.2584519466</text:p>
          </table:table-cell>
          <table:table-cell table:formula="of:=[.C21] +(IF([.$E21]*[.$B$74] &gt; 0;  [.C21]/[.$E21]*[.$B$74]; 0))" office:value-type="float" office:value="-274.307019667538" calcext:value-type="float">
            <text:p>-274.3070196675</text:p>
          </table:table-cell>
          <table:table-cell table:formula="of:=[.D21] +(IF([.$E21]*[.$B$74] &gt; 0;  [.D21]/[.$E21]*[.$B$74]; 950))" office:value-type="float" office:value="609.678077814474" calcext:value-type="float">
            <text:p>609.6780778145</text:p>
          </table:table-cell>
          <table:table-cell table:formula="of:=[.N21]-[.F21]" office:value-type="float" office:value="16.3904519466055" calcext:value-type="float">
            <text:p>16.3904519466</text:p>
          </table:table-cell>
          <table:table-cell table:formula="of:=[.O21]-[.G21]" office:value-type="float" office:value="-3.67801966753751" calcext:value-type="float">
            <text:p>-3.6780196675</text:p>
          </table:table-cell>
          <table:table-cell table:formula="of:=[.P21]-[.H21]" office:value-type="float" office:value="-38.5629221855263" calcext:value-type="float">
            <text:p>-38.5629221855</text:p>
          </table:table-cell>
          <table:table-cell table:formula="of:=SQRT([.Q21]*[.Q21]+[.R21]*[.R21]+[.S21]*[.S21])" office:value-type="float" office:value="42.0627354219353" calcext:value-type="float">
            <text:p>42.0627354219</text:p>
          </table:table-cell>
          <table:table-cell table:number-columns-repeated="1004"/>
        </table:table-row>
        <table:table-row table:style-name="ro2">
          <table:table-cell office:value-type="float" office:value="0.029" calcext:value-type="float">
            <text:p>0.029</text:p>
          </table:table-cell>
          <table:table-cell office:value-type="float" office:value="-165.344" calcext:value-type="float">
            <text:p>-165.344</text:p>
          </table:table-cell>
          <table:table-cell office:value-type="float" office:value="104.631" calcext:value-type="float">
            <text:p>104.631</text:p>
          </table:table-cell>
          <table:table-cell office:value-type="float" office:value="228.328" calcext:value-type="float">
            <text:p>228.328</text:p>
          </table:table-cell>
          <table:table-cell table:formula="of:=SQRT([.B22]*[.B22]+[.C22]*[.C22]+[.D22]*[.D22])" office:value-type="float" office:value="300.699118856374" calcext:value-type="float">
            <text:p>300.6991188564</text:p>
          </table:table-cell>
          <table:table-cell office:value-type="float" office:value="-699.559" calcext:value-type="float">
            <text:p>-699.559</text:p>
          </table:table-cell>
          <table:table-cell office:value-type="float" office:value="442.692" calcext:value-type="float">
            <text:p>442.692</text:p>
          </table:table-cell>
          <table:table-cell office:value-type="float" office:value="1015.042" calcext:value-type="float">
            <text:p>1015.042</text:p>
          </table:table-cell>
          <table:table-cell table:formula="of:=SQRT([.F22]*[.F22]+[.G22]*[.G22]+[.H22]*[.H22])" office:value-type="float" office:value="1309.83558628898" calcext:value-type="float">
            <text:p>1309.835586289</text:p>
          </table:table-cell>
          <table:table-cell table:formula="of:=[.F22]-[.B22]" office:value-type="float" office:value="-534.215" calcext:value-type="float">
            <text:p>-534.215</text:p>
          </table:table-cell>
          <table:table-cell table:formula="of:=[.G22]-[.C22]" office:value-type="float" office:value="338.061" calcext:value-type="float">
            <text:p>338.061</text:p>
          </table:table-cell>
          <table:table-cell table:formula="of:=[.H22]-[.D22]" office:value-type="float" office:value="786.714" calcext:value-type="float">
            <text:p>786.714</text:p>
          </table:table-cell>
          <table:table-cell table:formula="of:=SQRT([.J22]*[.J22]+[.K22]*[.K22]+[.L22]*[.L22])" office:value-type="float" office:value="1009.25211109118" calcext:value-type="float">
            <text:p>1009.2521110912</text:p>
          </table:table-cell>
          <table:table-cell table:formula="of:=[.B22] +(IF([.$E22]*[.$B$74] &gt; 0;  [.B22]/[.$E22]*[.$B$74]; 0))" office:value-type="float" office:value="-715.209262754477" calcext:value-type="float">
            <text:p>-715.2092627545</text:p>
          </table:table-cell>
          <table:table-cell table:formula="of:=[.C22] +(IF([.$E22]*[.$B$74] &gt; 0;  [.C22]/[.$E22]*[.$B$74]; 0))" office:value-type="float" office:value="452.590117399263" calcext:value-type="float">
            <text:p>452.5901173993</text:p>
          </table:table-cell>
          <table:table-cell table:formula="of:=[.D22] +(IF([.$E22]*[.$B$74] &gt; 0;  [.D22]/[.$E22]*[.$B$74]; 950))" office:value-type="float" office:value="987.651808025717" calcext:value-type="float">
            <text:p>987.6518080257</text:p>
          </table:table-cell>
          <table:table-cell table:formula="of:=[.N22]-[.F22]" office:value-type="float" office:value="-15.6502627544769" calcext:value-type="float">
            <text:p>-15.6502627545</text:p>
          </table:table-cell>
          <table:table-cell table:formula="of:=[.O22]-[.G22]" office:value-type="float" office:value="9.89811739926256" calcext:value-type="float">
            <text:p>9.8981173993</text:p>
          </table:table-cell>
          <table:table-cell table:formula="of:=[.P22]-[.H22]" office:value-type="float" office:value="-27.3901919742827" calcext:value-type="float">
            <text:p>-27.3901919743</text:p>
          </table:table-cell>
          <table:table-cell table:formula="of:=SQRT([.Q22]*[.Q22]+[.R22]*[.R22]+[.S22]*[.S22])" office:value-type="float" office:value="33.0624570883928" calcext:value-type="float">
            <text:p>33.0624570884</text:p>
          </table:table-cell>
          <table:table-cell table:number-columns-repeated="1004"/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196.979" calcext:value-type="float">
            <text:p>196.979</text:p>
          </table:table-cell>
          <table:table-cell office:value-type="float" office:value="-290.96" calcext:value-type="float">
            <text:p>-290.96</text:p>
          </table:table-cell>
          <table:table-cell office:value-type="float" office:value="228.328" calcext:value-type="float">
            <text:p>228.328</text:p>
          </table:table-cell>
          <table:table-cell table:formula="of:=SQRT([.B23]*[.B23]+[.C23]*[.C23]+[.D23]*[.D23])" office:value-type="float" office:value="419.037138718038" calcext:value-type="float">
            <text:p>419.037138718</text:p>
          </table:table-cell>
          <table:table-cell office:value-type="float" office:value="658.107" calcext:value-type="float">
            <text:p>658.107</text:p>
          </table:table-cell>
          <table:table-cell office:value-type="float" office:value="-972.08" calcext:value-type="float">
            <text:p>-972.08</text:p>
          </table:table-cell>
          <table:table-cell office:value-type="float" office:value="807.113" calcext:value-type="float">
            <text:p>807.113</text:p>
          </table:table-cell>
          <table:table-cell table:formula="of:=SQRT([.F23]*[.F23]+[.G23]*[.G23]+[.H23]*[.H23])" office:value-type="float" office:value="1424.59669542576" calcext:value-type="float">
            <text:p>1424.5966954258</text:p>
          </table:table-cell>
          <table:table-cell table:formula="of:=[.F23]-[.B23]" office:value-type="float" office:value="461.128" calcext:value-type="float">
            <text:p>461.128</text:p>
          </table:table-cell>
          <table:table-cell table:formula="of:=[.G23]-[.C23]" office:value-type="float" office:value="-681.12" calcext:value-type="float">
            <text:p>-681.12</text:p>
          </table:table-cell>
          <table:table-cell table:formula="of:=[.H23]-[.D23]" office:value-type="float" office:value="578.785" calcext:value-type="float">
            <text:p>578.785</text:p>
          </table:table-cell>
          <table:table-cell table:formula="of:=SQRT([.J23]*[.J23]+[.K23]*[.K23]+[.L23]*[.L23])" office:value-type="float" office:value="1005.76118587317" calcext:value-type="float">
            <text:p>1005.7611858732</text:p>
          </table:table-cell>
          <table:table-cell table:formula="of:=[.B23] +(IF([.$E23]*[.$B$74] &gt; 0;  [.B23]/[.$E23]*[.$B$74]; 0))" office:value-type="float" office:value="667.05427925238" calcext:value-type="float">
            <text:p>667.0542792524</text:p>
          </table:table-cell>
          <table:table-cell table:formula="of:=[.C23] +(IF([.$E23]*[.$B$74] &gt; 0;  [.C23]/[.$E23]*[.$B$74]; 0))" office:value-type="float" office:value="-985.313729338013" calcext:value-type="float">
            <text:p>-985.313729338</text:p>
          </table:table-cell>
          <table:table-cell table:formula="of:=[.D23] +(IF([.$E23]*[.$B$74] &gt; 0;  [.D23]/[.$E23]*[.$B$74]; 950))" office:value-type="float" office:value="773.21526392731" calcext:value-type="float">
            <text:p>773.2152639273</text:p>
          </table:table-cell>
          <table:table-cell table:formula="of:=[.N23]-[.F23]" office:value-type="float" office:value="8.94727925238033" calcext:value-type="float">
            <text:p>8.9472792524</text:p>
          </table:table-cell>
          <table:table-cell table:formula="of:=[.O23]-[.G23]" office:value-type="float" office:value="-13.2337293380134" calcext:value-type="float">
            <text:p>-13.233729338</text:p>
          </table:table-cell>
          <table:table-cell table:formula="of:=[.P23]-[.H23]" office:value-type="float" office:value="-33.8977360726906" calcext:value-type="float">
            <text:p>-33.8977360727</text:p>
          </table:table-cell>
          <table:table-cell table:formula="of:=SQRT([.Q23]*[.Q23]+[.R23]*[.R23]+[.S23]*[.S23])" office:value-type="float" office:value="37.4732158890275" calcext:value-type="float">
            <text:p>37.473215889</text:p>
          </table:table-cell>
          <table:table-cell table:number-columns-repeated="1004"/>
        </table:table-row>
        <table:table-row table:style-name="ro1">
          <table:table-cell office:value-type="float" office:value="0.149" calcext:value-type="float">
            <text:p>0.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.128" calcext:value-type="float">
            <text:p>133.128</text:p>
          </table:table-cell>
          <table:table-cell table:formula="of:=SQRT([.B24]*[.B24]+[.C24]*[.C24]+[.D24]*[.D24])" office:value-type="float" office:value="133.128" calcext:value-type="float">
            <text:p>133.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8.128" calcext:value-type="float">
            <text:p>1148.128</text:p>
          </table:table-cell>
          <table:table-cell table:formula="of:=SQRT([.F24]*[.F24]+[.G24]*[.G24]+[.H24]*[.H24])" office:value-type="float" office:value="1148.128" calcext:value-type="float">
            <text:p>1148.128</text:p>
          </table:table-cell>
          <table:table-cell table:formula="of:=[.F24]-[.B24]" office:value-type="float" office:value="0" calcext:value-type="float">
            <text:p>0</text:p>
          </table:table-cell>
          <table:table-cell table:formula="of:=[.G24]-[.C24]" office:value-type="float" office:value="0" calcext:value-type="float">
            <text:p>0</text:p>
          </table:table-cell>
          <table:table-cell table:formula="of:=[.H24]-[.D24]" office:value-type="float" office:value="1015" calcext:value-type="float">
            <text:p>1015</text:p>
          </table:table-cell>
          <table:table-cell table:formula="of:=SQRT([.J24]*[.J24]+[.K24]*[.K24]+[.L24]*[.L24])" office:value-type="float" office:value="1015" calcext:value-type="float">
            <text:p>1015</text:p>
          </table:table-cell>
          <table:table-cell table:formula="of:=[.B24] +(IF([.$E24]*[.$B$74] &gt; 0;  [.B24]/[.$E24]*[.$B$74]; 0))" office:value-type="float" office:value="0" calcext:value-type="float">
            <text:p>0</text:p>
          </table:table-cell>
          <table:table-cell table:formula="of:=[.C24] +(IF([.$E24]*[.$B$74] &gt; 0;  [.C24]/[.$E24]*[.$B$74]; 0))" office:value-type="float" office:value="0" calcext:value-type="float">
            <text:p>0</text:p>
          </table:table-cell>
          <table:table-cell table:formula="of:=[.D24] +(IF([.$E24]*[.$B$74] &gt; 0;  [.D24]/[.$E24]*[.$B$74]; 950))" office:value-type="float" office:value="1133.128" calcext:value-type="float">
            <text:p>1133.128</text:p>
          </table:table-cell>
          <table:table-cell table:formula="of:=[.N24]-[.F24]" office:value-type="float" office:value="0" calcext:value-type="float">
            <text:p>0</text:p>
          </table:table-cell>
          <table:table-cell table:formula="of:=[.O24]-[.G24]" office:value-type="float" office:value="0" calcext:value-type="float">
            <text:p>0</text:p>
          </table:table-cell>
          <table:table-cell table:formula="of:=[.P24]-[.H24]" office:value-type="float" office:value="-15" calcext:value-type="float">
            <text:p>-15</text:p>
          </table:table-cell>
          <table:table-cell table:formula="of:=SQRT([.Q24]*[.Q24]+[.R24]*[.R24]+[.S24]*[.S24])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office:value-type="float" office:value="0.288" calcext:value-type="float">
            <text:p>0.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28" calcext:value-type="float">
            <text:p>21.928</text:p>
          </table:table-cell>
          <table:table-cell table:formula="of:=SQRT([.B25]*[.B25]+[.C25]*[.C25]+[.D25]*[.D25])" office:value-type="float" office:value="21.928" calcext:value-type="float">
            <text:p>21.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6.928" calcext:value-type="float">
            <text:p>1036.928</text:p>
          </table:table-cell>
          <table:table-cell table:formula="of:=SQRT([.F25]*[.F25]+[.G25]*[.G25]+[.H25]*[.H25])" office:value-type="float" office:value="1036.928" calcext:value-type="float">
            <text:p>1036.928</text:p>
          </table:table-cell>
          <table:table-cell table:formula="of:=[.F25]-[.B25]" office:value-type="float" office:value="0" calcext:value-type="float">
            <text:p>0</text:p>
          </table:table-cell>
          <table:table-cell table:formula="of:=[.G25]-[.C25]" office:value-type="float" office:value="0" calcext:value-type="float">
            <text:p>0</text:p>
          </table:table-cell>
          <table:table-cell table:formula="of:=[.H25]-[.D25]" office:value-type="float" office:value="1015" calcext:value-type="float">
            <text:p>1015</text:p>
          </table:table-cell>
          <table:table-cell table:formula="of:=SQRT([.J25]*[.J25]+[.K25]*[.K25]+[.L25]*[.L25])" office:value-type="float" office:value="1015" calcext:value-type="float">
            <text:p>1015</text:p>
          </table:table-cell>
          <table:table-cell table:formula="of:=[.B25] +(IF([.$E25]*[.$B$74] &gt; 0;  [.B25]/[.$E25]*[.$B$74]; 0))" office:value-type="float" office:value="0" calcext:value-type="float">
            <text:p>0</text:p>
          </table:table-cell>
          <table:table-cell table:formula="of:=[.C25] +(IF([.$E25]*[.$B$74] &gt; 0;  [.C25]/[.$E25]*[.$B$74]; 0))" office:value-type="float" office:value="0" calcext:value-type="float">
            <text:p>0</text:p>
          </table:table-cell>
          <table:table-cell table:formula="of:=[.D25] +(IF([.$E25]*[.$B$74] &gt; 0;  [.D25]/[.$E25]*[.$B$74]; 950))" office:value-type="float" office:value="1021.928" calcext:value-type="float">
            <text:p>1021.928</text:p>
          </table:table-cell>
          <table:table-cell table:formula="of:=[.N25]-[.F25]" office:value-type="float" office:value="0" calcext:value-type="float">
            <text:p>0</text:p>
          </table:table-cell>
          <table:table-cell table:formula="of:=[.O25]-[.G25]" office:value-type="float" office:value="0" calcext:value-type="float">
            <text:p>0</text:p>
          </table:table-cell>
          <table:table-cell table:formula="of:=[.P25]-[.H25]" office:value-type="float" office:value="-15.0000000000001" calcext:value-type="float">
            <text:p>-15</text:p>
          </table:table-cell>
          <table:table-cell table:formula="of:=SQRT([.Q25]*[.Q25]+[.R25]*[.R25]+[.S25]*[.S25])" office:value-type="float" office:value="15.0000000000001" calcext:value-type="float">
            <text:p>15</text:p>
          </table:table-cell>
          <table:table-cell table:number-columns-repeated="1004"/>
        </table:table-row>
        <table:table-row table:style-name="ro1">
          <table:table-cell office:value-type="float" office:value="0.438" calcext:value-type="float">
            <text:p>0.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8.071" calcext:value-type="float">
            <text:p>-98.071</text:p>
          </table:table-cell>
          <table:table-cell table:formula="of:=SQRT([.B26]*[.B26]+[.C26]*[.C26]+[.D26]*[.D26])" office:value-type="float" office:value="98.071" calcext:value-type="float">
            <text:p>98.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19.071" calcext:value-type="float">
            <text:p>-1019.071</text:p>
          </table:table-cell>
          <table:table-cell table:formula="of:=SQRT([.F26]*[.F26]+[.G26]*[.G26]+[.H26]*[.H26])" office:value-type="float" office:value="1019.071" calcext:value-type="float">
            <text:p>1019.071</text:p>
          </table:table-cell>
          <table:table-cell table:formula="of:=[.F26]-[.B26]" office:value-type="float" office:value="0" calcext:value-type="float">
            <text:p>0</text:p>
          </table:table-cell>
          <table:table-cell table:formula="of:=[.G26]-[.C26]" office:value-type="float" office:value="0" calcext:value-type="float">
            <text:p>0</text:p>
          </table:table-cell>
          <table:table-cell table:formula="of:=[.H26]-[.D26]" office:value-type="float" office:value="-921" calcext:value-type="float">
            <text:p>-921</text:p>
          </table:table-cell>
          <table:table-cell table:formula="of:=SQRT([.J26]*[.J26]+[.K26]*[.K26]+[.L26]*[.L26])" office:value-type="float" office:value="921" calcext:value-type="float">
            <text:p>921</text:p>
          </table:table-cell>
          <table:table-cell table:formula="of:=[.B26] +(IF([.$E26]*[.$B$74] &gt; 0;  [.B26]/[.$E26]*[.$B$74]; 0))" office:value-type="float" office:value="0" calcext:value-type="float">
            <text:p>0</text:p>
          </table:table-cell>
          <table:table-cell table:formula="of:=[.C26] +(IF([.$E26]*[.$B$74] &gt; 0;  [.C26]/[.$E26]*[.$B$74]; 0))" office:value-type="float" office:value="0" calcext:value-type="float">
            <text:p>0</text:p>
          </table:table-cell>
          <table:table-cell table:formula="of:=[.D26] +(IF([.$E26]*[.$B$74] &gt; 0;  [.D26]/[.$E26]*[.$B$74]; 950))" office:value-type="float" office:value="-1098.071" calcext:value-type="float">
            <text:p>-1098.071</text:p>
          </table:table-cell>
          <table:table-cell table:formula="of:=[.N26]-[.F26]" office:value-type="float" office:value="0" calcext:value-type="float">
            <text:p>0</text:p>
          </table:table-cell>
          <table:table-cell table:formula="of:=[.O26]-[.G26]" office:value-type="float" office:value="0" calcext:value-type="float">
            <text:p>0</text:p>
          </table:table-cell>
          <table:table-cell table:formula="of:=[.P26]-[.H26]" office:value-type="float" office:value="-78.9999999999999" calcext:value-type="float">
            <text:p>-79</text:p>
          </table:table-cell>
          <table:table-cell table:formula="of:=SQRT([.Q26]*[.Q26]+[.R26]*[.R26]+[.S26]*[.S26])" office:value-type="float" office:value="78.9999999999999" calcext:value-type="float">
            <text:p>79</text:p>
          </table:table-cell>
          <table:table-cell table:number-columns-repeated="1004"/>
        </table:table-row>
        <table:table-row table:style-name="ro1">
          <table:table-cell office:value-type="float" office:value="0.985" calcext:value-type="float">
            <text:p>0.9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B27]*[.B27]+[.C27]*[.C27]+[.D27]*[.D2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formula="of:=SQRT([.F27]*[.F27]+[.G27]*[.G27]+[.H27]*[.H27])" office:value-type="float" office:value="967" calcext:value-type="float">
            <text:p>967</text:p>
          </table:table-cell>
          <table:table-cell table:formula="of:=[.F27]-[.B27]" office:value-type="float" office:value="0" calcext:value-type="float">
            <text:p>0</text:p>
          </table:table-cell>
          <table:table-cell table:formula="of:=[.G27]-[.C27]" office:value-type="float" office:value="0" calcext:value-type="float">
            <text:p>0</text:p>
          </table:table-cell>
          <table:table-cell table:formula="of:=[.H27]-[.D27]" office:value-type="float" office:value="967" calcext:value-type="float">
            <text:p>967</text:p>
          </table:table-cell>
          <table:table-cell table:formula="of:=SQRT([.J27]*[.J27]+[.K27]*[.K27]+[.L27]*[.L27])" office:value-type="float" office:value="967" calcext:value-type="float">
            <text:p>967</text:p>
          </table:table-cell>
          <table:table-cell table:formula="of:=[.B27] +(IF([.$E27]*[.$B$74] &gt; 0;  [.B27]/[.$E27]*[.$B$74]; 0))" office:value-type="float" office:value="0" calcext:value-type="float">
            <text:p>0</text:p>
          </table:table-cell>
          <table:table-cell table:formula="of:=[.C27] +(IF([.$E27]*[.$B$74] &gt; 0;  [.C27]/[.$E27]*[.$B$74]; 0))" office:value-type="float" office:value="0" calcext:value-type="float">
            <text:p>0</text:p>
          </table:table-cell>
          <table:table-cell table:formula="of:=[.D27] +(IF([.$E27]*[.$B$74] &gt; 0;  [.D27]/[.$E27]*[.$B$74]; 950))" office:value-type="float" office:value="950" calcext:value-type="float">
            <text:p>950</text:p>
          </table:table-cell>
          <table:table-cell table:formula="of:=[.N27]-[.F27]" office:value-type="float" office:value="0" calcext:value-type="float">
            <text:p>0</text:p>
          </table:table-cell>
          <table:table-cell table:formula="of:=[.O27]-[.G27]" office:value-type="float" office:value="0" calcext:value-type="float">
            <text:p>0</text:p>
          </table:table-cell>
          <table:table-cell table:formula="of:=[.P27]-[.H27]" office:value-type="float" office:value="-17" calcext:value-type="float">
            <text:p>-17</text:p>
          </table:table-cell>
          <table:table-cell table:formula="of:=SQRT([.Q27]*[.Q27]+[.R27]*[.R27]+[.S27]*[.S27])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office:value-type="float" office:value="2.67" calcext:value-type="float">
            <text:p>2.6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B28]*[.B28]+[.C28]*[.C28]+[.D28]*[.D2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5" calcext:value-type="float">
            <text:p>935</text:p>
          </table:table-cell>
          <table:table-cell table:formula="of:=SQRT([.F28]*[.F28]+[.G28]*[.G28]+[.H28]*[.H28])" office:value-type="float" office:value="935" calcext:value-type="float">
            <text:p>935</text:p>
          </table:table-cell>
          <table:table-cell table:formula="of:=[.F28]-[.B28]" office:value-type="float" office:value="0" calcext:value-type="float">
            <text:p>0</text:p>
          </table:table-cell>
          <table:table-cell table:formula="of:=[.G28]-[.C28]" office:value-type="float" office:value="0" calcext:value-type="float">
            <text:p>0</text:p>
          </table:table-cell>
          <table:table-cell table:formula="of:=[.H28]-[.D28]" office:value-type="float" office:value="935" calcext:value-type="float">
            <text:p>935</text:p>
          </table:table-cell>
          <table:table-cell table:formula="of:=SQRT([.J28]*[.J28]+[.K28]*[.K28]+[.L28]*[.L28])" office:value-type="float" office:value="935" calcext:value-type="float">
            <text:p>935</text:p>
          </table:table-cell>
          <table:table-cell table:formula="of:=[.B28] +(IF([.$E28]*[.$B$74] &gt; 0;  [.B28]/[.$E28]*[.$B$74]; 0))" office:value-type="float" office:value="0" calcext:value-type="float">
            <text:p>0</text:p>
          </table:table-cell>
          <table:table-cell table:formula="of:=[.C28] +(IF([.$E28]*[.$B$74] &gt; 0;  [.C28]/[.$E28]*[.$B$74]; 0))" office:value-type="float" office:value="0" calcext:value-type="float">
            <text:p>0</text:p>
          </table:table-cell>
          <table:table-cell table:formula="of:=[.D28] +(IF([.$E28]*[.$B$74] &gt; 0;  [.D28]/[.$E28]*[.$B$74]; 950))" office:value-type="float" office:value="950" calcext:value-type="float">
            <text:p>950</text:p>
          </table:table-cell>
          <table:table-cell table:formula="of:=[.N28]-[.F28]" office:value-type="float" office:value="0" calcext:value-type="float">
            <text:p>0</text:p>
          </table:table-cell>
          <table:table-cell table:formula="of:=[.O28]-[.G28]" office:value-type="float" office:value="0" calcext:value-type="float">
            <text:p>0</text:p>
          </table:table-cell>
          <table:table-cell table:formula="of:=[.P28]-[.H28]" office:value-type="float" office:value="15" calcext:value-type="float">
            <text:p>15</text:p>
          </table:table-cell>
          <table:table-cell table:formula="of:=SQRT([.Q28]*[.Q28]+[.R28]*[.R28]+[.S28]*[.S28])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office:value-type="float" office:value="2.591" calcext:value-type="float">
            <text:p>2.591</text:p>
          </table:table-cell>
          <table:table-cell office:value-type="float" office:value="-3.041" calcext:value-type="float">
            <text:p>-3.041</text:p>
          </table:table-cell>
          <table:table-cell office:value-type="float" office:value="-171.476" calcext:value-type="float">
            <text:p>-171.476</text:p>
          </table:table-cell>
          <table:table-cell office:value-type="float" office:value="0" calcext:value-type="float">
            <text:p>0</text:p>
          </table:table-cell>
          <table:table-cell table:formula="of:=SQRT([.B29]*[.B29]+[.C29]*[.C29]+[.D29]*[.D29])" office:value-type="float" office:value="171.502962822804" calcext:value-type="float">
            <text:p>171.5029628228</text:p>
          </table:table-cell>
          <table:table-cell office:value-type="float" office:value="-19.548" calcext:value-type="float">
            <text:p>-19.548</text:p>
          </table:table-cell>
          <table:table-cell office:value-type="float" office:value="-1102.675" calcext:value-type="float">
            <text:p>-1102.675</text:p>
          </table:table-cell>
          <table:table-cell office:value-type="float" office:value="0" calcext:value-type="float">
            <text:p>0</text:p>
          </table:table-cell>
          <table:table-cell table:formula="of:=SQRT([.F29]*[.F29]+[.G29]*[.G29]+[.H29]*[.H29])" office:value-type="float" office:value="1102.84825788909" calcext:value-type="float">
            <text:p>1102.8482578891</text:p>
          </table:table-cell>
          <table:table-cell table:formula="of:=[.F29]-[.B29]" office:value-type="float" office:value="-16.507" calcext:value-type="float">
            <text:p>-16.507</text:p>
          </table:table-cell>
          <table:table-cell table:formula="of:=[.G29]-[.C29]" office:value-type="float" office:value="-931.199" calcext:value-type="float">
            <text:p>-931.199</text:p>
          </table:table-cell>
          <table:table-cell table:formula="of:=[.H29]-[.D29]" office:value-type="float" office:value="0" calcext:value-type="float">
            <text:p>0</text:p>
          </table:table-cell>
          <table:table-cell table:formula="of:=SQRT([.J29]*[.J29]+[.K29]*[.K29]+[.L29]*[.L29])" office:value-type="float" office:value="931.345295070523" calcext:value-type="float">
            <text:p>931.3452950705</text:p>
          </table:table-cell>
          <table:table-cell table:formula="of:=[.B29] +(IF([.$E29]*[.$B$74] &gt; 0;  [.B29]/[.$E29]*[.$B$74]; 0))" office:value-type="float" office:value="-20.7724720979016" calcext:value-type="float">
            <text:p>-20.7724720979</text:p>
          </table:table-cell>
          <table:table-cell table:formula="of:=[.C29] +(IF([.$E29]*[.$B$74] &gt; 0;  [.C29]/[.$E29]*[.$B$74]; 0))" office:value-type="float" office:value="-1171.31878509036" calcext:value-type="float">
            <text:p>-1171.3187850904</text:p>
          </table:table-cell>
          <table:table-cell table:formula="of:=[.D29] +(IF([.$E29]*[.$B$74] &gt; 0;  [.D29]/[.$E29]*[.$B$74]; 950))" office:value-type="float" office:value="0" calcext:value-type="float">
            <text:p>0</text:p>
          </table:table-cell>
          <table:table-cell table:formula="of:=[.N29]-[.F29]" office:value-type="float" office:value="-1.2244720979016" calcext:value-type="float">
            <text:p>-1.2244720979</text:p>
          </table:table-cell>
          <table:table-cell table:formula="of:=[.O29]-[.G29]" office:value-type="float" office:value="-68.6437850903569" calcext:value-type="float">
            <text:p>-68.6437850904</text:p>
          </table:table-cell>
          <table:table-cell table:formula="of:=[.P29]-[.H29]" office:value-type="float" office:value="0" calcext:value-type="float">
            <text:p>0</text:p>
          </table:table-cell>
          <table:table-cell table:formula="of:=SQRT([.Q29]*[.Q29]+[.R29]*[.R29]+[.S29]*[.S29])" office:value-type="float" office:value="68.6547053263624" calcext:value-type="float">
            <text:p>68.6547053264</text:p>
          </table:table-cell>
          <table:table-cell table:number-columns-repeated="1004"/>
        </table:table-row>
        <table:table-row table:style-name="ro1">
          <table:table-cell office:value-type="float" office:value="1.991" calcext:value-type="float">
            <text:p>1.9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B30]*[.B30]+[.C30]*[.C30]+[.D30]*[.D3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 table:formula="of:=SQRT([.F30]*[.F30]+[.G30]*[.G30]+[.H30]*[.H30])" office:value-type="float" office:value="959" calcext:value-type="float">
            <text:p>959</text:p>
          </table:table-cell>
          <table:table-cell table:formula="of:=[.F30]-[.B30]" office:value-type="float" office:value="0" calcext:value-type="float">
            <text:p>0</text:p>
          </table:table-cell>
          <table:table-cell table:formula="of:=[.G30]-[.C30]" office:value-type="float" office:value="0" calcext:value-type="float">
            <text:p>0</text:p>
          </table:table-cell>
          <table:table-cell table:formula="of:=[.H30]-[.D30]" office:value-type="float" office:value="959" calcext:value-type="float">
            <text:p>959</text:p>
          </table:table-cell>
          <table:table-cell table:formula="of:=SQRT([.J30]*[.J30]+[.K30]*[.K30]+[.L30]*[.L30])" office:value-type="float" office:value="959" calcext:value-type="float">
            <text:p>959</text:p>
          </table:table-cell>
          <table:table-cell table:formula="of:=[.B30] +(IF([.$E30]*[.$B$74] &gt; 0;  [.B30]/[.$E30]*[.$B$74]; 0))" office:value-type="float" office:value="0" calcext:value-type="float">
            <text:p>0</text:p>
          </table:table-cell>
          <table:table-cell table:formula="of:=[.C30] +(IF([.$E30]*[.$B$74] &gt; 0;  [.C30]/[.$E30]*[.$B$74]; 0))" office:value-type="float" office:value="0" calcext:value-type="float">
            <text:p>0</text:p>
          </table:table-cell>
          <table:table-cell table:formula="of:=[.D30] +(IF([.$E30]*[.$B$74] &gt; 0;  [.D30]/[.$E30]*[.$B$74]; 950))" office:value-type="float" office:value="950" calcext:value-type="float">
            <text:p>950</text:p>
          </table:table-cell>
          <table:table-cell table:formula="of:=[.N30]-[.F30]" office:value-type="float" office:value="0" calcext:value-type="float">
            <text:p>0</text:p>
          </table:table-cell>
          <table:table-cell table:formula="of:=[.O30]-[.G30]" office:value-type="float" office:value="0" calcext:value-type="float">
            <text:p>0</text:p>
          </table:table-cell>
          <table:table-cell table:formula="of:=[.P30]-[.H30]" office:value-type="float" office:value="-9" calcext:value-type="float">
            <text:p>-9</text:p>
          </table:table-cell>
          <table:table-cell table:formula="of:=SQRT([.Q30]*[.Q30]+[.R30]*[.R30]+[.S30]*[.S30])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office:value-type="float" office:value="0.089" calcext:value-type="float">
            <text:p>0.089</text:p>
          </table:table-cell>
          <table:table-cell office:value-type="float" office:value="159.069" calcext:value-type="float">
            <text:p>159.069</text:p>
          </table:table-cell>
          <table:table-cell office:value-type="float" office:value="-310.834" calcext:value-type="float">
            <text:p>-310.834</text:p>
          </table:table-cell>
          <table:table-cell office:value-type="float" office:value="181.128" calcext:value-type="float">
            <text:p>181.128</text:p>
          </table:table-cell>
          <table:table-cell table:formula="of:=SQRT([.B31]*[.B31]+[.C31]*[.C31]+[.D31]*[.D31])" office:value-type="float" office:value="393.354896627715" calcext:value-type="float">
            <text:p>393.3548966277</text:p>
          </table:table-cell>
          <table:table-cell office:value-type="float" office:value="555.762" calcext:value-type="float">
            <text:p>555.762</text:p>
          </table:table-cell>
          <table:table-cell office:value-type="float" office:value="-1086" calcext:value-type="float">
            <text:p>-1086</text:p>
          </table:table-cell>
          <table:table-cell office:value-type="float" office:value="679.322" calcext:value-type="float">
            <text:p>679.322</text:p>
          </table:table-cell>
          <table:table-cell table:formula="of:=SQRT([.F31]*[.F31]+[.G31]*[.G31]+[.H31]*[.H31])" office:value-type="float" office:value="1396.33297616579" calcext:value-type="float">
            <text:p>1396.3329761658</text:p>
          </table:table-cell>
          <table:table-cell table:formula="of:=[.F31]-[.B31]" office:value-type="float" office:value="396.693" calcext:value-type="float">
            <text:p>396.693</text:p>
          </table:table-cell>
          <table:table-cell table:formula="of:=[.G31]-[.C31]" office:value-type="float" office:value="-775.166" calcext:value-type="float">
            <text:p>-775.166</text:p>
          </table:table-cell>
          <table:table-cell table:formula="of:=[.H31]-[.D31]" office:value-type="float" office:value="498.194" calcext:value-type="float">
            <text:p>498.194</text:p>
          </table:table-cell>
          <table:table-cell table:formula="of:=SQRT([.J31]*[.J31]+[.K31]*[.K31]+[.L31]*[.L31])" office:value-type="float" office:value="1003.21728725187" calcext:value-type="float">
            <text:p>1003.2172872519</text:p>
          </table:table-cell>
          <table:table-cell table:formula="of:=[.B31] +(IF([.$E31]*[.$B$74] &gt; 0;  [.B31]/[.$E31]*[.$B$74]; 0))" office:value-type="float" office:value="563.459542392431" calcext:value-type="float">
            <text:p>563.4595423924</text:p>
          </table:table-cell>
          <table:table-cell table:formula="of:=[.C31] +(IF([.$E31]*[.$B$74] &gt; 0;  [.C31]/[.$E31]*[.$B$74]; 0))" office:value-type="float" office:value="-1101.04661121909" calcext:value-type="float">
            <text:p>-1101.0466112191</text:p>
          </table:table-cell>
          <table:table-cell table:formula="of:=[.D31] +(IF([.$E31]*[.$B$74] &gt; 0;  [.D31]/[.$E31]*[.$B$74]; 950))" office:value-type="float" office:value="641.597671415902" calcext:value-type="float">
            <text:p>641.5976714159</text:p>
          </table:table-cell>
          <table:table-cell table:formula="of:=[.N31]-[.F31]" office:value-type="float" office:value="7.69754239243082" calcext:value-type="float">
            <text:p>7.6975423924</text:p>
          </table:table-cell>
          <table:table-cell table:formula="of:=[.O31]-[.G31]" office:value-type="float" office:value="-15.0466112190861" calcext:value-type="float">
            <text:p>-15.0466112191</text:p>
          </table:table-cell>
          <table:table-cell table:formula="of:=[.P31]-[.H31]" office:value-type="float" office:value="-37.7243285840976" calcext:value-type="float">
            <text:p>-37.7243285841</text:p>
          </table:table-cell>
          <table:table-cell table:formula="of:=SQRT([.Q31]*[.Q31]+[.R31]*[.R31]+[.S31]*[.S31])" office:value-type="float" office:value="41.3373636699604" calcext:value-type="float">
            <text:p>41.33736367</text:p>
          </table:table-cell>
          <table:table-cell table:number-columns-repeated="1004"/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-37.15" calcext:value-type="float">
            <text:p>-37.15</text:p>
          </table:table-cell>
          <table:table-cell office:value-type="float" office:value="306.048" calcext:value-type="float">
            <text:p>306.048</text:p>
          </table:table-cell>
          <table:table-cell office:value-type="float" office:value="204.328" calcext:value-type="float">
            <text:p>204.328</text:p>
          </table:table-cell>
          <table:table-cell table:formula="of:=SQRT([.B32]*[.B32]+[.C32]*[.C32]+[.D32]*[.D32])" office:value-type="float" office:value="369.858665422347" calcext:value-type="float">
            <text:p>369.8586654223</text:p>
          </table:table-cell>
          <table:table-cell office:value-type="float" office:value="-135.426" calcext:value-type="float">
            <text:p>-135.426</text:p>
          </table:table-cell>
          <table:table-cell office:value-type="float" office:value="1115.752" calcext:value-type="float">
            <text:p>1115.752</text:p>
          </table:table-cell>
          <table:table-cell office:value-type="float" office:value="791.6" calcext:value-type="float">
            <text:p>791.6</text:p>
          </table:table-cell>
          <table:table-cell table:formula="of:=SQRT([.F32]*[.F32]+[.G32]*[.G32]+[.H32]*[.H32])" office:value-type="float" office:value="1374.72662263448" calcext:value-type="float">
            <text:p>1374.7266226345</text:p>
          </table:table-cell>
          <table:table-cell table:formula="of:=[.F32]-[.B32]" office:value-type="float" office:value="-98.276" calcext:value-type="float">
            <text:p>-98.276</text:p>
          </table:table-cell>
          <table:table-cell table:formula="of:=[.G32]-[.C32]" office:value-type="float" office:value="809.704" calcext:value-type="float">
            <text:p>809.704</text:p>
          </table:table-cell>
          <table:table-cell table:formula="of:=[.H32]-[.D32]" office:value-type="float" office:value="587.272" calcext:value-type="float">
            <text:p>587.272</text:p>
          </table:table-cell>
          <table:table-cell table:formula="of:=SQRT([.J32]*[.J32]+[.K32]*[.K32]+[.L32]*[.L32])" office:value-type="float" office:value="1005.07071481364" calcext:value-type="float">
            <text:p>1005.0707148136</text:p>
          </table:table-cell>
          <table:table-cell table:formula="of:=[.B32] +(IF([.$E32]*[.$B$74] &gt; 0;  [.B32]/[.$E32]*[.$B$74]; 0))" office:value-type="float" office:value="-137.593773454862" calcext:value-type="float">
            <text:p>-137.5937734549</text:p>
          </table:table-cell>
          <table:table-cell table:formula="of:=[.C32] +(IF([.$E32]*[.$B$74] &gt; 0;  [.C32]/[.$E32]*[.$B$74]; 0))" office:value-type="float" office:value="1133.52083925474" calcext:value-type="float">
            <text:p>1133.5208392548</text:p>
          </table:table-cell>
          <table:table-cell table:formula="of:=[.D32] +(IF([.$E32]*[.$B$74] &gt; 0;  [.D32]/[.$E32]*[.$B$74]; 950))" office:value-type="float" office:value="756.776865208213" calcext:value-type="float">
            <text:p>756.7768652082</text:p>
          </table:table-cell>
          <table:table-cell table:formula="of:=[.N32]-[.F32]" office:value-type="float" office:value="-2.16777345486236" calcext:value-type="float">
            <text:p>-2.1677734549</text:p>
          </table:table-cell>
          <table:table-cell table:formula="of:=[.O32]-[.G32]" office:value-type="float" office:value="17.7688392547434" calcext:value-type="float">
            <text:p>17.7688392547</text:p>
          </table:table-cell>
          <table:table-cell table:formula="of:=[.P32]-[.H32]" office:value-type="float" office:value="-34.8231347917871" calcext:value-type="float">
            <text:p>-34.8231347918</text:p>
          </table:table-cell>
          <table:table-cell table:formula="of:=SQRT([.Q32]*[.Q32]+[.R32]*[.R32]+[.S32]*[.S32])" office:value-type="float" office:value="39.1545860269201" calcext:value-type="float">
            <text:p>39.1545860269</text:p>
          </table:table-cell>
          <table:table-cell table:number-columns-repeated="1004"/>
        </table:table-row>
        <table:table-row table:style-name="ro1">
          <table:table-cell office:value-type="float" office:value="0.019" calcext:value-type="float">
            <text:p>0.019</text:p>
          </table:table-cell>
          <table:table-cell office:value-type="float" office:value="308.925" calcext:value-type="float">
            <text:p>308.925</text:p>
          </table:table-cell>
          <table:table-cell office:value-type="float" office:value="-303.067" calcext:value-type="float">
            <text:p>-303.067</text:p>
          </table:table-cell>
          <table:table-cell office:value-type="float" office:value="236.328" calcext:value-type="float">
            <text:p>236.328</text:p>
          </table:table-cell>
          <table:table-cell table:formula="of:=SQRT([.B33]*[.B33]+[.C33]*[.C33]+[.D33]*[.D33])" office:value-type="float" office:value="493.087401682501" calcext:value-type="float">
            <text:p>493.0874016825</text:p>
          </table:table-cell>
          <table:table-cell office:value-type="float" office:value="925.954" calcext:value-type="float">
            <text:p>925.954</text:p>
          </table:table-cell>
          <table:table-cell office:value-type="float" office:value="-908.405" calcext:value-type="float">
            <text:p>-908.405</text:p>
          </table:table-cell>
          <table:table-cell office:value-type="float" office:value="750.216" calcext:value-type="float">
            <text:p>750.216</text:p>
          </table:table-cell>
          <table:table-cell table:formula="of:=SQRT([.F33]*[.F33]+[.G33]*[.G33]+[.H33]*[.H33])" office:value-type="float" office:value="1498.47072070061" calcext:value-type="float">
            <text:p>1498.4707207006</text:p>
          </table:table-cell>
          <table:table-cell table:formula="of:=[.F33]-[.B33]" office:value-type="float" office:value="617.029" calcext:value-type="float">
            <text:p>617.029</text:p>
          </table:table-cell>
          <table:table-cell table:formula="of:=[.G33]-[.C33]" office:value-type="float" office:value="-605.338" calcext:value-type="float">
            <text:p>-605.338</text:p>
          </table:table-cell>
          <table:table-cell table:formula="of:=[.H33]-[.D33]" office:value-type="float" office:value="513.888" calcext:value-type="float">
            <text:p>513.888</text:p>
          </table:table-cell>
          <table:table-cell table:formula="of:=SQRT([.J33]*[.J33]+[.K33]*[.K33]+[.L33]*[.L33])" office:value-type="float" office:value="1005.60417542341" calcext:value-type="float">
            <text:p>1005.6041754234</text:p>
          </table:table-cell>
          <table:table-cell table:formula="of:=[.B33] +(IF([.$E33]*[.$B$74] &gt; 0;  [.B33]/[.$E33]*[.$B$74]; 0))" office:value-type="float" office:value="935.436646709881" calcext:value-type="float">
            <text:p>935.4366467099</text:p>
          </table:table-cell>
          <table:table-cell table:formula="of:=[.C33] +(IF([.$E33]*[.$B$74] &gt; 0;  [.C33]/[.$E33]*[.$B$74]; 0))" office:value-type="float" office:value="-917.698399962526" calcext:value-type="float">
            <text:p>-917.6983999625</text:p>
          </table:table-cell>
          <table:table-cell table:formula="of:=[.D33] +(IF([.$E33]*[.$B$74] &gt; 0;  [.D33]/[.$E33]*[.$B$74]; 950))" office:value-type="float" office:value="715.610170247318" calcext:value-type="float">
            <text:p>715.6101702473</text:p>
          </table:table-cell>
          <table:table-cell table:formula="of:=[.N33]-[.F33]" office:value-type="float" office:value="9.48264670988078" calcext:value-type="float">
            <text:p>9.4826467099</text:p>
          </table:table-cell>
          <table:table-cell table:formula="of:=[.O33]-[.G33]" office:value-type="float" office:value="-9.29339996252622" calcext:value-type="float">
            <text:p>-9.2933999625</text:p>
          </table:table-cell>
          <table:table-cell table:formula="of:=[.P33]-[.H33]" office:value-type="float" office:value="-34.6058297526822" calcext:value-type="float">
            <text:p>-34.6058297527</text:p>
          </table:table-cell>
          <table:table-cell table:formula="of:=SQRT([.Q33]*[.Q33]+[.R33]*[.R33]+[.S33]*[.S33])" office:value-type="float" office:value="37.0655004601249" calcext:value-type="float">
            <text:p>37.0655004601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87.939" calcext:value-type="float">
            <text:p>-387.939</text:p>
          </table:table-cell>
          <table:table-cell office:value-type="float" office:value="126.686" calcext:value-type="float">
            <text:p>126.686</text:p>
          </table:table-cell>
          <table:table-cell office:value-type="float" office:value="252.328" calcext:value-type="float">
            <text:p>252.328</text:p>
          </table:table-cell>
          <table:table-cell table:formula="of:=SQRT([.B34]*[.B34]+[.C34]*[.C34]+[.D34]*[.D34])" office:value-type="float" office:value="479.807700960499" calcext:value-type="float">
            <text:p>479.8077009605</text:p>
          </table:table-cell>
          <table:table-cell office:value-type="float" office:value="-1183.312" calcext:value-type="float">
            <text:p>-1183.312</text:p>
          </table:table-cell>
          <table:table-cell office:value-type="float" office:value="386.428" calcext:value-type="float">
            <text:p>386.428</text:p>
          </table:table-cell>
          <table:table-cell office:value-type="float" office:value="811.502" calcext:value-type="float">
            <text:p>811.502</text:p>
          </table:table-cell>
          <table:table-cell table:formula="of:=SQRT([.F34]*[.F34]+[.G34]*[.G34]+[.H34]*[.H34])" office:value-type="float" office:value="1485.96412626012" calcext:value-type="float">
            <text:p>1485.9641262601</text:p>
          </table:table-cell>
          <table:table-cell table:formula="of:=[.F34]-[.B34]" office:value-type="float" office:value="-795.373" calcext:value-type="float">
            <text:p>-795.373</text:p>
          </table:table-cell>
          <table:table-cell table:formula="of:=[.G34]-[.C34]" office:value-type="float" office:value="259.742" calcext:value-type="float">
            <text:p>259.742</text:p>
          </table:table-cell>
          <table:table-cell table:formula="of:=[.H34]-[.D34]" office:value-type="float" office:value="559.174" calcext:value-type="float">
            <text:p>559.174</text:p>
          </table:table-cell>
          <table:table-cell table:formula="of:=SQRT([.J34]*[.J34]+[.K34]*[.K34]+[.L34]*[.L34])" office:value-type="float" office:value="1006.35961662271" calcext:value-type="float">
            <text:p>1006.3596166227</text:p>
          </table:table-cell>
          <table:table-cell table:formula="of:=[.B34] +(IF([.$E34]*[.$B$74] &gt; 0;  [.B34]/[.$E34]*[.$B$74]; 0))" office:value-type="float" office:value="-1196.46916577976" calcext:value-type="float">
            <text:p>-1196.4691657798</text:p>
          </table:table-cell>
          <table:table-cell table:formula="of:=[.C34] +(IF([.$E34]*[.$B$74] &gt; 0;  [.C34]/[.$E34]*[.$B$74]; 0))" office:value-type="float" office:value="390.720945138218" calcext:value-type="float">
            <text:p>390.7209451382</text:p>
          </table:table-cell>
          <table:table-cell table:formula="of:=[.D34] +(IF([.$E34]*[.$B$74] &gt; 0;  [.D34]/[.$E34]*[.$B$74]; 950))" office:value-type="float" office:value="778.222018572189" calcext:value-type="float">
            <text:p>778.2220185722</text:p>
          </table:table-cell>
          <table:table-cell table:formula="of:=[.N34]-[.F34]" office:value-type="float" office:value="-13.1571657797642" calcext:value-type="float">
            <text:p>-13.1571657798</text:p>
          </table:table-cell>
          <table:table-cell table:formula="of:=[.O34]-[.G34]" office:value-type="float" office:value="4.2929451382181" calcext:value-type="float">
            <text:p>4.2929451382</text:p>
          </table:table-cell>
          <table:table-cell table:formula="of:=[.P34]-[.H34]" office:value-type="float" office:value="-33.2799814278113" calcext:value-type="float">
            <text:p>-33.2799814278</text:p>
          </table:table-cell>
          <table:table-cell table:formula="of:=SQRT([.Q34]*[.Q34]+[.R34]*[.R34]+[.S34]*[.S34])" office:value-type="float" office:value="36.0429958958938" calcext:value-type="float">
            <text:p>36.0429958959</text:p>
          </table:table-cell>
          <table:table-cell table:number-columns-repeated="1004"/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359.343" calcext:value-type="float">
            <text:p>359.343</text:p>
          </table:table-cell>
          <table:table-cell office:value-type="float" office:value="-220.923" calcext:value-type="float">
            <text:p>-220.923</text:p>
          </table:table-cell>
          <table:table-cell office:value-type="float" office:value="196.328" calcext:value-type="float">
            <text:p>196.328</text:p>
          </table:table-cell>
          <table:table-cell table:formula="of:=SQRT([.B35]*[.B35]+[.C35]*[.C35]+[.D35]*[.D35])" office:value-type="float" office:value="465.273088800545" calcext:value-type="float">
            <text:p>465.2730888005</text:p>
          </table:table-cell>
          <table:table-cell office:value-type="float" office:value="1119.761" calcext:value-type="float">
            <text:p>1119.761</text:p>
          </table:table-cell>
          <table:table-cell office:value-type="float" office:value="-688.431" calcext:value-type="float">
            <text:p>-688.431</text:p>
          </table:table-cell>
          <table:table-cell office:value-type="float" office:value="655.483" calcext:value-type="float">
            <text:p>655.483</text:p>
          </table:table-cell>
          <table:table-cell table:formula="of:=SQRT([.F35]*[.F35]+[.G35]*[.G35]+[.H35]*[.H35])" office:value-type="float" office:value="1468.82943263369" calcext:value-type="float">
            <text:p>1468.8294326337</text:p>
          </table:table-cell>
          <table:table-cell table:formula="of:=[.F35]-[.B35]" office:value-type="float" office:value="760.418" calcext:value-type="float">
            <text:p>760.418</text:p>
          </table:table-cell>
          <table:table-cell table:formula="of:=[.G35]-[.C35]" office:value-type="float" office:value="-467.508" calcext:value-type="float">
            <text:p>-467.508</text:p>
          </table:table-cell>
          <table:table-cell table:formula="of:=[.H35]-[.D35]" office:value-type="float" office:value="459.155" calcext:value-type="float">
            <text:p>459.155</text:p>
          </table:table-cell>
          <table:table-cell table:formula="of:=SQRT([.J35]*[.J35]+[.K35]*[.K35]+[.L35]*[.L35])" office:value-type="float" office:value="1003.80405399311" calcext:value-type="float">
            <text:p>1003.8040539931</text:p>
          </table:table-cell>
          <table:table-cell table:formula="of:=[.B35] +(IF([.$E35]*[.$B$74] &gt; 0;  [.B35]/[.$E35]*[.$B$74]; 0))" office:value-type="float" office:value="1131.67006694121" calcext:value-type="float">
            <text:p>1131.6700669412</text:p>
          </table:table-cell>
          <table:table-cell table:formula="of:=[.C35] +(IF([.$E35]*[.$B$74] &gt; 0;  [.C35]/[.$E35]*[.$B$74]; 0))" office:value-type="float" office:value="-695.747367275422" calcext:value-type="float">
            <text:p>-695.7473672754</text:p>
          </table:table-cell>
          <table:table-cell table:formula="of:=[.D35] +(IF([.$E35]*[.$B$74] &gt; 0;  [.D35]/[.$E35]*[.$B$74]; 950))" office:value-type="float" office:value="618.290939026036" calcext:value-type="float">
            <text:p>618.290939026</text:p>
          </table:table-cell>
          <table:table-cell table:formula="of:=[.N35]-[.F35]" office:value-type="float" office:value="11.9090669412053" calcext:value-type="float">
            <text:p>11.9090669412</text:p>
          </table:table-cell>
          <table:table-cell table:formula="of:=[.O35]-[.G35]" office:value-type="float" office:value="-7.31636727542173" calcext:value-type="float">
            <text:p>-7.3163672754</text:p>
          </table:table-cell>
          <table:table-cell table:formula="of:=[.P35]-[.H35]" office:value-type="float" office:value="-37.1920609739637" calcext:value-type="float">
            <text:p>-37.192060974</text:p>
          </table:table-cell>
          <table:table-cell table:formula="of:=SQRT([.Q35]*[.Q35]+[.R35]*[.R35]+[.S35]*[.S35])" office:value-type="float" office:value="39.7316562077395" calcext:value-type="float">
            <text:p>39.7316562077</text:p>
          </table:table-cell>
          <table:table-cell table:number-columns-repeated="1004"/>
        </table:table-row>
        <table:table-row table:style-name="ro1">
          <table:table-cell office:value-type="float" office:value="0.049" calcext:value-type="float">
            <text:p>0.049</text:p>
          </table:table-cell>
          <table:table-cell office:value-type="float" office:value="40.779" calcext:value-type="float">
            <text:p>40.779</text:p>
          </table:table-cell>
          <table:table-cell office:value-type="float" office:value="-297.215" calcext:value-type="float">
            <text:p>-297.215</text:p>
          </table:table-cell>
          <table:table-cell office:value-type="float" office:value="213.128" calcext:value-type="float">
            <text:p>213.128</text:p>
          </table:table-cell>
          <table:table-cell table:formula="of:=SQRT([.B36]*[.B36]+[.C36]*[.C36]+[.D36]*[.D36])" office:value-type="float" office:value="367.998950338177" calcext:value-type="float">
            <text:p>367.9989503382</text:p>
          </table:table-cell>
          <table:table-cell office:value-type="float" office:value="149.171" calcext:value-type="float">
            <text:p>149.171</text:p>
          </table:table-cell>
          <table:table-cell office:value-type="float" office:value="-1087.142" calcext:value-type="float">
            <text:p>-1087.142</text:p>
          </table:table-cell>
          <table:table-cell office:value-type="float" office:value="826.074" calcext:value-type="float">
            <text:p>826.074</text:p>
          </table:table-cell>
          <table:table-cell table:formula="of:=SQRT([.F36]*[.F36]+[.G36]*[.G36]+[.H36]*[.H36])" office:value-type="float" office:value="1373.50936250213" calcext:value-type="float">
            <text:p>1373.5093625021</text:p>
          </table:table-cell>
          <table:table-cell table:formula="of:=[.F36]-[.B36]" office:value-type="float" office:value="108.392" calcext:value-type="float">
            <text:p>108.392</text:p>
          </table:table-cell>
          <table:table-cell table:formula="of:=[.G36]-[.C36]" office:value-type="float" office:value="-789.927" calcext:value-type="float">
            <text:p>-789.927</text:p>
          </table:table-cell>
          <table:table-cell table:formula="of:=[.H36]-[.D36]" office:value-type="float" office:value="612.946" calcext:value-type="float">
            <text:p>612.946</text:p>
          </table:table-cell>
          <table:table-cell table:formula="of:=SQRT([.J36]*[.J36]+[.K36]*[.K36]+[.L36]*[.L36])" office:value-type="float" office:value="1005.70188918436" calcext:value-type="float">
            <text:p>1005.7018891844</text:p>
          </table:table-cell>
          <table:table-cell table:formula="of:=[.B36] +(IF([.$E36]*[.$B$74] &gt; 0;  [.B36]/[.$E36]*[.$B$74]; 0))" office:value-type="float" office:value="151.59181607604" calcext:value-type="float">
            <text:p>151.591816076</text:p>
          </table:table-cell>
          <table:table-cell table:formula="of:=[.C36] +(IF([.$E36]*[.$B$74] &gt; 0;  [.C36]/[.$E36]*[.$B$74]; 0))" office:value-type="float" office:value="-1104.8667602207" calcext:value-type="float">
            <text:p>-1104.8667602207</text:p>
          </table:table-cell>
          <table:table-cell table:formula="of:=[.D36] +(IF([.$E36]*[.$B$74] &gt; 0;  [.D36]/[.$E36]*[.$B$74]; 950))" office:value-type="float" office:value="792.281825857774" calcext:value-type="float">
            <text:p>792.2818258578</text:p>
          </table:table-cell>
          <table:table-cell table:formula="of:=[.N36]-[.F36]" office:value-type="float" office:value="2.42081607603956" calcext:value-type="float">
            <text:p>2.420816076</text:p>
          </table:table-cell>
          <table:table-cell table:formula="of:=[.O36]-[.G36]" office:value-type="float" office:value="-17.724760220704" calcext:value-type="float">
            <text:p>-17.7247602207</text:p>
          </table:table-cell>
          <table:table-cell table:formula="of:=[.P36]-[.H36]" office:value-type="float" office:value="-33.7921741422264" calcext:value-type="float">
            <text:p>-33.7921741422</text:p>
          </table:table-cell>
          <table:table-cell table:formula="of:=SQRT([.Q36]*[.Q36]+[.R36]*[.R36]+[.S36]*[.S36])" office:value-type="float" office:value="38.2353044791592" calcext:value-type="float">
            <text:p>38.2353044792</text:p>
          </table:table-cell>
          <table:table-cell table:number-columns-repeated="1004"/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358.148" calcext:value-type="float">
            <text:p>358.148</text:p>
          </table:table-cell>
          <table:table-cell office:value-type="float" office:value="-104.855" calcext:value-type="float">
            <text:p>-104.855</text:p>
          </table:table-cell>
          <table:table-cell office:value-type="float" office:value="197.128" calcext:value-type="float">
            <text:p>197.128</text:p>
          </table:table-cell>
          <table:table-cell table:formula="of:=SQRT([.B37]*[.B37]+[.C37]*[.C37]+[.D37]*[.D37])" office:value-type="float" office:value="422.047401737056" calcext:value-type="float">
            <text:p>422.0474017371</text:p>
          </table:table-cell>
          <table:table-cell office:value-type="float" office:value="1191.602" calcext:value-type="float">
            <text:p>1191.602</text:p>
          </table:table-cell>
          <table:table-cell office:value-type="float" office:value="-348.866" calcext:value-type="float">
            <text:p>-348.866</text:p>
          </table:table-cell>
          <table:table-cell office:value-type="float" office:value="700.905" calcext:value-type="float">
            <text:p>700.905</text:p>
          </table:table-cell>
          <table:table-cell table:formula="of:=SQRT([.F37]*[.F37]+[.G37]*[.G37]+[.H37]*[.H37])" office:value-type="float" office:value="1425.79473676438" calcext:value-type="float">
            <text:p>1425.7947367644</text:p>
          </table:table-cell>
          <table:table-cell table:formula="of:=[.F37]-[.B37]" office:value-type="float" office:value="833.454" calcext:value-type="float">
            <text:p>833.454</text:p>
          </table:table-cell>
          <table:table-cell table:formula="of:=[.G37]-[.C37]" office:value-type="float" office:value="-244.011" calcext:value-type="float">
            <text:p>-244.011</text:p>
          </table:table-cell>
          <table:table-cell table:formula="of:=[.H37]-[.D37]" office:value-type="float" office:value="503.777" calcext:value-type="float">
            <text:p>503.777</text:p>
          </table:table-cell>
          <table:table-cell table:formula="of:=SQRT([.J37]*[.J37]+[.K37]*[.K37]+[.L37]*[.L37])" office:value-type="float" office:value="1003.98117709746" calcext:value-type="float">
            <text:p>1003.9811770975</text:p>
          </table:table-cell>
          <table:table-cell table:formula="of:=[.B37] +(IF([.$E37]*[.$B$74] &gt; 0;  [.B37]/[.$E37]*[.$B$74]; 0))" office:value-type="float" office:value="1206.74462333174" calcext:value-type="float">
            <text:p>1206.7446233317</text:p>
          </table:table-cell>
          <table:table-cell table:formula="of:=[.C37] +(IF([.$E37]*[.$B$74] &gt; 0;  [.C37]/[.$E37]*[.$B$74]; 0))" office:value-type="float" office:value="-353.298657201631" calcext:value-type="float">
            <text:p>-353.2986572016</text:p>
          </table:table-cell>
          <table:table-cell table:formula="of:=[.D37] +(IF([.$E37]*[.$B$74] &gt; 0;  [.D37]/[.$E37]*[.$B$74]; 950))" office:value-type="float" office:value="664.203497180325" calcext:value-type="float">
            <text:p>664.2034971803</text:p>
          </table:table-cell>
          <table:table-cell table:formula="of:=[.N37]-[.F37]" office:value-type="float" office:value="15.1426233317397" calcext:value-type="float">
            <text:p>15.1426233317</text:p>
          </table:table-cell>
          <table:table-cell table:formula="of:=[.O37]-[.G37]" office:value-type="float" office:value="-4.43265720163055" calcext:value-type="float">
            <text:p>-4.4326572016</text:p>
          </table:table-cell>
          <table:table-cell table:formula="of:=[.P37]-[.H37]" office:value-type="float" office:value="-36.7015028196746" calcext:value-type="float">
            <text:p>-36.7015028197</text:p>
          </table:table-cell>
          <table:table-cell table:formula="of:=SQRT([.Q37]*[.Q37]+[.R37]*[.R37]+[.S37]*[.S37])" office:value-type="float" office:value="39.9493153940928" calcext:value-type="float">
            <text:p>39.9493153941</text:p>
          </table:table-cell>
          <table:table-cell table:number-columns-repeated="1004"/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-130.335" calcext:value-type="float">
            <text:p>-130.335</text:p>
          </table:table-cell>
          <table:table-cell office:value-type="float" office:value="270.211" calcext:value-type="float">
            <text:p>270.211</text:p>
          </table:table-cell>
          <table:table-cell office:value-type="float" office:value="0" calcext:value-type="float">
            <text:p>0</text:p>
          </table:table-cell>
          <table:table-cell table:formula="of:=SQRT([.B38]*[.B38]+[.C38]*[.C38]+[.D38]*[.D38])" office:value-type="float" office:value="300.001994570036" calcext:value-type="float">
            <text:p>300.00199457</text:p>
          </table:table-cell>
          <table:table-cell office:value-type="float" office:value="-535.434" calcext:value-type="float">
            <text:p>-535.434</text:p>
          </table:table-cell>
          <table:table-cell office:value-type="float" office:value="1110.069" calcext:value-type="float">
            <text:p>1110.069</text:p>
          </table:table-cell>
          <table:table-cell office:value-type="float" office:value="0" calcext:value-type="float">
            <text:p>0</text:p>
          </table:table-cell>
          <table:table-cell table:formula="of:=SQRT([.F38]*[.F38]+[.G38]*[.G38]+[.H38]*[.H38])" office:value-type="float" office:value="1232.45395577969" calcext:value-type="float">
            <text:p>1232.4539557797</text:p>
          </table:table-cell>
          <table:table-cell table:formula="of:=[.F38]-[.B38]" office:value-type="float" office:value="-405.099" calcext:value-type="float">
            <text:p>-405.099</text:p>
          </table:table-cell>
          <table:table-cell table:formula="of:=[.G38]-[.C38]" office:value-type="float" office:value="839.858" calcext:value-type="float">
            <text:p>839.858</text:p>
          </table:table-cell>
          <table:table-cell table:formula="of:=[.H38]-[.D38]" office:value-type="float" office:value="0" calcext:value-type="float">
            <text:p>0</text:p>
          </table:table-cell>
          <table:table-cell table:formula="of:=SQRT([.J38]*[.J38]+[.K38]*[.K38]+[.L38]*[.L38])" office:value-type="float" office:value="932.451961210335" calcext:value-type="float">
            <text:p>932.4519612103</text:p>
          </table:table-cell>
          <table:table-cell table:formula="of:=[.B38] +(IF([.$E38]*[.$B$74] &gt; 0;  [.B38]/[.$E38]*[.$B$74]; 0))" office:value-type="float" office:value="-564.782111549363" calcext:value-type="float">
            <text:p>-564.7821115494</text:p>
          </table:table-cell>
          <table:table-cell table:formula="of:=[.C38] +(IF([.$E38]*[.$B$74] &gt; 0;  [.C38]/[.$E38]*[.$B$74]; 0))" office:value-type="float" office:value="1170.90834498688" calcext:value-type="float">
            <text:p>1170.9083449869</text:p>
          </table:table-cell>
          <table:table-cell table:formula="of:=[.D38] +(IF([.$E38]*[.$B$74] &gt; 0;  [.D38]/[.$E38]*[.$B$74]; 950))" office:value-type="float" office:value="0" calcext:value-type="float">
            <text:p>0</text:p>
          </table:table-cell>
          <table:table-cell table:formula="of:=[.N38]-[.F38]" office:value-type="float" office:value="-29.3481115493635" calcext:value-type="float">
            <text:p>-29.3481115494</text:p>
          </table:table-cell>
          <table:table-cell table:formula="of:=[.O38]-[.G38]" office:value-type="float" office:value="60.8393449868802" calcext:value-type="float">
            <text:p>60.8393449869</text:p>
          </table:table-cell>
          <table:table-cell table:formula="of:=[.P38]-[.H38]" office:value-type="float" office:value="0" calcext:value-type="float">
            <text:p>0</text:p>
          </table:table-cell>
          <table:table-cell table:formula="of:=SQRT([.Q38]*[.Q38]+[.R38]*[.R38]+[.S38]*[.S38])" office:value-type="float" office:value="67.5480388312385" calcext:value-type="float">
            <text:p>67.5480388312</text:p>
          </table:table-cell>
          <table:table-cell table:number-columns-repeated="1004"/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148.668" calcext:value-type="float">
            <text:p>148.668</text:p>
          </table:table-cell>
          <table:table-cell office:value-type="float" office:value="-260.865" calcext:value-type="float">
            <text:p>-260.865</text:p>
          </table:table-cell>
          <table:table-cell office:value-type="float" office:value="196.328" calcext:value-type="float">
            <text:p>196.328</text:p>
          </table:table-cell>
          <table:table-cell table:formula="of:=SQRT([.B39]*[.B39]+[.C39]*[.C39]+[.D39]*[.D39])" office:value-type="float" office:value="358.744206967862" calcext:value-type="float">
            <text:p>358.7442069679</text:p>
          </table:table-cell>
          <table:table-cell office:value-type="float" office:value="553.981" calcext:value-type="float">
            <text:p>553.981</text:p>
          </table:table-cell>
          <table:table-cell office:value-type="float" office:value="-972.052" calcext:value-type="float">
            <text:p>-972.052</text:p>
          </table:table-cell>
          <table:table-cell office:value-type="float" office:value="778.928" calcext:value-type="float">
            <text:p>778.928</text:p>
          </table:table-cell>
          <table:table-cell table:formula="of:=SQRT([.F39]*[.F39]+[.G39]*[.G39]+[.H39]*[.H39])" office:value-type="float" office:value="1363.27138466594" calcext:value-type="float">
            <text:p>1363.271384666</text:p>
          </table:table-cell>
          <table:table-cell table:formula="of:=[.F39]-[.B39]" office:value-type="float" office:value="405.313" calcext:value-type="float">
            <text:p>405.313</text:p>
          </table:table-cell>
          <table:table-cell table:formula="of:=[.G39]-[.C39]" office:value-type="float" office:value="-711.187" calcext:value-type="float">
            <text:p>-711.187</text:p>
          </table:table-cell>
          <table:table-cell table:formula="of:=[.H39]-[.D39]" office:value-type="float" office:value="582.6" calcext:value-type="float">
            <text:p>582.6</text:p>
          </table:table-cell>
          <table:table-cell table:formula="of:=SQRT([.J39]*[.J39]+[.K39]*[.K39]+[.L39]*[.L39])" office:value-type="float" office:value="1004.73296797607" calcext:value-type="float">
            <text:p>1004.7329679761</text:p>
          </table:table-cell>
          <table:table-cell table:formula="of:=[.B39] +(IF([.$E39]*[.$B$74] &gt; 0;  [.B39]/[.$E39]*[.$B$74]; 0))" office:value-type="float" office:value="563.080266769561" calcext:value-type="float">
            <text:p>563.0802667696</text:p>
          </table:table-cell>
          <table:table-cell table:formula="of:=[.C39] +(IF([.$E39]*[.$B$74] &gt; 0;  [.C39]/[.$E39]*[.$B$74]; 0))" office:value-type="float" office:value="-988.026567861554" calcext:value-type="float">
            <text:p>-988.0265678616</text:p>
          </table:table-cell>
          <table:table-cell table:formula="of:=[.D39] +(IF([.$E39]*[.$B$74] &gt; 0;  [.D39]/[.$E39]*[.$B$74]; 950))" office:value-type="float" office:value="743.592586261565" calcext:value-type="float">
            <text:p>743.5925862616</text:p>
          </table:table-cell>
          <table:table-cell table:formula="of:=[.N39]-[.F39]" office:value-type="float" office:value="9.0992667695607" calcext:value-type="float">
            <text:p>9.0992667696</text:p>
          </table:table-cell>
          <table:table-cell table:formula="of:=[.O39]-[.G39]" office:value-type="float" office:value="-15.9745678615536" calcext:value-type="float">
            <text:p>-15.9745678616</text:p>
          </table:table-cell>
          <table:table-cell table:formula="of:=[.P39]-[.H39]" office:value-type="float" office:value="-35.3354137384352" calcext:value-type="float">
            <text:p>-35.3354137384</text:p>
          </table:table-cell>
          <table:table-cell table:formula="of:=SQRT([.Q39]*[.Q39]+[.R39]*[.R39]+[.S39]*[.S39])" office:value-type="float" office:value="39.8318332263707" calcext:value-type="float">
            <text:p>39.8318332264</text:p>
          </table:table-cell>
          <table:table-cell table:number-columns-repeated="100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-125.276" calcext:value-type="float">
            <text:p>-125.276</text:p>
          </table:table-cell>
          <table:table-cell office:value-type="float" office:value="272.649" calcext:value-type="float">
            <text:p>272.649</text:p>
          </table:table-cell>
          <table:table-cell office:value-type="float" office:value="245.128" calcext:value-type="float">
            <text:p>245.128</text:p>
          </table:table-cell>
          <table:table-cell table:formula="of:=SQRT([.B40]*[.B40]+[.C40]*[.C40]+[.D40]*[.D40])" office:value-type="float" office:value="387.452306433966" calcext:value-type="float">
            <text:p>387.452306434</text:p>
          </table:table-cell>
          <table:table-cell office:value-type="float" office:value="-441.361" calcext:value-type="float">
            <text:p>-441.361</text:p>
          </table:table-cell>
          <table:table-cell office:value-type="float" office:value="960.603" calcext:value-type="float">
            <text:p>960.603</text:p>
          </table:table-cell>
          <table:table-cell office:value-type="float" office:value="908.604" calcext:value-type="float">
            <text:p>908.604</text:p>
          </table:table-cell>
          <table:table-cell table:formula="of:=SQRT([.F40]*[.F40]+[.G40]*[.G40]+[.H40]*[.H40])" office:value-type="float" office:value="1393.95799246104" calcext:value-type="float">
            <text:p>1393.957992461</text:p>
          </table:table-cell>
          <table:table-cell table:formula="of:=[.F40]-[.B40]" office:value-type="float" office:value="-316.085" calcext:value-type="float">
            <text:p>-316.085</text:p>
          </table:table-cell>
          <table:table-cell table:formula="of:=[.G40]-[.C40]" office:value-type="float" office:value="687.954" calcext:value-type="float">
            <text:p>687.954</text:p>
          </table:table-cell>
          <table:table-cell table:formula="of:=[.H40]-[.D40]" office:value-type="float" office:value="663.476" calcext:value-type="float">
            <text:p>663.476</text:p>
          </table:table-cell>
          <table:table-cell table:formula="of:=SQRT([.J40]*[.J40]+[.K40]*[.K40]+[.L40]*[.L40])" office:value-type="float" office:value="1006.67315247651" calcext:value-type="float">
            <text:p>1006.6731524765</text:p>
          </table:table-cell>
          <table:table-cell table:formula="of:=[.B40] +(IF([.$E40]*[.$B$74] &gt; 0;  [.B40]/[.$E40]*[.$B$74]; 0))" office:value-type="float" office:value="-448.608699069507" calcext:value-type="float">
            <text:p>-448.6086990695</text:p>
          </table:table-cell>
          <table:table-cell table:formula="of:=[.C40] +(IF([.$E40]*[.$B$74] &gt; 0;  [.C40]/[.$E40]*[.$B$74]; 0))" office:value-type="float" office:value="976.345933719164" calcext:value-type="float">
            <text:p>976.3459337192</text:p>
          </table:table-cell>
          <table:table-cell table:formula="of:=[.D40] +(IF([.$E40]*[.$B$74] &gt; 0;  [.D40]/[.$E40]*[.$B$74]; 950))" office:value-type="float" office:value="877.794255767347" calcext:value-type="float">
            <text:p>877.7942557673</text:p>
          </table:table-cell>
          <table:table-cell table:formula="of:=[.N40]-[.F40]" office:value-type="float" office:value="-7.24769906950701" calcext:value-type="float">
            <text:p>-7.2476990695</text:p>
          </table:table-cell>
          <table:table-cell table:formula="of:=[.O40]-[.G40]" office:value-type="float" office:value="15.7429337191644" calcext:value-type="float">
            <text:p>15.7429337192</text:p>
          </table:table-cell>
          <table:table-cell table:formula="of:=[.P40]-[.H40]" office:value-type="float" office:value="-30.8097442326534" calcext:value-type="float">
            <text:p>-30.8097442327</text:p>
          </table:table-cell>
          <table:table-cell table:formula="of:=SQRT([.Q40]*[.Q40]+[.R40]*[.R40]+[.S40]*[.S40])" office:value-type="float" office:value="35.3498153258211" calcext:value-type="float">
            <text:p>35.3498153258</text:p>
          </table:table-cell>
          <table:table-cell table:number-columns-repeated="1004"/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4.728" calcext:value-type="float">
            <text:p>4.728</text:p>
          </table:table-cell>
          <table:table-cell office:value-type="float" office:value="-148.964" calcext:value-type="float">
            <text:p>-148.964</text:p>
          </table:table-cell>
          <table:table-cell office:value-type="float" office:value="189.128" calcext:value-type="float">
            <text:p>189.128</text:p>
          </table:table-cell>
          <table:table-cell table:formula="of:=SQRT([.B41]*[.B41]+[.C41]*[.C41]+[.D41]*[.D41])" office:value-type="float" office:value="240.79457565319" calcext:value-type="float">
            <text:p>240.7945756532</text:p>
          </table:table-cell>
          <table:table-cell office:value-type="float" office:value="23.69" calcext:value-type="float">
            <text:p>23.69</text:p>
          </table:table-cell>
          <table:table-cell office:value-type="float" office:value="-746.87" calcext:value-type="float">
            <text:p>-746.87</text:p>
          </table:table-cell>
          <table:table-cell office:value-type="float" office:value="1002.048" calcext:value-type="float">
            <text:p>1002.048</text:p>
          </table:table-cell>
          <table:table-cell table:formula="of:=SQRT([.F41]*[.F41]+[.G41]*[.G41]+[.H41]*[.H41])" office:value-type="float" office:value="1249.99048288537" calcext:value-type="float">
            <text:p>1249.9904828854</text:p>
          </table:table-cell>
          <table:table-cell table:formula="of:=[.F41]-[.B41]" office:value-type="float" office:value="18.962" calcext:value-type="float">
            <text:p>18.962</text:p>
          </table:table-cell>
          <table:table-cell table:formula="of:=[.G41]-[.C41]" office:value-type="float" office:value="-597.906" calcext:value-type="float">
            <text:p>-597.906</text:p>
          </table:table-cell>
          <table:table-cell table:formula="of:=[.H41]-[.D41]" office:value-type="float" office:value="812.92" calcext:value-type="float">
            <text:p>812.92</text:p>
          </table:table-cell>
          <table:table-cell table:formula="of:=SQRT([.J41]*[.J41]+[.K41]*[.K41]+[.L41]*[.L41])" office:value-type="float" office:value="1009.30177285092" calcext:value-type="float">
            <text:p>1009.3017728509</text:p>
          </table:table-cell>
          <table:table-cell table:formula="of:=[.B41] +(IF([.$E41]*[.$B$74] &gt; 0;  [.B41]/[.$E41]*[.$B$74]; 0))" office:value-type="float" office:value="24.3629937999002" calcext:value-type="float">
            <text:p>24.3629937999</text:p>
          </table:table-cell>
          <table:table-cell table:formula="of:=[.C41] +(IF([.$E41]*[.$B$74] &gt; 0;  [.C41]/[.$E41]*[.$B$74]; 0))" office:value-type="float" office:value="-767.599198055909" calcext:value-type="float">
            <text:p>-767.5991980559</text:p>
          </table:table-cell>
          <table:table-cell table:formula="of:=[.D41] +(IF([.$E41]*[.$B$74] &gt; 0;  [.D41]/[.$E41]*[.$B$74]; 950))" office:value-type="float" office:value="974.560975335772" calcext:value-type="float">
            <text:p>974.5609753358</text:p>
          </table:table-cell>
          <table:table-cell table:formula="of:=[.N41]-[.F41]" office:value-type="float" office:value="0.67299379990023" calcext:value-type="float">
            <text:p>0.6729937999</text:p>
          </table:table-cell>
          <table:table-cell table:formula="of:=[.O41]-[.G41]" office:value-type="float" office:value="-20.7291980559093" calcext:value-type="float">
            <text:p>-20.7291980559</text:p>
          </table:table-cell>
          <table:table-cell table:formula="of:=[.P41]-[.H41]" office:value-type="float" office:value="-27.4870246642276" calcext:value-type="float">
            <text:p>-27.4870246642</text:p>
          </table:table-cell>
          <table:table-cell table:formula="of:=SQRT([.Q41]*[.Q41]+[.R41]*[.R41]+[.S41]*[.S41])" office:value-type="float" office:value="34.4338365214751" calcext:value-type="float">
            <text:p>34.4338365215</text:p>
          </table:table-cell>
          <table:table-cell table:number-columns-repeated="1004"/>
        </table:table-row>
        <table:table-row table:style-name="ro1">
          <table:table-cell office:value-type="float" office:value="0.249" calcext:value-type="float">
            <text:p>0.249</text:p>
          </table:table-cell>
          <table:table-cell office:value-type="float" office:value="-4.315" calcext:value-type="float">
            <text:p>-4.315</text:p>
          </table:table-cell>
          <table:table-cell office:value-type="float" office:value="296.908" calcext:value-type="float">
            <text:p>296.908</text:p>
          </table:table-cell>
          <table:table-cell office:value-type="float" office:value="52.328" calcext:value-type="float">
            <text:p>52.328</text:p>
          </table:table-cell>
          <table:table-cell table:formula="of:=SQRT([.B42]*[.B42]+[.C42]*[.C42]+[.D42]*[.D42])" office:value-type="float" office:value="301.514840883496" calcext:value-type="float">
            <text:p>301.5148408835</text:p>
          </table:table-cell>
          <table:table-cell office:value-type="float" office:value="-18.372" calcext:value-type="float">
            <text:p>-18.372</text:p>
          </table:table-cell>
          <table:table-cell office:value-type="float" office:value="1262.73" calcext:value-type="float">
            <text:p>1262.73</text:p>
          </table:table-cell>
          <table:table-cell office:value-type="float" office:value="277.68" calcext:value-type="float">
            <text:p>277.68</text:p>
          </table:table-cell>
          <table:table-cell table:formula="of:=SQRT([.F42]*[.F42]+[.G42]*[.G42]+[.H42]*[.H42])" office:value-type="float" office:value="1293.03161820738" calcext:value-type="float">
            <text:p>1293.0316182074</text:p>
          </table:table-cell>
          <table:table-cell table:formula="of:=[.F42]-[.B42]" office:value-type="float" office:value="-14.057" calcext:value-type="float">
            <text:p>-14.057</text:p>
          </table:table-cell>
          <table:table-cell table:formula="of:=[.G42]-[.C42]" office:value-type="float" office:value="965.822" calcext:value-type="float">
            <text:p>965.822</text:p>
          </table:table-cell>
          <table:table-cell table:formula="of:=[.H42]-[.D42]" office:value-type="float" office:value="225.352" calcext:value-type="float">
            <text:p>225.352</text:p>
          </table:table-cell>
          <table:table-cell table:formula="of:=SQRT([.J42]*[.J42]+[.K42]*[.K42]+[.L42]*[.L42])" office:value-type="float" office:value="991.863528332905" calcext:value-type="float">
            <text:p>991.8635283329</text:p>
          </table:table-cell>
          <table:table-cell table:formula="of:=[.B42] +(IF([.$E42]*[.$B$74] &gt; 0;  [.B42]/[.$E42]*[.$B$74]; 0))" office:value-type="float" office:value="-18.6260700201563" calcext:value-type="float">
            <text:p>-18.6260700202</text:p>
          </table:table-cell>
          <table:table-cell table:formula="of:=[.C42] +(IF([.$E42]*[.$B$74] &gt; 0;  [.C42]/[.$E42]*[.$B$74]; 0))" office:value-type="float" office:value="1281.62901449469" calcext:value-type="float">
            <text:p>1281.6290144947</text:p>
          </table:table-cell>
          <table:table-cell table:formula="of:=[.D42] +(IF([.$E42]*[.$B$74] &gt; 0;  [.D42]/[.$E42]*[.$B$74]; 950))" office:value-type="float" office:value="225.878329551504" calcext:value-type="float">
            <text:p>225.8783295515</text:p>
          </table:table-cell>
          <table:table-cell table:formula="of:=[.N42]-[.F42]" office:value-type="float" office:value="-0.254070020156306" calcext:value-type="float">
            <text:p>-0.2540700202</text:p>
          </table:table-cell>
          <table:table-cell table:formula="of:=[.O42]-[.G42]" office:value-type="float" office:value="18.8990144946856" calcext:value-type="float">
            <text:p>18.8990144947</text:p>
          </table:table-cell>
          <table:table-cell table:formula="of:=[.P42]-[.H42]" office:value-type="float" office:value="-51.8016704484962" calcext:value-type="float">
            <text:p>-51.8016704485</text:p>
          </table:table-cell>
          <table:table-cell table:formula="of:=SQRT([.Q42]*[.Q42]+[.R42]*[.R42]+[.S42]*[.S42])" office:value-type="float" office:value="55.1420924675522" calcext:value-type="float">
            <text:p>55.1420924676</text:p>
          </table:table-cell>
          <table:table-cell table:number-columns-repeated="1004"/>
        </table:table-row>
        <table:table-row table:style-name="ro1">
          <table:table-cell office:value-type="float" office:value="0.039" calcext:value-type="float">
            <text:p>0.039</text:p>
          </table:table-cell>
          <table:table-cell office:value-type="float" office:value="-100.575" calcext:value-type="float">
            <text:p>-100.575</text:p>
          </table:table-cell>
          <table:table-cell office:value-type="float" office:value="-350.455" calcext:value-type="float">
            <text:p>-350.455</text:p>
          </table:table-cell>
          <table:table-cell office:value-type="float" office:value="220.328" calcext:value-type="float">
            <text:p>220.328</text:p>
          </table:table-cell>
          <table:table-cell table:formula="of:=SQRT([.B43]*[.B43]+[.C43]*[.C43]+[.D43]*[.D43])" office:value-type="float" office:value="426.00289345731" calcext:value-type="float">
            <text:p>426.0028934573</text:p>
          </table:table-cell>
          <table:table-cell office:value-type="float" office:value="-332.327" calcext:value-type="float">
            <text:p>-332.327</text:p>
          </table:table-cell>
          <table:table-cell office:value-type="float" office:value="-1158.001" calcext:value-type="float">
            <text:p>-1158.001</text:p>
          </table:table-cell>
          <table:table-cell office:value-type="float" office:value="772.301" calcext:value-type="float">
            <text:p>772.301</text:p>
          </table:table-cell>
          <table:table-cell table:formula="of:=SQRT([.F43]*[.F43]+[.G43]*[.G43]+[.H43]*[.H43])" office:value-type="float" office:value="1431.03332788968" calcext:value-type="float">
            <text:p>1431.0333278897</text:p>
          </table:table-cell>
          <table:table-cell table:formula="of:=[.F43]-[.B43]" office:value-type="float" office:value="-231.752" calcext:value-type="float">
            <text:p>-231.752</text:p>
          </table:table-cell>
          <table:table-cell table:formula="of:=[.G43]-[.C43]" office:value-type="float" office:value="-807.546" calcext:value-type="float">
            <text:p>-807.546</text:p>
          </table:table-cell>
          <table:table-cell table:formula="of:=[.H43]-[.D43]" office:value-type="float" office:value="551.973" calcext:value-type="float">
            <text:p>551.973</text:p>
          </table:table-cell>
          <table:table-cell table:formula="of:=SQRT([.J43]*[.J43]+[.K43]*[.K43]+[.L43]*[.L43])" office:value-type="float" office:value="1005.24311703637" calcext:value-type="float">
            <text:p>1005.2431170364</text:p>
          </table:table-cell>
          <table:table-cell table:formula="of:=[.B43] +(IF([.$E43]*[.$B$74] &gt; 0;  [.B43]/[.$E43]*[.$B$74]; 0))" office:value-type="float" office:value="-336.664945736668" calcext:value-type="float">
            <text:p>-336.6649457367</text:p>
          </table:table-cell>
          <table:table-cell table:formula="of:=[.C43] +(IF([.$E43]*[.$B$74] &gt; 0;  [.C43]/[.$E43]*[.$B$74]; 0))" office:value-type="float" office:value="-1173.1137316246" calcext:value-type="float">
            <text:p>-1173.1137316246</text:p>
          </table:table-cell>
          <table:table-cell table:formula="of:=[.D43] +(IF([.$E43]*[.$B$74] &gt; 0;  [.D43]/[.$E43]*[.$B$74]; 950))" office:value-type="float" office:value="737.526365043686" calcext:value-type="float">
            <text:p>737.5263650437</text:p>
          </table:table-cell>
          <table:table-cell table:formula="of:=[.N43]-[.F43]" office:value-type="float" office:value="-4.33794573666842" calcext:value-type="float">
            <text:p>-4.3379457367</text:p>
          </table:table-cell>
          <table:table-cell table:formula="of:=[.O43]-[.G43]" office:value-type="float" office:value="-15.1127316245997" calcext:value-type="float">
            <text:p>-15.1127316246</text:p>
          </table:table-cell>
          <table:table-cell table:formula="of:=[.P43]-[.H43]" office:value-type="float" office:value="-34.7746349563145" calcext:value-type="float">
            <text:p>-34.7746349563</text:p>
          </table:table-cell>
          <table:table-cell table:formula="of:=SQRT([.Q43]*[.Q43]+[.R43]*[.R43]+[.S43]*[.S43])" office:value-type="float" office:value="38.163957691995" calcext:value-type="float">
            <text:p>38.163957692</text:p>
          </table:table-cell>
          <table:table-cell table:number-columns-repeated="1004"/>
        </table:table-row>
        <table:table-row table:style-name="ro1">
          <table:table-cell office:value-type="float" office:value="0.278" calcext:value-type="float">
            <text:p>0.278</text:p>
          </table:table-cell>
          <table:table-cell office:value-type="float" office:value="-143.715" calcext:value-type="float">
            <text:p>-143.715</text:p>
          </table:table-cell>
          <table:table-cell office:value-type="float" office:value="399.684" calcext:value-type="float">
            <text:p>399.684</text:p>
          </table:table-cell>
          <table:table-cell office:value-type="float" office:value="29.128" calcext:value-type="float">
            <text:p>29.128</text:p>
          </table:table-cell>
          <table:table-cell table:formula="of:=SQRT([.B44]*[.B44]+[.C44]*[.C44]+[.D44]*[.D44])" office:value-type="float" office:value="425.734355514093" calcext:value-type="float">
            <text:p>425.7343555141</text:p>
          </table:table-cell>
          <table:table-cell office:value-type="float" office:value="-477.332" calcext:value-type="float">
            <text:p>-477.332</text:p>
          </table:table-cell>
          <table:table-cell office:value-type="float" office:value="1327.509" calcext:value-type="float">
            <text:p>1327.509</text:p>
          </table:table-cell>
          <table:table-cell office:value-type="float" office:value="147.27" calcext:value-type="float">
            <text:p>147.27</text:p>
          </table:table-cell>
          <table:table-cell table:formula="of:=SQRT([.F44]*[.F44]+[.G44]*[.G44]+[.H44]*[.H44])" office:value-type="float" office:value="1418.38444584147" calcext:value-type="float">
            <text:p>1418.3844458415</text:p>
          </table:table-cell>
          <table:table-cell table:formula="of:=[.F44]-[.B44]" office:value-type="float" office:value="-333.617" calcext:value-type="float">
            <text:p>-333.617</text:p>
          </table:table-cell>
          <table:table-cell table:formula="of:=[.G44]-[.C44]" office:value-type="float" office:value="927.825" calcext:value-type="float">
            <text:p>927.825</text:p>
          </table:table-cell>
          <table:table-cell table:formula="of:=[.H44]-[.D44]" office:value-type="float" office:value="118.142" calcext:value-type="float">
            <text:p>118.142</text:p>
          </table:table-cell>
          <table:table-cell table:formula="of:=SQRT([.J44]*[.J44]+[.K44]*[.K44]+[.L44]*[.L44])" office:value-type="float" office:value="993.034272056106" calcext:value-type="float">
            <text:p>993.0342720561</text:p>
          </table:table-cell>
          <table:table-cell table:formula="of:=[.B44] +(IF([.$E44]*[.$B$74] &gt; 0;  [.B44]/[.$E44]*[.$B$74]; 0))" office:value-type="float" office:value="-481.284656144987" calcext:value-type="float">
            <text:p>-481.284656145</text:p>
          </table:table-cell>
          <table:table-cell table:formula="of:=[.C44] +(IF([.$E44]*[.$B$74] &gt; 0;  [.C44]/[.$E44]*[.$B$74]; 0))" office:value-type="float" office:value="1338.49477442614" calcext:value-type="float">
            <text:p>1338.4947744262</text:p>
          </table:table-cell>
          <table:table-cell table:formula="of:=[.D44] +(IF([.$E44]*[.$B$74] &gt; 0;  [.D44]/[.$E44]*[.$B$74]; 950))" office:value-type="float" office:value="97.5462510120112" calcext:value-type="float">
            <text:p>97.546251012</text:p>
          </table:table-cell>
          <table:table-cell table:formula="of:=[.N44]-[.F44]" office:value-type="float" office:value="-3.95265614498703" calcext:value-type="float">
            <text:p>-3.952656145</text:p>
          </table:table-cell>
          <table:table-cell table:formula="of:=[.O44]-[.G44]" office:value-type="float" office:value="10.9857744261421" calcext:value-type="float">
            <text:p>10.9857744261</text:p>
          </table:table-cell>
          <table:table-cell table:formula="of:=[.P44]-[.H44]" office:value-type="float" office:value="-49.7237489879889" calcext:value-type="float">
            <text:p>-49.723748988</text:p>
          </table:table-cell>
          <table:table-cell table:formula="of:=SQRT([.Q44]*[.Q44]+[.R44]*[.R44]+[.S44]*[.S44])" office:value-type="float" office:value="51.0760407996069" calcext:value-type="float">
            <text:p>51.0760407996</text:p>
          </table:table-cell>
          <table:table-cell table:number-columns-repeated="1004"/>
        </table:table-row>
        <table:table-row table:style-name="ro1">
          <table:table-cell office:value-type="float" office:value="0.328" calcext:value-type="float">
            <text:p>0.328</text:p>
          </table:table-cell>
          <table:table-cell office:value-type="float" office:value="-3.567" calcext:value-type="float">
            <text:p>-3.567</text:p>
          </table:table-cell>
          <table:table-cell office:value-type="float" office:value="-428.322" calcext:value-type="float">
            <text:p>-428.322</text:p>
          </table:table-cell>
          <table:table-cell office:value-type="float" office:value="-10.071" calcext:value-type="float">
            <text:p>-10.071</text:p>
          </table:table-cell>
          <table:table-cell table:formula="of:=SQRT([.B45]*[.B45]+[.C45]*[.C45]+[.D45]*[.D45])" office:value-type="float" office:value="428.455230116287" calcext:value-type="float">
            <text:p>428.4552301163</text:p>
          </table:table-cell>
          <table:table-cell office:value-type="float" office:value="-11.817" calcext:value-type="float">
            <text:p>-11.817</text:p>
          </table:table-cell>
          <table:table-cell office:value-type="float" office:value="-1417.957" calcext:value-type="float">
            <text:p>-1417.957</text:p>
          </table:table-cell>
          <table:table-cell office:value-type="float" office:value="18.717" calcext:value-type="float">
            <text:p>18.717</text:p>
          </table:table-cell>
          <table:table-cell table:formula="of:=SQRT([.F45]*[.F45]+[.G45]*[.G45]+[.H45]*[.H45])" office:value-type="float" office:value="1418.12976184375" calcext:value-type="float">
            <text:p>1418.1297618438</text:p>
          </table:table-cell>
          <table:table-cell table:formula="of:=[.F45]-[.B45]" office:value-type="float" office:value="-8.25" calcext:value-type="float">
            <text:p>-8.25</text:p>
          </table:table-cell>
          <table:table-cell table:formula="of:=[.G45]-[.C45]" office:value-type="float" office:value="-989.635" calcext:value-type="float">
            <text:p>-989.635</text:p>
          </table:table-cell>
          <table:table-cell table:formula="of:=[.H45]-[.D45]" office:value-type="float" office:value="28.788" calcext:value-type="float">
            <text:p>28.788</text:p>
          </table:table-cell>
          <table:table-cell table:formula="of:=SQRT([.J45]*[.J45]+[.K45]*[.K45]+[.L45]*[.L45])" office:value-type="float" office:value="990.087998447108" calcext:value-type="float">
            <text:p>990.0879984471</text:p>
          </table:table-cell>
          <table:table-cell table:formula="of:=[.B45] +(IF([.$E45]*[.$B$74] &gt; 0;  [.B45]/[.$E45]*[.$B$74]; 0))" office:value-type="float" office:value="-11.8922572247324" calcext:value-type="float">
            <text:p>-11.8922572247</text:p>
          </table:table-cell>
          <table:table-cell table:formula="of:=[.C45] +(IF([.$E45]*[.$B$74] &gt; 0;  [.C45]/[.$E45]*[.$B$74]; 0))" office:value-type="float" office:value="-1428.01104541963" calcext:value-type="float">
            <text:p>-1428.0110454196</text:p>
          </table:table-cell>
          <table:table-cell table:formula="of:=[.D45] +(IF([.$E45]*[.$B$74] &gt; 0;  [.D45]/[.$E45]*[.$B$74]; 950))" office:value-type="float" office:value="-33.5763730054051" calcext:value-type="float">
            <text:p>-33.5763730054</text:p>
          </table:table-cell>
          <table:table-cell table:formula="of:=[.N45]-[.F45]" office:value-type="float" office:value="-0.0752572247324075" calcext:value-type="float">
            <text:p>-0.0752572247</text:p>
          </table:table-cell>
          <table:table-cell table:formula="of:=[.O45]-[.G45]" office:value-type="float" office:value="-10.0540454196337" calcext:value-type="float">
            <text:p>-10.0540454196</text:p>
          </table:table-cell>
          <table:table-cell table:formula="of:=[.P45]-[.H45]" office:value-type="float" office:value="-52.2933730054051" calcext:value-type="float">
            <text:p>-52.2933730054</text:p>
          </table:table-cell>
          <table:table-cell table:formula="of:=SQRT([.Q45]*[.Q45]+[.R45]*[.R45]+[.S45]*[.S45])" office:value-type="float" office:value="53.2511629284503" calcext:value-type="float">
            <text:p>53.2511629285</text:p>
          </table:table-cell>
          <table:table-cell table:number-columns-repeated="1004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93.396" calcext:value-type="float">
            <text:p>-93.396</text:p>
          </table:table-cell>
          <table:table-cell office:value-type="float" office:value="362.57" calcext:value-type="float">
            <text:p>362.57</text:p>
          </table:table-cell>
          <table:table-cell office:value-type="float" office:value="51.528" calcext:value-type="float">
            <text:p>51.528</text:p>
          </table:table-cell>
          <table:table-cell table:formula="of:=SQRT([.B46]*[.B46]+[.C46]*[.C46]+[.D46]*[.D46])" office:value-type="float" office:value="377.935116785937" calcext:value-type="float">
            <text:p>377.9351167859</text:p>
          </table:table-cell>
          <table:table-cell office:value-type="float" office:value="-336.837" calcext:value-type="float">
            <text:p>-336.837</text:p>
          </table:table-cell>
          <table:table-cell office:value-type="float" office:value="1307.633" calcext:value-type="float">
            <text:p>1307.633</text:p>
          </table:table-cell>
          <table:table-cell office:value-type="float" office:value="237.373" calcext:value-type="float">
            <text:p>237.373</text:p>
          </table:table-cell>
          <table:table-cell table:formula="of:=SQRT([.F46]*[.F46]+[.G46]*[.G46]+[.H46]*[.H46])" office:value-type="float" office:value="1371.02486060137" calcext:value-type="float">
            <text:p>1371.0248606014</text:p>
          </table:table-cell>
          <table:table-cell table:formula="of:=[.F46]-[.B46]" office:value-type="float" office:value="-243.441" calcext:value-type="float">
            <text:p>-243.441</text:p>
          </table:table-cell>
          <table:table-cell table:formula="of:=[.G46]-[.C46]" office:value-type="float" office:value="945.063" calcext:value-type="float">
            <text:p>945.063</text:p>
          </table:table-cell>
          <table:table-cell table:formula="of:=[.H46]-[.D46]" office:value-type="float" office:value="185.845" calcext:value-type="float">
            <text:p>185.845</text:p>
          </table:table-cell>
          <table:table-cell table:formula="of:=SQRT([.J46]*[.J46]+[.K46]*[.K46]+[.L46]*[.L46])" office:value-type="float" office:value="993.451538060614" calcext:value-type="float">
            <text:p>993.4515380606</text:p>
          </table:table-cell>
          <table:table-cell table:formula="of:=[.B46] +(IF([.$E46]*[.$B$74] &gt; 0;  [.B46]/[.$E46]*[.$B$74]; 0))" office:value-type="float" office:value="-340.517783215767" calcext:value-type="float">
            <text:p>-340.5177832158</text:p>
          </table:table-cell>
          <table:table-cell table:formula="of:=[.C46] +(IF([.$E46]*[.$B$74] &gt; 0;  [.C46]/[.$E46]*[.$B$74]; 0))" office:value-type="float" office:value="1321.9145644411" calcext:value-type="float">
            <text:p>1321.9145644411</text:p>
          </table:table-cell>
          <table:table-cell table:formula="of:=[.D46] +(IF([.$E46]*[.$B$74] &gt; 0;  [.D46]/[.$E46]*[.$B$74]; 950))" office:value-type="float" office:value="187.86886305133" calcext:value-type="float">
            <text:p>187.8688630513</text:p>
          </table:table-cell>
          <table:table-cell table:formula="of:=[.N46]-[.F46]" office:value-type="float" office:value="-3.68078321576712" calcext:value-type="float">
            <text:p>-3.6807832158</text:p>
          </table:table-cell>
          <table:table-cell table:formula="of:=[.O46]-[.G46]" office:value-type="float" office:value="14.2815644410969" calcext:value-type="float">
            <text:p>14.2815644411</text:p>
          </table:table-cell>
          <table:table-cell table:formula="of:=[.P46]-[.H46]" office:value-type="float" office:value="-49.5041369486697" calcext:value-type="float">
            <text:p>-49.5041369487</text:p>
          </table:table-cell>
          <table:table-cell table:formula="of:=SQRT([.Q46]*[.Q46]+[.R46]*[.R46]+[.S46]*[.S46])" office:value-type="float" office:value="51.6543398273496" calcext:value-type="float">
            <text:p>51.6543398273</text:p>
          </table:table-cell>
          <table:table-cell table:number-columns-repeated="1004"/>
        </table:table-row>
        <table:table-row table:style-name="ro1">
          <table:table-cell office:value-type="float" office:value="0.209" calcext:value-type="float">
            <text:p>0.209</text:p>
          </table:table-cell>
          <table:table-cell office:value-type="float" office:value="8.512" calcext:value-type="float">
            <text:p>8.512</text:p>
          </table:table-cell>
          <table:table-cell office:value-type="float" office:value="-299.879" calcext:value-type="float">
            <text:p>-299.879</text:p>
          </table:table-cell>
          <table:table-cell office:value-type="float" office:value="85.128" calcext:value-type="float">
            <text:p>85.128</text:p>
          </table:table-cell>
          <table:table-cell table:formula="of:=SQRT([.B47]*[.B47]+[.C47]*[.C47]+[.D47]*[.D47])" office:value-type="float" office:value="311.84394361443" calcext:value-type="float">
            <text:p>311.8439436144</text:p>
          </table:table-cell>
          <table:table-cell office:value-type="float" office:value="35.243" calcext:value-type="float">
            <text:p>35.243</text:p>
          </table:table-cell>
          <table:table-cell office:value-type="float" office:value="-1242.02" calcext:value-type="float">
            <text:p>-1242.02</text:p>
          </table:table-cell>
          <table:table-cell office:value-type="float" office:value="405.832" calcext:value-type="float">
            <text:p>405.832</text:p>
          </table:table-cell>
          <table:table-cell table:formula="of:=SQRT([.F47]*[.F47]+[.G47]*[.G47]+[.H47]*[.H47])" office:value-type="float" office:value="1307.11719507969" calcext:value-type="float">
            <text:p>1307.1171950797</text:p>
          </table:table-cell>
          <table:table-cell table:formula="of:=[.F47]-[.B47]" office:value-type="float" office:value="26.731" calcext:value-type="float">
            <text:p>26.731</text:p>
          </table:table-cell>
          <table:table-cell table:formula="of:=[.G47]-[.C47]" office:value-type="float" office:value="-942.141" calcext:value-type="float">
            <text:p>-942.141</text:p>
          </table:table-cell>
          <table:table-cell table:formula="of:=[.H47]-[.D47]" office:value-type="float" office:value="320.704" calcext:value-type="float">
            <text:p>320.704</text:p>
          </table:table-cell>
          <table:table-cell table:formula="of:=SQRT([.J47]*[.J47]+[.K47]*[.K47]+[.L47]*[.L47])" office:value-type="float" office:value="995.587899614092" calcext:value-type="float">
            <text:p>995.5878996141</text:p>
          </table:table-cell>
          <table:table-cell table:formula="of:=[.B47] +(IF([.$E47]*[.$B$74] &gt; 0;  [.B47]/[.$E47]*[.$B$74]; 0))" office:value-type="float" office:value="35.8077040670458" calcext:value-type="float">
            <text:p>35.807704067</text:p>
          </table:table-cell>
          <table:table-cell table:formula="of:=[.C47] +(IF([.$E47]*[.$B$74] &gt; 0;  [.C47]/[.$E47]*[.$B$74]; 0))" office:value-type="float" office:value="-1261.51063062989" calcext:value-type="float">
            <text:p>-1261.5106306299</text:p>
          </table:table-cell>
          <table:table-cell table:formula="of:=[.D47] +(IF([.$E47]*[.$B$74] &gt; 0;  [.D47]/[.$E47]*[.$B$74]; 950))" office:value-type="float" office:value="358.110694527664" calcext:value-type="float">
            <text:p>358.1106945277</text:p>
          </table:table-cell>
          <table:table-cell table:formula="of:=[.N47]-[.F47]" office:value-type="float" office:value="0.564704067045774" calcext:value-type="float">
            <text:p>0.564704067</text:p>
          </table:table-cell>
          <table:table-cell table:formula="of:=[.O47]-[.G47]" office:value-type="float" office:value="-19.4906306298899" calcext:value-type="float">
            <text:p>-19.4906306299</text:p>
          </table:table-cell>
          <table:table-cell table:formula="of:=[.P47]-[.H47]" office:value-type="float" office:value="-47.7213054723363" calcext:value-type="float">
            <text:p>-47.7213054723</text:p>
          </table:table-cell>
          <table:table-cell table:formula="of:=SQRT([.Q47]*[.Q47]+[.R47]*[.R47]+[.S47]*[.S47])" office:value-type="float" office:value="51.5512033711937" calcext:value-type="float">
            <text:p>51.5512033712</text:p>
          </table:table-cell>
          <table:table-cell table:number-columns-repeated="1004"/>
        </table:table-row>
        <table:table-row table:style-name="ro1">
          <table:table-cell office:value-type="float" office:value="0.089" calcext:value-type="float">
            <text:p>0.089</text:p>
          </table:table-cell>
          <table:table-cell office:value-type="float" office:value="-46.188" calcext:value-type="float">
            <text:p>-46.188</text:p>
          </table:table-cell>
          <table:table-cell office:value-type="float" office:value="296.542" calcext:value-type="float">
            <text:p>296.542</text:p>
          </table:table-cell>
          <table:table-cell office:value-type="float" office:value="181.128" calcext:value-type="float">
            <text:p>181.128</text:p>
          </table:table-cell>
          <table:table-cell table:formula="of:=SQRT([.B48]*[.B48]+[.C48]*[.C48]+[.D48]*[.D48])" office:value-type="float" office:value="350.53935797853" calcext:value-type="float">
            <text:p>350.5393579785</text:p>
          </table:table-cell>
          <table:table-cell office:value-type="float" office:value="-175.067" calcext:value-type="float">
            <text:p>-175.067</text:p>
          </table:table-cell>
          <table:table-cell office:value-type="float" office:value="1123.935" calcext:value-type="float">
            <text:p>1123.935</text:p>
          </table:table-cell>
          <table:table-cell office:value-type="float" office:value="734.643" calcext:value-type="float">
            <text:p>734.643</text:p>
          </table:table-cell>
          <table:table-cell table:formula="of:=SQRT([.F48]*[.F48]+[.G48]*[.G48]+[.H48]*[.H48])" office:value-type="float" office:value="1354.09699658592" calcext:value-type="float">
            <text:p>1354.0969965859</text:p>
          </table:table-cell>
          <table:table-cell table:formula="of:=[.F48]-[.B48]" office:value-type="float" office:value="-128.879" calcext:value-type="float">
            <text:p>-128.879</text:p>
          </table:table-cell>
          <table:table-cell table:formula="of:=[.G48]-[.C48]" office:value-type="float" office:value="827.393" calcext:value-type="float">
            <text:p>827.393</text:p>
          </table:table-cell>
          <table:table-cell table:formula="of:=[.H48]-[.D48]" office:value-type="float" office:value="553.515" calcext:value-type="float">
            <text:p>553.515</text:p>
          </table:table-cell>
          <table:table-cell table:formula="of:=SQRT([.J48]*[.J48]+[.K48]*[.K48]+[.L48]*[.L48])" office:value-type="float" office:value="1003.77678211592" calcext:value-type="float">
            <text:p>1003.7767821159</text:p>
          </table:table-cell>
          <table:table-cell table:formula="of:=[.B48] +(IF([.$E48]*[.$B$74] &gt; 0;  [.B48]/[.$E48]*[.$B$74]; 0))" office:value-type="float" office:value="-177.95066501529" calcext:value-type="float">
            <text:p>-177.9506650153</text:p>
          </table:table-cell>
          <table:table-cell table:formula="of:=[.C48] +(IF([.$E48]*[.$B$74] &gt; 0;  [.C48]/[.$E48]*[.$B$74]; 0))" office:value-type="float" office:value="1142.50121470867" calcext:value-type="float">
            <text:p>1142.5012147087</text:p>
          </table:table-cell>
          <table:table-cell table:formula="of:=[.D48] +(IF([.$E48]*[.$B$74] &gt; 0;  [.D48]/[.$E48]*[.$B$74]; 950))" office:value-type="float" office:value="697.840305986176" calcext:value-type="float">
            <text:p>697.8403059862</text:p>
          </table:table-cell>
          <table:table-cell table:formula="of:=[.N48]-[.F48]" office:value-type="float" office:value="-2.88366501529038" calcext:value-type="float">
            <text:p>-2.8836650153</text:p>
          </table:table-cell>
          <table:table-cell table:formula="of:=[.O48]-[.G48]" office:value-type="float" office:value="18.5662147086739" calcext:value-type="float">
            <text:p>18.5662147087</text:p>
          </table:table-cell>
          <table:table-cell table:formula="of:=[.P48]-[.H48]" office:value-type="float" office:value="-36.8026940138236" calcext:value-type="float">
            <text:p>-36.8026940138</text:p>
          </table:table-cell>
          <table:table-cell table:formula="of:=SQRT([.Q48]*[.Q48]+[.R48]*[.R48]+[.S48]*[.S48])" office:value-type="float" office:value="41.3214004990649" calcext:value-type="float">
            <text:p>41.3214004991</text:p>
          </table:table-cell>
          <table:table-cell table:number-columns-repeated="1004"/>
        </table:table-row>
        <table:table-row table:style-name="ro1">
          <table:table-cell office:value-type="float" office:value="0.149" calcext:value-type="float">
            <text:p>0.149</text:p>
          </table:table-cell>
          <table:table-cell office:value-type="float" office:value="-1.95" calcext:value-type="float">
            <text:p>-1.95</text:p>
          </table:table-cell>
          <table:table-cell office:value-type="float" office:value="-259.986" calcext:value-type="float">
            <text:p>-259.986</text:p>
          </table:table-cell>
          <table:table-cell office:value-type="float" office:value="133.128" calcext:value-type="float">
            <text:p>133.128</text:p>
          </table:table-cell>
          <table:table-cell table:formula="of:=SQRT([.B49]*[.B49]+[.C49]*[.C49]+[.D49]*[.D49])" office:value-type="float" office:value="292.095167847741" calcext:value-type="float">
            <text:p>292.0951678477</text:p>
          </table:table-cell>
          <table:table-cell office:value-type="float" office:value="-8.474" calcext:value-type="float">
            <text:p>-8.474</text:p>
          </table:table-cell>
          <table:table-cell office:value-type="float" office:value="-1128.427" calcext:value-type="float">
            <text:p>-1128.427</text:p>
          </table:table-cell>
          <table:table-cell office:value-type="float" office:value="630.335" calcext:value-type="float">
            <text:p>630.335</text:p>
          </table:table-cell>
          <table:table-cell table:formula="of:=SQRT([.F49]*[.F49]+[.G49]*[.G49]+[.H49]*[.H49])" office:value-type="float" office:value="1292.5716673477" calcext:value-type="float">
            <text:p>1292.5716673477</text:p>
          </table:table-cell>
          <table:table-cell table:formula="of:=[.F49]-[.B49]" office:value-type="float" office:value="-6.524" calcext:value-type="float">
            <text:p>-6.524</text:p>
          </table:table-cell>
          <table:table-cell table:formula="of:=[.G49]-[.C49]" office:value-type="float" office:value="-868.441" calcext:value-type="float">
            <text:p>-868.441</text:p>
          </table:table-cell>
          <table:table-cell table:formula="of:=[.H49]-[.D49]" office:value-type="float" office:value="497.207" calcext:value-type="float">
            <text:p>497.207</text:p>
          </table:table-cell>
          <table:table-cell table:formula="of:=SQRT([.J49]*[.J49]+[.K49]*[.K49]+[.L49]*[.L49])" office:value-type="float" office:value="1000.72330536767" calcext:value-type="float">
            <text:p>1000.7233053677</text:p>
          </table:table-cell>
          <table:table-cell table:formula="of:=[.B49] +(IF([.$E49]*[.$B$74] &gt; 0;  [.B49]/[.$E49]*[.$B$74]; 0))" office:value-type="float" office:value="-8.6259063984806" calcext:value-type="float">
            <text:p>-8.6259063985</text:p>
          </table:table-cell>
          <table:table-cell table:formula="of:=[.C49] +(IF([.$E49]*[.$B$74] &gt; 0;  [.C49]/[.$E49]*[.$B$74]; 0))" office:value-type="float" office:value="-1150.05892354635" calcext:value-type="float">
            <text:p>-1150.0589235464</text:p>
          </table:table-cell>
          <table:table-cell table:formula="of:=[.D49] +(IF([.$E49]*[.$B$74] &gt; 0;  [.D49]/[.$E49]*[.$B$74]; 950))" office:value-type="float" office:value="588.897265136885" calcext:value-type="float">
            <text:p>588.8972651369</text:p>
          </table:table-cell>
          <table:table-cell table:formula="of:=[.N49]-[.F49]" office:value-type="float" office:value="-0.151906398480604" calcext:value-type="float">
            <text:p>-0.1519063985</text:p>
          </table:table-cell>
          <table:table-cell table:formula="of:=[.O49]-[.G49]" office:value-type="float" office:value="-21.6319235463477" calcext:value-type="float">
            <text:p>-21.6319235463</text:p>
          </table:table-cell>
          <table:table-cell table:formula="of:=[.P49]-[.H49]" office:value-type="float" office:value="-41.4377348631151" calcext:value-type="float">
            <text:p>-41.4377348631</text:p>
          </table:table-cell>
          <table:table-cell table:formula="of:=SQRT([.Q49]*[.Q49]+[.R49]*[.R49]+[.S49]*[.S49])" office:value-type="float" office:value="46.7445083668099" calcext:value-type="float">
            <text:p>46.7445083668</text:p>
          </table:table-cell>
          <table:table-cell table:number-columns-repeated="1004"/>
        </table:table-row>
        <table:table-row table:style-name="ro1">
          <table:table-cell office:value-type="float" office:value="0.179" calcext:value-type="float">
            <text:p>0.179</text:p>
          </table:table-cell>
          <table:table-cell office:value-type="float" office:value="17.556" calcext:value-type="float">
            <text:p>17.556</text:p>
          </table:table-cell>
          <table:table-cell office:value-type="float" office:value="299.495" calcext:value-type="float">
            <text:p>299.495</text:p>
          </table:table-cell>
          <table:table-cell office:value-type="float" office:value="109.128" calcext:value-type="float">
            <text:p>109.128</text:p>
          </table:table-cell>
          <table:table-cell table:formula="of:=SQRT([.B50]*[.B50]+[.C50]*[.C50]+[.D50]*[.D50])" office:value-type="float" office:value="319.240330386059" calcext:value-type="float">
            <text:p>319.2403303861</text:p>
          </table:table-cell>
          <table:table-cell office:value-type="float" office:value="71.388" calcext:value-type="float">
            <text:p>71.388</text:p>
          </table:table-cell>
          <table:table-cell office:value-type="float" office:value="1217.979" calcext:value-type="float">
            <text:p>1217.979</text:p>
          </table:table-cell>
          <table:table-cell office:value-type="float" office:value="495.768" calcext:value-type="float">
            <text:p>495.768</text:p>
          </table:table-cell>
          <table:table-cell table:formula="of:=SQRT([.F50]*[.F50]+[.G50]*[.G50]+[.H50]*[.H50])" office:value-type="float" office:value="1316.94912612789" calcext:value-type="float">
            <text:p>1316.9491261279</text:p>
          </table:table-cell>
          <table:table-cell table:formula="of:=[.F50]-[.B50]" office:value-type="float" office:value="53.832" calcext:value-type="float">
            <text:p>53.832</text:p>
          </table:table-cell>
          <table:table-cell table:formula="of:=[.G50]-[.C50]" office:value-type="float" office:value="918.484" calcext:value-type="float">
            <text:p>918.484</text:p>
          </table:table-cell>
          <table:table-cell table:formula="of:=[.H50]-[.D50]" office:value-type="float" office:value="386.64" calcext:value-type="float">
            <text:p>386.64</text:p>
          </table:table-cell>
          <table:table-cell table:formula="of:=SQRT([.J50]*[.J50]+[.K50]*[.K50]+[.L50]*[.L50])" office:value-type="float" office:value="997.99861326557" calcext:value-type="float">
            <text:p>997.9986132656</text:p>
          </table:table-cell>
          <table:table-cell table:formula="of:=[.B50] +(IF([.$E50]*[.$B$74] &gt; 0;  [.B50]/[.$E50]*[.$B$74]; 0))" office:value-type="float" office:value="72.5490517199047" calcext:value-type="float">
            <text:p>72.5490517199</text:p>
          </table:table-cell>
          <table:table-cell table:formula="of:=[.C50] +(IF([.$E50]*[.$B$74] &gt; 0;  [.C50]/[.$E50]*[.$B$74]; 0))" office:value-type="float" office:value="1237.64401030148" calcext:value-type="float">
            <text:p>1237.6440103015</text:p>
          </table:table-cell>
          <table:table-cell table:formula="of:=[.D50] +(IF([.$E50]*[.$B$74] &gt; 0;  [.D50]/[.$E50]*[.$B$74]; 950))" office:value-type="float" office:value="450.964508777043" calcext:value-type="float">
            <text:p>450.964508777</text:p>
          </table:table-cell>
          <table:table-cell table:formula="of:=[.N50]-[.F50]" office:value-type="float" office:value="1.16105171990471" calcext:value-type="float">
            <text:p>1.1610517199</text:p>
          </table:table-cell>
          <table:table-cell table:formula="of:=[.O50]-[.G50]" office:value-type="float" office:value="19.6650103014842" calcext:value-type="float">
            <text:p>19.6650103015</text:p>
          </table:table-cell>
          <table:table-cell table:formula="of:=[.P50]-[.H50]" office:value-type="float" office:value="-44.8034912229574" calcext:value-type="float">
            <text:p>-44.803491223</text:p>
          </table:table-cell>
          <table:table-cell table:formula="of:=SQRT([.Q50]*[.Q50]+[.R50]*[.R50]+[.S50]*[.S50])" office:value-type="float" office:value="48.9429616698805" calcext:value-type="float">
            <text:p>48.9429616699</text:p>
          </table:table-cell>
          <table:table-cell table:number-columns-repeated="1004"/>
        </table:table-row>
        <table:table-row table:style-name="ro1">
          <table:table-cell office:value-type="float" office:value="0.159" calcext:value-type="float">
            <text:p>0.159</text:p>
          </table:table-cell>
          <table:table-cell office:value-type="float" office:value="44.135" calcext:value-type="float">
            <text:p>44.135</text:p>
          </table:table-cell>
          <table:table-cell office:value-type="float" office:value="-296.739" calcext:value-type="float">
            <text:p>-296.739</text:p>
          </table:table-cell>
          <table:table-cell office:value-type="float" office:value="124.328" calcext:value-type="float">
            <text:p>124.328</text:p>
          </table:table-cell>
          <table:table-cell table:formula="of:=SQRT([.B51]*[.B51]+[.C51]*[.C51]+[.D51]*[.D51])" office:value-type="float" office:value="324.745106090916" calcext:value-type="float">
            <text:p>324.7451060909</text:p>
          </table:table-cell>
          <table:table-cell office:value-type="float" office:value="177.162" calcext:value-type="float">
            <text:p>177.162</text:p>
          </table:table-cell>
          <table:table-cell office:value-type="float" office:value="-1191.028" calcext:value-type="float">
            <text:p>-1191.028</text:p>
          </table:table-cell>
          <table:table-cell office:value-type="float" office:value="550.178" calcext:value-type="float">
            <text:p>550.178</text:p>
          </table:table-cell>
          <table:table-cell table:formula="of:=SQRT([.F51]*[.F51]+[.G51]*[.G51]+[.H51]*[.H51])" office:value-type="float" office:value="1323.86929215539" calcext:value-type="float">
            <text:p>1323.8692921554</text:p>
          </table:table-cell>
          <table:table-cell table:formula="of:=[.F51]-[.B51]" office:value-type="float" office:value="133.027" calcext:value-type="float">
            <text:p>133.027</text:p>
          </table:table-cell>
          <table:table-cell table:formula="of:=[.G51]-[.C51]" office:value-type="float" office:value="-894.289" calcext:value-type="float">
            <text:p>-894.289</text:p>
          </table:table-cell>
          <table:table-cell table:formula="of:=[.H51]-[.D51]" office:value-type="float" office:value="425.85" calcext:value-type="float">
            <text:p>425.85</text:p>
          </table:table-cell>
          <table:table-cell table:formula="of:=SQRT([.J51]*[.J51]+[.K51]*[.K51]+[.L51]*[.L51])" office:value-type="float" office:value="999.398429431425" calcext:value-type="float">
            <text:p>999.3984294314</text:p>
          </table:table-cell>
          <table:table-cell table:formula="of:=[.B51] +(IF([.$E51]*[.$B$74] &gt; 0;  [.B51]/[.$E51]*[.$B$74]; 0))" office:value-type="float" office:value="180.041590036938" calcext:value-type="float">
            <text:p>180.0415900369</text:p>
          </table:table-cell>
          <table:table-cell table:formula="of:=[.C51] +(IF([.$E51]*[.$B$74] &gt; 0;  [.C51]/[.$E51]*[.$B$74]; 0))" office:value-type="float" office:value="-1210.4987285821" calcext:value-type="float">
            <text:p>-1210.4987285821</text:p>
          </table:table-cell>
          <table:table-cell table:formula="of:=[.D51] +(IF([.$E51]*[.$B$74] &gt; 0;  [.D51]/[.$E51]*[.$B$74]; 950))" office:value-type="float" office:value="507.175955729295" calcext:value-type="float">
            <text:p>507.1759557293</text:p>
          </table:table-cell>
          <table:table-cell table:formula="of:=[.N51]-[.F51]" office:value-type="float" office:value="2.879590036938" calcext:value-type="float">
            <text:p>2.8795900369</text:p>
          </table:table-cell>
          <table:table-cell table:formula="of:=[.O51]-[.G51]" office:value-type="float" office:value="-19.4707285820991" calcext:value-type="float">
            <text:p>-19.4707285821</text:p>
          </table:table-cell>
          <table:table-cell table:formula="of:=[.P51]-[.H51]" office:value-type="float" office:value="-43.0020442707051" calcext:value-type="float">
            <text:p>-43.0020442707</text:p>
          </table:table-cell>
          <table:table-cell table:formula="of:=SQRT([.Q51]*[.Q51]+[.R51]*[.R51]+[.S51]*[.S51])" office:value-type="float" office:value="47.2924636888193" calcext:value-type="float">
            <text:p>47.2924636888</text:p>
          </table:table-cell>
          <table:table-cell table:number-columns-repeated="1004"/>
        </table:table-row>
        <table:table-row table:style-name="ro1">
          <table:table-cell office:value-type="float" office:value="0.238" calcext:value-type="float">
            <text:p>0.238</text:p>
          </table:table-cell>
          <table:table-cell office:value-type="float" office:value="-36.879" calcext:value-type="float">
            <text:p>-36.879</text:p>
          </table:table-cell>
          <table:table-cell office:value-type="float" office:value="192.657" calcext:value-type="float">
            <text:p>192.657</text:p>
          </table:table-cell>
          <table:table-cell office:value-type="float" office:value="61.928" calcext:value-type="float">
            <text:p>61.928</text:p>
          </table:table-cell>
          <table:table-cell table:formula="of:=SQRT([.B52]*[.B52]+[.C52]*[.C52]+[.D52]*[.D52])" office:value-type="float" office:value="205.6984624979" calcext:value-type="float">
            <text:p>205.6984624979</text:p>
          </table:table-cell>
          <table:table-cell office:value-type="float" office:value="-211.258" calcext:value-type="float">
            <text:p>-211.258</text:p>
          </table:table-cell>
          <table:table-cell office:value-type="float" office:value="1103.629" calcext:value-type="float">
            <text:p>1103.629</text:p>
          </table:table-cell>
          <table:table-cell office:value-type="float" office:value="416.421" calcext:value-type="float">
            <text:p>416.421</text:p>
          </table:table-cell>
          <table:table-cell table:formula="of:=SQRT([.F52]*[.F52]+[.G52]*[.G52]+[.H52]*[.H52])" office:value-type="float" office:value="1198.34609418398" calcext:value-type="float">
            <text:p>1198.346094184</text:p>
          </table:table-cell>
          <table:table-cell table:formula="of:=[.F52]-[.B52]" office:value-type="float" office:value="-174.379" calcext:value-type="float">
            <text:p>-174.379</text:p>
          </table:table-cell>
          <table:table-cell table:formula="of:=[.G52]-[.C52]" office:value-type="float" office:value="910.972" calcext:value-type="float">
            <text:p>910.972</text:p>
          </table:table-cell>
          <table:table-cell table:formula="of:=[.H52]-[.D52]" office:value-type="float" office:value="354.493" calcext:value-type="float">
            <text:p>354.493</text:p>
          </table:table-cell>
          <table:table-cell table:formula="of:=SQRT([.J52]*[.J52]+[.K52]*[.K52]+[.L52]*[.L52])" office:value-type="float" office:value="992.946779779259" calcext:value-type="float">
            <text:p>992.9467797793</text:p>
          </table:table-cell>
          <table:table-cell table:formula="of:=[.B52] +(IF([.$E52]*[.$B$74] &gt; 0;  [.B52]/[.$E52]*[.$B$74]; 0))" office:value-type="float" office:value="-216.165707115647" calcext:value-type="float">
            <text:p>-216.1657071156</text:p>
          </table:table-cell>
          <table:table-cell table:formula="of:=[.C52] +(IF([.$E52]*[.$B$74] &gt; 0;  [.C52]/[.$E52]*[.$B$74]; 0))" office:value-type="float" office:value="1129.25612505164" calcext:value-type="float">
            <text:p>1129.2561250516</text:p>
          </table:table-cell>
          <table:table-cell table:formula="of:=[.D52] +(IF([.$E52]*[.$B$74] &gt; 0;  [.D52]/[.$E52]*[.$B$74]; 950))" office:value-type="float" office:value="362.990046103685" calcext:value-type="float">
            <text:p>362.9900461037</text:p>
          </table:table-cell>
          <table:table-cell table:formula="of:=[.N52]-[.F52]" office:value-type="float" office:value="-4.90770711564741" calcext:value-type="float">
            <text:p>-4.9077071156</text:p>
          </table:table-cell>
          <table:table-cell table:formula="of:=[.O52]-[.G52]" office:value-type="float" office:value="25.6271250516363" calcext:value-type="float">
            <text:p>25.6271250516</text:p>
          </table:table-cell>
          <table:table-cell table:formula="of:=[.P52]-[.H52]" office:value-type="float" office:value="-53.4309538963146" calcext:value-type="float">
            <text:p>-53.4309538963</text:p>
          </table:table-cell>
          <table:table-cell table:formula="of:=SQRT([.Q52]*[.Q52]+[.R52]*[.R52]+[.S52]*[.S52])" office:value-type="float" office:value="59.4617689092351" calcext:value-type="float">
            <text:p>59.4617689092</text:p>
          </table:table-cell>
          <table:table-cell table:number-columns-repeated="1004"/>
        </table:table-row>
        <table:table-row table:style-name="ro1">
          <table:table-cell office:value-type="float" office:value="0.229" calcext:value-type="float">
            <text:p>0.229</text:p>
          </table:table-cell>
          <table:table-cell office:value-type="float" office:value="17.416" calcext:value-type="float">
            <text:p>17.416</text:p>
          </table:table-cell>
          <table:table-cell office:value-type="float" office:value="-217.613" calcext:value-type="float">
            <text:p>-217.613</text:p>
          </table:table-cell>
          <table:table-cell office:value-type="float" office:value="69.128" calcext:value-type="float">
            <text:p>69.128</text:p>
          </table:table-cell>
          <table:table-cell table:formula="of:=SQRT([.B53]*[.B53]+[.C53]*[.C53]+[.D53]*[.D53])" office:value-type="float" office:value="228.992172811649" calcext:value-type="float">
            <text:p>228.9921728116</text:p>
          </table:table-cell>
          <table:table-cell office:value-type="float" office:value="91.529" calcext:value-type="float">
            <text:p>91.529</text:p>
          </table:table-cell>
          <table:table-cell office:value-type="float" office:value="-1143.488" calcext:value-type="float">
            <text:p>-1143.488</text:p>
          </table:table-cell>
          <table:table-cell office:value-type="float" office:value="423.287" calcext:value-type="float">
            <text:p>423.287</text:p>
          </table:table-cell>
          <table:table-cell table:formula="of:=SQRT([.F53]*[.F53]+[.G53]*[.G53]+[.H53]*[.H53])" office:value-type="float" office:value="1222.74864479745" calcext:value-type="float">
            <text:p>1222.7486447975</text:p>
          </table:table-cell>
          <table:table-cell table:formula="of:=[.F53]-[.B53]" office:value-type="float" office:value="74.113" calcext:value-type="float">
            <text:p>74.113</text:p>
          </table:table-cell>
          <table:table-cell table:formula="of:=[.G53]-[.C53]" office:value-type="float" office:value="-925.875" calcext:value-type="float">
            <text:p>-925.875</text:p>
          </table:table-cell>
          <table:table-cell table:formula="of:=[.H53]-[.D53]" office:value-type="float" office:value="354.159" calcext:value-type="float">
            <text:p>354.159</text:p>
          </table:table-cell>
          <table:table-cell table:formula="of:=SQRT([.J53]*[.J53]+[.K53]*[.K53]+[.L53]*[.L53])" office:value-type="float" office:value="994.065314592054" calcext:value-type="float">
            <text:p>994.0653145921</text:p>
          </table:table-cell>
          <table:table-cell table:formula="of:=[.B53] +(IF([.$E53]*[.$B$74] &gt; 0;  [.B53]/[.$E53]*[.$B$74]; 0))" office:value-type="float" office:value="93.4710012961581" calcext:value-type="float">
            <text:p>93.4710012962</text:p>
          </table:table-cell>
          <table:table-cell table:formula="of:=[.C53] +(IF([.$E53]*[.$B$74] &gt; 0;  [.C53]/[.$E53]*[.$B$74]; 0))" office:value-type="float" office:value="-1167.92059055241" calcext:value-type="float">
            <text:p>-1167.9205905524</text:p>
          </table:table-cell>
          <table:table-cell table:formula="of:=[.D53] +(IF([.$E53]*[.$B$74] &gt; 0;  [.D53]/[.$E53]*[.$B$74]; 950))" office:value-type="float" office:value="371.007313826413" calcext:value-type="float">
            <text:p>371.0073138264</text:p>
          </table:table-cell>
          <table:table-cell table:formula="of:=[.N53]-[.F53]" office:value-type="float" office:value="1.94200129615808" calcext:value-type="float">
            <text:p>1.9420012962</text:p>
          </table:table-cell>
          <table:table-cell table:formula="of:=[.O53]-[.G53]" office:value-type="float" office:value="-24.4325905524142" calcext:value-type="float">
            <text:p>-24.4325905524</text:p>
          </table:table-cell>
          <table:table-cell table:formula="of:=[.P53]-[.H53]" office:value-type="float" office:value="-52.2796861735866" calcext:value-type="float">
            <text:p>-52.2796861736</text:p>
          </table:table-cell>
          <table:table-cell table:formula="of:=SQRT([.Q53]*[.Q53]+[.R53]*[.R53]+[.S53]*[.S53])" office:value-type="float" office:value="57.7398340536661" calcext:value-type="float">
            <text:p>57.7398340537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41.296" calcext:value-type="float">
            <text:p>-341.296</text:p>
          </table:table-cell>
          <table:table-cell office:value-type="float" office:value="272.612" calcext:value-type="float">
            <text:p>272.612</text:p>
          </table:table-cell>
          <table:table-cell office:value-type="float" office:value="252.328" calcext:value-type="float">
            <text:p>252.328</text:p>
          </table:table-cell>
          <table:table-cell table:formula="of:=SQRT([.B54]*[.B54]+[.C54]*[.C54]+[.D54]*[.D54])" office:value-type="float" office:value="504.449880309234" calcext:value-type="float">
            <text:p>504.4498803092</text:p>
          </table:table-cell>
          <table:table-cell office:value-type="float" office:value="-1007.726" calcext:value-type="float">
            <text:p>-1007.726</text:p>
          </table:table-cell>
          <table:table-cell office:value-type="float" office:value="804.929" calcext:value-type="float">
            <text:p>804.929</text:p>
          </table:table-cell>
          <table:table-cell office:value-type="float" office:value="786.195" calcext:value-type="float">
            <text:p>786.195</text:p>
          </table:table-cell>
          <table:table-cell table:formula="of:=SQRT([.F54]*[.F54]+[.G54]*[.G54]+[.H54]*[.H54])" office:value-type="float" office:value="1510.47176873386" calcext:value-type="float">
            <text:p>1510.4717687339</text:p>
          </table:table-cell>
          <table:table-cell table:formula="of:=[.F54]-[.B54]" office:value-type="float" office:value="-666.43" calcext:value-type="float">
            <text:p>-666.43</text:p>
          </table:table-cell>
          <table:table-cell table:formula="of:=[.G54]-[.C54]" office:value-type="float" office:value="532.317" calcext:value-type="float">
            <text:p>532.317</text:p>
          </table:table-cell>
          <table:table-cell table:formula="of:=[.H54]-[.D54]" office:value-type="float" office:value="533.867" calcext:value-type="float">
            <text:p>533.867</text:p>
          </table:table-cell>
          <table:table-cell table:formula="of:=SQRT([.J54]*[.J54]+[.K54]*[.K54]+[.L54]*[.L54])" office:value-type="float" office:value="1006.23273007689" calcext:value-type="float">
            <text:p>1006.2327300769</text:p>
          </table:table-cell>
          <table:table-cell table:formula="of:=[.B54] +(IF([.$E54]*[.$B$74] &gt; 0;  [.B54]/[.$E54]*[.$B$74]; 0))" office:value-type="float" office:value="-1017.86668288089" calcext:value-type="float">
            <text:p>-1017.8666828809</text:p>
          </table:table-cell>
          <table:table-cell table:formula="of:=[.C54] +(IF([.$E54]*[.$B$74] &gt; 0;  [.C54]/[.$E54]*[.$B$74]; 0))" office:value-type="float" office:value="813.026440841746" calcext:value-type="float">
            <text:p>813.0264408417</text:p>
          </table:table-cell>
          <table:table-cell table:formula="of:=[.D54] +(IF([.$E54]*[.$B$74] &gt; 0;  [.D54]/[.$E54]*[.$B$74]; 950))" office:value-type="float" office:value="752.532301456708" calcext:value-type="float">
            <text:p>752.5323014567</text:p>
          </table:table-cell>
          <table:table-cell table:formula="of:=[.N54]-[.F54]" office:value-type="float" office:value="-10.1406828808873" calcext:value-type="float">
            <text:p>-10.1406828809</text:p>
          </table:table-cell>
          <table:table-cell table:formula="of:=[.O54]-[.G54]" office:value-type="float" office:value="8.09744084174588" calcext:value-type="float">
            <text:p>8.0974408417</text:p>
          </table:table-cell>
          <table:table-cell table:formula="of:=[.P54]-[.H54]" office:value-type="float" office:value="-33.6626985432922" calcext:value-type="float">
            <text:p>-33.6626985433</text:p>
          </table:table-cell>
          <table:table-cell table:formula="of:=SQRT([.Q54]*[.Q54]+[.R54]*[.R54]+[.S54]*[.S54])" office:value-type="float" office:value="36.077406651433" calcext:value-type="float">
            <text:p>36.0774066514</text:p>
          </table:table-cell>
          <table:table-cell table:number-columns-repeated="1004"/>
        </table:table-row>
        <table:table-row table:style-name="ro1">
          <table:table-cell office:value-type="float" office:value="0.119" calcext:value-type="float">
            <text:p>0.119</text:p>
          </table:table-cell>
          <table:table-cell office:value-type="float" office:value="353.018" calcext:value-type="float">
            <text:p>353.018</text:p>
          </table:table-cell>
          <table:table-cell office:value-type="float" office:value="-255.49" calcext:value-type="float">
            <text:p>-255.49</text:p>
          </table:table-cell>
          <table:table-cell office:value-type="float" office:value="157.128" calcext:value-type="float">
            <text:p>157.128</text:p>
          </table:table-cell>
          <table:table-cell table:formula="of:=SQRT([.B55]*[.B55]+[.C55]*[.C55]+[.D55]*[.D55])" office:value-type="float" office:value="463.234343295054" calcext:value-type="float">
            <text:p>463.2343432951</text:p>
          </table:table-cell>
          <table:table-cell office:value-type="float" office:value="1104.176" calcext:value-type="float">
            <text:p>1104.176</text:p>
          </table:table-cell>
          <table:table-cell office:value-type="float" office:value="-799.136" calcext:value-type="float">
            <text:p>-799.136</text:p>
          </table:table-cell>
          <table:table-cell office:value-type="float" office:value="536.329" calcext:value-type="float">
            <text:p>536.329</text:p>
          </table:table-cell>
          <table:table-cell table:formula="of:=SQRT([.F55]*[.F55]+[.G55]*[.G55]+[.H55]*[.H55])" office:value-type="float" office:value="1464.74290635353" calcext:value-type="float">
            <text:p>1464.7429063535</text:p>
          </table:table-cell>
          <table:table-cell table:formula="of:=[.F55]-[.B55]" office:value-type="float" office:value="751.158" calcext:value-type="float">
            <text:p>751.158</text:p>
          </table:table-cell>
          <table:table-cell table:formula="of:=[.G55]-[.C55]" office:value-type="float" office:value="-543.646" calcext:value-type="float">
            <text:p>-543.646</text:p>
          </table:table-cell>
          <table:table-cell table:formula="of:=[.H55]-[.D55]" office:value-type="float" office:value="379.201" calcext:value-type="float">
            <text:p>379.201</text:p>
          </table:table-cell>
          <table:table-cell table:formula="of:=SQRT([.J55]*[.J55]+[.K55]*[.K55]+[.L55]*[.L55])" office:value-type="float" office:value="1001.7897547295" calcext:value-type="float">
            <text:p>1001.7897547295</text:p>
          </table:table-cell>
          <table:table-cell table:formula="of:=[.B55] +(IF([.$E55]*[.$B$74] &gt; 0;  [.B55]/[.$E55]*[.$B$74]; 0))" office:value-type="float" office:value="1115.09016738062" calcext:value-type="float">
            <text:p>1115.0901673806</text:p>
          </table:table-cell>
          <table:table-cell table:formula="of:=[.C55] +(IF([.$E55]*[.$B$74] &gt; 0;  [.C55]/[.$E55]*[.$B$74]; 0))" office:value-type="float" office:value="-807.025100318042" calcext:value-type="float">
            <text:p>-807.025100318</text:p>
          </table:table-cell>
          <table:table-cell table:formula="of:=[.D55] +(IF([.$E55]*[.$B$74] &gt; 0;  [.D55]/[.$E55]*[.$B$74]; 950))" office:value-type="float" office:value="496.325648607669" calcext:value-type="float">
            <text:p>496.3256486077</text:p>
          </table:table-cell>
          <table:table-cell table:formula="of:=[.N55]-[.F55]" office:value-type="float" office:value="10.91416738062" calcext:value-type="float">
            <text:p>10.9141673806</text:p>
          </table:table-cell>
          <table:table-cell table:formula="of:=[.O55]-[.G55]" office:value-type="float" office:value="-7.88910031804221" calcext:value-type="float">
            <text:p>-7.889100318</text:p>
          </table:table-cell>
          <table:table-cell table:formula="of:=[.P55]-[.H55]" office:value-type="float" office:value="-40.0033513923311" calcext:value-type="float">
            <text:p>-40.0033513923</text:p>
          </table:table-cell>
          <table:table-cell table:formula="of:=SQRT([.Q55]*[.Q55]+[.R55]*[.R55]+[.S55]*[.S55])" office:value-type="float" office:value="42.2093008240914" calcext:value-type="float">
            <text:p>42.2093008241</text:p>
          </table:table-cell>
          <table:table-cell table:number-columns-repeated="1004"/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-160.508" calcext:value-type="float">
            <text:p>-160.508</text:p>
          </table:table-cell>
          <table:table-cell office:value-type="float" office:value="399.375" calcext:value-type="float">
            <text:p>399.375</text:p>
          </table:table-cell>
          <table:table-cell office:value-type="float" office:value="228.328" calcext:value-type="float">
            <text:p>228.328</text:p>
          </table:table-cell>
          <table:table-cell table:formula="of:=SQRT([.B56]*[.B56]+[.C56]*[.C56]+[.D56]*[.D56])" office:value-type="float" office:value="487.233911251054" calcext:value-type="float">
            <text:p>487.2339112511</text:p>
          </table:table-cell>
          <table:table-cell office:value-type="float" office:value="-484.929" calcext:value-type="float">
            <text:p>-484.929</text:p>
          </table:table-cell>
          <table:table-cell office:value-type="float" office:value="1206.59" calcext:value-type="float">
            <text:p>1206.59</text:p>
          </table:table-cell>
          <table:table-cell office:value-type="float" office:value="732.04" calcext:value-type="float">
            <text:p>732.04</text:p>
          </table:table-cell>
          <table:table-cell table:formula="of:=SQRT([.F56]*[.F56]+[.G56]*[.G56]+[.H56]*[.H56])" office:value-type="float" office:value="1492.27950623903" calcext:value-type="float">
            <text:p>1492.279506239</text:p>
          </table:table-cell>
          <table:table-cell table:formula="of:=[.F56]-[.B56]" office:value-type="float" office:value="-324.421" calcext:value-type="float">
            <text:p>-324.421</text:p>
          </table:table-cell>
          <table:table-cell table:formula="of:=[.G56]-[.C56]" office:value-type="float" office:value="807.215" calcext:value-type="float">
            <text:p>807.215</text:p>
          </table:table-cell>
          <table:table-cell table:formula="of:=[.H56]-[.D56]" office:value-type="float" office:value="503.712" calcext:value-type="float">
            <text:p>503.712</text:p>
          </table:table-cell>
          <table:table-cell table:formula="of:=SQRT([.J56]*[.J56]+[.K56]*[.K56]+[.L56]*[.L56])" office:value-type="float" office:value="1005.27151576577" calcext:value-type="float">
            <text:p>1005.2715157658</text:p>
          </table:table-cell>
          <table:table-cell table:formula="of:=[.B56] +(IF([.$E56]*[.$B$74] &gt; 0;  [.B56]/[.$E56]*[.$B$74]; 0))" office:value-type="float" office:value="-489.934988338864" calcext:value-type="float">
            <text:p>-489.9349883389</text:p>
          </table:table-cell>
          <table:table-cell table:formula="of:=[.C56] +(IF([.$E56]*[.$B$74] &gt; 0;  [.C56]/[.$E56]*[.$B$74]; 0))" office:value-type="float" office:value="1219.05316848901" calcext:value-type="float">
            <text:p>1219.053168489</text:p>
          </table:table-cell>
          <table:table-cell table:formula="of:=[.D56] +(IF([.$E56]*[.$B$74] &gt; 0;  [.D56]/[.$E56]*[.$B$74]; 950))" office:value-type="float" office:value="696.948912312384" calcext:value-type="float">
            <text:p>696.9489123124</text:p>
          </table:table-cell>
          <table:table-cell table:formula="of:=[.N56]-[.F56]" office:value-type="float" office:value="-5.00598833886386" calcext:value-type="float">
            <text:p>-5.0059883389</text:p>
          </table:table-cell>
          <table:table-cell table:formula="of:=[.O56]-[.G56]" office:value-type="float" office:value="12.4631684890085" calcext:value-type="float">
            <text:p>12.463168489</text:p>
          </table:table-cell>
          <table:table-cell table:formula="of:=[.P56]-[.H56]" office:value-type="float" office:value="-35.0910876876161" calcext:value-type="float">
            <text:p>-35.0910876876</text:p>
          </table:table-cell>
          <table:table-cell table:formula="of:=SQRT([.Q56]*[.Q56]+[.R56]*[.R56]+[.S56]*[.S56])" office:value-type="float" office:value="37.5735934285532" calcext:value-type="float">
            <text:p>37.5735934286</text:p>
          </table:table-cell>
          <table:table-cell table:number-columns-repeated="1004"/>
        </table:table-row>
        <table:table-row table:style-name="ro1">
          <table:table-cell office:value-type="float" office:value="0.019" calcext:value-type="float">
            <text:p>0.019</text:p>
          </table:table-cell>
          <table:table-cell office:value-type="float" office:value="353.034" calcext:value-type="float">
            <text:p>353.034</text:p>
          </table:table-cell>
          <table:table-cell office:value-type="float" office:value="-237.587" calcext:value-type="float">
            <text:p>-237.587</text:p>
          </table:table-cell>
          <table:table-cell office:value-type="float" office:value="236.328" calcext:value-type="float">
            <text:p>236.328</text:p>
          </table:table-cell>
          <table:table-cell table:formula="of:=SQRT([.B57]*[.B57]+[.C57]*[.C57]+[.D57]*[.D57])" office:value-type="float" office:value="486.756110705351" calcext:value-type="float">
            <text:p>486.7561107054</text:p>
          </table:table-cell>
          <table:table-cell office:value-type="float" office:value="1067.108" calcext:value-type="float">
            <text:p>1067.108</text:p>
          </table:table-cell>
          <table:table-cell office:value-type="float" office:value="-718.145" calcext:value-type="float">
            <text:p>-718.145</text:p>
          </table:table-cell>
          <table:table-cell office:value-type="float" office:value="756.369" calcext:value-type="float">
            <text:p>756.369</text:p>
          </table:table-cell>
          <table:table-cell table:formula="of:=SQRT([.F57]*[.F57]+[.G57]*[.G57]+[.H57]*[.H57])" office:value-type="float" office:value="1492.16144865427" calcext:value-type="float">
            <text:p>1492.1614486543</text:p>
          </table:table-cell>
          <table:table-cell table:formula="of:=[.F57]-[.B57]" office:value-type="float" office:value="714.074" calcext:value-type="float">
            <text:p>714.074</text:p>
          </table:table-cell>
          <table:table-cell table:formula="of:=[.G57]-[.C57]" office:value-type="float" office:value="-480.558" calcext:value-type="float">
            <text:p>-480.558</text:p>
          </table:table-cell>
          <table:table-cell table:formula="of:=[.H57]-[.D57]" office:value-type="float" office:value="520.041" calcext:value-type="float">
            <text:p>520.041</text:p>
          </table:table-cell>
          <table:table-cell table:formula="of:=SQRT([.J57]*[.J57]+[.K57]*[.K57]+[.L57]*[.L57])" office:value-type="float" office:value="1005.62433866778" calcext:value-type="float">
            <text:p>1005.6243386678</text:p>
          </table:table-cell>
          <table:table-cell table:formula="of:=[.B57] +(IF([.$E57]*[.$B$74] &gt; 0;  [.B57]/[.$E57]*[.$B$74]; 0))" office:value-type="float" office:value="1078.31303037195" calcext:value-type="float">
            <text:p>1078.313030372</text:p>
          </table:table-cell>
          <table:table-cell table:formula="of:=[.C57] +(IF([.$E57]*[.$B$74] &gt; 0;  [.C57]/[.$E57]*[.$B$74]; 0))" office:value-type="float" office:value="-725.689757776818" calcext:value-type="float">
            <text:p>-725.6897577768</text:p>
          </table:table-cell>
          <table:table-cell table:formula="of:=[.D57] +(IF([.$E57]*[.$B$74] &gt; 0;  [.D57]/[.$E57]*[.$B$74]; 950))" office:value-type="float" office:value="721.844246848017" calcext:value-type="float">
            <text:p>721.844246848</text:p>
          </table:table-cell>
          <table:table-cell table:formula="of:=[.N57]-[.F57]" office:value-type="float" office:value="11.2050303719529" calcext:value-type="float">
            <text:p>11.205030372</text:p>
          </table:table-cell>
          <table:table-cell table:formula="of:=[.O57]-[.G57]" office:value-type="float" office:value="-7.54475777681796" calcext:value-type="float">
            <text:p>-7.5447577768</text:p>
          </table:table-cell>
          <table:table-cell table:formula="of:=[.P57]-[.H57]" office:value-type="float" office:value="-34.5247531519828" calcext:value-type="float">
            <text:p>-34.524753152</text:p>
          </table:table-cell>
          <table:table-cell table:formula="of:=SQRT([.Q57]*[.Q57]+[.R57]*[.R57]+[.S57]*[.S57])" office:value-type="float" office:value="37.0733685514628" calcext:value-type="float">
            <text:p>37.0733685515</text:p>
          </table:table-cell>
          <table:table-cell table:number-columns-repeated="1004"/>
        </table:table-row>
        <table:table-row table:style-name="ro1">
          <table:table-cell office:value-type="float" office:value="0.019" calcext:value-type="float">
            <text:p>0.019</text:p>
          </table:table-cell>
          <table:table-cell office:value-type="float" office:value="-402.503" calcext:value-type="float">
            <text:p>-402.503</text:p>
          </table:table-cell>
          <table:table-cell office:value-type="float" office:value="124.469" calcext:value-type="float">
            <text:p>124.469</text:p>
          </table:table-cell>
          <table:table-cell office:value-type="float" office:value="236.328" calcext:value-type="float">
            <text:p>236.328</text:p>
          </table:table-cell>
          <table:table-cell table:formula="of:=SQRT([.B58]*[.B58]+[.C58]*[.C58]+[.D58]*[.D58])" office:value-type="float" office:value="483.065337769126" calcext:value-type="float">
            <text:p>483.0653377691</text:p>
          </table:table-cell>
          <table:table-cell office:value-type="float" office:value="-1222.691" calcext:value-type="float">
            <text:p>-1222.691</text:p>
          </table:table-cell>
          <table:table-cell office:value-type="float" office:value="378.102" calcext:value-type="float">
            <text:p>378.102</text:p>
          </table:table-cell>
          <table:table-cell office:value-type="float" office:value="760.036" calcext:value-type="float">
            <text:p>760.036</text:p>
          </table:table-cell>
          <table:table-cell table:formula="of:=SQRT([.F58]*[.F58]+[.G58]*[.G58]+[.H58]*[.H58])" office:value-type="float" office:value="1488.48551393052" calcext:value-type="float">
            <text:p>1488.4855139305</text:p>
          </table:table-cell>
          <table:table-cell table:formula="of:=[.F58]-[.B58]" office:value-type="float" office:value="-820.188" calcext:value-type="float">
            <text:p>-820.188</text:p>
          </table:table-cell>
          <table:table-cell table:formula="of:=[.G58]-[.C58]" office:value-type="float" office:value="253.633" calcext:value-type="float">
            <text:p>253.633</text:p>
          </table:table-cell>
          <table:table-cell table:formula="of:=[.H58]-[.D58]" office:value-type="float" office:value="523.708" calcext:value-type="float">
            <text:p>523.708</text:p>
          </table:table-cell>
          <table:table-cell table:formula="of:=SQRT([.J58]*[.J58]+[.K58]*[.K58]+[.L58]*[.L58])" office:value-type="float" office:value="1005.6381671839" calcext:value-type="float">
            <text:p>1005.6381671839</text:p>
          </table:table-cell>
          <table:table-cell table:formula="of:=[.B58] +(IF([.$E58]*[.$B$74] &gt; 0;  [.B58]/[.$E58]*[.$B$74]; 0))" office:value-type="float" office:value="-1235.72982985044" calcext:value-type="float">
            <text:p>-1235.7298298504</text:p>
          </table:table-cell>
          <table:table-cell table:formula="of:=[.C58] +(IF([.$E58]*[.$B$74] &gt; 0;  [.C58]/[.$E58]*[.$B$74]; 0))" office:value-type="float" office:value="382.133937366067" calcext:value-type="float">
            <text:p>382.1339373661</text:p>
          </table:table-cell>
          <table:table-cell table:formula="of:=[.D58] +(IF([.$E58]*[.$B$74] &gt; 0;  [.D58]/[.$E58]*[.$B$74]; 950))" office:value-type="float" office:value="725.553745509709" calcext:value-type="float">
            <text:p>725.5537455097</text:p>
          </table:table-cell>
          <table:table-cell table:formula="of:=[.N58]-[.F58]" office:value-type="float" office:value="-13.0388298504379" calcext:value-type="float">
            <text:p>-13.0388298504</text:p>
          </table:table-cell>
          <table:table-cell table:formula="of:=[.O58]-[.G58]" office:value-type="float" office:value="4.03193736606721" calcext:value-type="float">
            <text:p>4.0319373661</text:p>
          </table:table-cell>
          <table:table-cell table:formula="of:=[.P58]-[.H58]" office:value-type="float" office:value="-34.4822544902912" calcext:value-type="float">
            <text:p>-34.4822544903</text:p>
          </table:table-cell>
          <table:table-cell table:formula="of:=SQRT([.Q58]*[.Q58]+[.R58]*[.R58]+[.S58]*[.S58])" office:value-type="float" office:value="37.0849494744939" calcext:value-type="float">
            <text:p>37.0849494745</text:p>
          </table:table-cell>
          <table:table-cell table:number-columns-repeated="1004"/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91.727" calcext:value-type="float">
            <text:p>91.727</text:p>
          </table:table-cell>
          <table:table-cell office:value-type="float" office:value="-404.003" calcext:value-type="float">
            <text:p>-404.003</text:p>
          </table:table-cell>
          <table:table-cell office:value-type="float" office:value="196.328" calcext:value-type="float">
            <text:p>196.328</text:p>
          </table:table-cell>
          <table:table-cell table:formula="of:=SQRT([.B59]*[.B59]+[.C59]*[.C59]+[.D59]*[.D59])" office:value-type="float" office:value="458.450597253401" calcext:value-type="float">
            <text:p>458.4505972534</text:p>
          </table:table-cell>
          <table:table-cell office:value-type="float" office:value="258.926" calcext:value-type="float">
            <text:p>258.926</text:p>
          </table:table-cell>
          <table:table-cell office:value-type="float" office:value="-1275.447" calcext:value-type="float">
            <text:p>-1275.447</text:p>
          </table:table-cell>
          <table:table-cell office:value-type="float" office:value="661.715" calcext:value-type="float">
            <text:p>661.715</text:p>
          </table:table-cell>
          <table:table-cell table:formula="of:=SQRT([.F59]*[.F59]+[.G59]*[.G59]+[.H59]*[.H59])" office:value-type="float" office:value="1460.02550132181" calcext:value-type="float">
            <text:p>1460.0255013218</text:p>
          </table:table-cell>
          <table:table-cell table:formula="of:=[.F59]-[.B59]" office:value-type="float" office:value="167.199" calcext:value-type="float">
            <text:p>167.199</text:p>
          </table:table-cell>
          <table:table-cell table:formula="of:=[.G59]-[.C59]" office:value-type="float" office:value="-871.444" calcext:value-type="float">
            <text:p>-871.444</text:p>
          </table:table-cell>
          <table:table-cell table:formula="of:=[.H59]-[.D59]" office:value-type="float" office:value="465.387" calcext:value-type="float">
            <text:p>465.387</text:p>
          </table:table-cell>
          <table:table-cell table:formula="of:=SQRT([.J59]*[.J59]+[.K59]*[.K59]+[.L59]*[.L59])" office:value-type="float" office:value="1001.97565364933" calcext:value-type="float">
            <text:p>1001.9756536493</text:p>
          </table:table-cell>
          <table:table-cell table:formula="of:=[.B59] +(IF([.$E59]*[.$B$74] &gt; 0;  [.B59]/[.$E59]*[.$B$74]; 0))" office:value-type="float" office:value="291.807446071051" calcext:value-type="float">
            <text:p>291.8074460711</text:p>
          </table:table-cell>
          <table:table-cell table:formula="of:=[.C59] +(IF([.$E59]*[.$B$74] &gt; 0;  [.C59]/[.$E59]*[.$B$74]; 0))" office:value-type="float" office:value="-1285.23862804891" calcext:value-type="float">
            <text:p>-1285.2386280489</text:p>
          </table:table-cell>
          <table:table-cell table:formula="of:=[.D59] +(IF([.$E59]*[.$B$74] &gt; 0;  [.D59]/[.$E59]*[.$B$74]; 950))" office:value-type="float" office:value="624.570434792779" calcext:value-type="float">
            <text:p>624.5704347928</text:p>
          </table:table-cell>
          <table:table-cell table:formula="of:=[.N59]-[.F59]" office:value-type="float" office:value="32.8814460710506" calcext:value-type="float">
            <text:p>32.8814460711</text:p>
          </table:table-cell>
          <table:table-cell table:formula="of:=[.O59]-[.G59]" office:value-type="float" office:value="-9.79162804891303" calcext:value-type="float">
            <text:p>-9.7916280489</text:p>
          </table:table-cell>
          <table:table-cell table:formula="of:=[.P59]-[.H59]" office:value-type="float" office:value="-37.1445652072213" calcext:value-type="float">
            <text:p>-37.1445652072</text:p>
          </table:table-cell>
          <table:table-cell table:formula="of:=SQRT([.Q59]*[.Q59]+[.R59]*[.R59]+[.S59]*[.S59])" office:value-type="float" office:value="50.5646536624664" calcext:value-type="float">
            <text:p>50.5646536625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76.963" calcext:value-type="float">
            <text:p>-376.963</text:p>
          </table:table-cell>
          <table:table-cell office:value-type="float" office:value="187.766" calcext:value-type="float">
            <text:p>187.766</text:p>
          </table:table-cell>
          <table:table-cell office:value-type="float" office:value="252.328" calcext:value-type="float">
            <text:p>252.328</text:p>
          </table:table-cell>
          <table:table-cell table:formula="of:=SQRT([.B60]*[.B60]+[.C60]*[.C60]+[.D60]*[.D60])" office:value-type="float" office:value="490.944593318839" calcext:value-type="float">
            <text:p>490.9445933188</text:p>
          </table:table-cell>
          <table:table-cell office:value-type="float" office:value="-1132.757" calcext:value-type="float">
            <text:p>-1132.757</text:p>
          </table:table-cell>
          <table:table-cell office:value-type="float" office:value="564.225" calcext:value-type="float">
            <text:p>564.225</text:p>
          </table:table-cell>
          <table:table-cell office:value-type="float" office:value="799.759" calcext:value-type="float">
            <text:p>799.759</text:p>
          </table:table-cell>
          <table:table-cell table:formula="of:=SQRT([.F60]*[.F60]+[.G60]*[.G60]+[.H60]*[.H60])" office:value-type="float" office:value="1497.03130553606" calcext:value-type="float">
            <text:p>1497.0313055361</text:p>
          </table:table-cell>
          <table:table-cell table:formula="of:=[.F60]-[.B60]" office:value-type="float" office:value="-755.794" calcext:value-type="float">
            <text:p>-755.794</text:p>
          </table:table-cell>
          <table:table-cell table:formula="of:=[.G60]-[.C60]" office:value-type="float" office:value="376.459" calcext:value-type="float">
            <text:p>376.459</text:p>
          </table:table-cell>
          <table:table-cell table:formula="of:=[.H60]-[.D60]" office:value-type="float" office:value="547.431" calcext:value-type="float">
            <text:p>547.431</text:p>
          </table:table-cell>
          <table:table-cell table:formula="of:=SQRT([.J60]*[.J60]+[.K60]*[.K60]+[.L60]*[.L60])" office:value-type="float" office:value="1006.29352024049" calcext:value-type="float">
            <text:p>1006.2935202405</text:p>
          </table:table-cell>
          <table:table-cell table:formula="of:=[.B60] +(IF([.$E60]*[.$B$74] &gt; 0;  [.B60]/[.$E60]*[.$B$74]; 0))" office:value-type="float" office:value="-1144.79506319004" calcext:value-type="float">
            <text:p>-1144.7950631901</text:p>
          </table:table-cell>
          <table:table-cell table:formula="of:=[.C60] +(IF([.$E60]*[.$B$74] &gt; 0;  [.C60]/[.$E60]*[.$B$74]; 0))" office:value-type="float" office:value="570.224636993396" calcext:value-type="float">
            <text:p>570.2246369934</text:p>
          </table:table-cell>
          <table:table-cell table:formula="of:=[.D60] +(IF([.$E60]*[.$B$74] &gt; 0;  [.D60]/[.$E60]*[.$B$74]; 950))" office:value-type="float" office:value="766.292311724538" calcext:value-type="float">
            <text:p>766.2923117245</text:p>
          </table:table-cell>
          <table:table-cell table:formula="of:=[.N60]-[.F60]" office:value-type="float" office:value="-12.0380631900418" calcext:value-type="float">
            <text:p>-12.03806319</text:p>
          </table:table-cell>
          <table:table-cell table:formula="of:=[.O60]-[.G60]" office:value-type="float" office:value="5.99963699339548" calcext:value-type="float">
            <text:p>5.9996369934</text:p>
          </table:table-cell>
          <table:table-cell table:formula="of:=[.P60]-[.H60]" office:value-type="float" office:value="-33.4666882754624" calcext:value-type="float">
            <text:p>-33.4666882755</text:p>
          </table:table-cell>
          <table:table-cell table:formula="of:=SQRT([.Q60]*[.Q60]+[.R60]*[.R60]+[.S60]*[.S60])" office:value-type="float" office:value="36.0684049210238" calcext:value-type="float">
            <text:p>36.068404921</text:p>
          </table:table-cell>
          <table:table-cell table:number-columns-repeated="1004"/>
        </table:table-row>
        <table:table-row table:style-name="ro2">
          <table:table-cell table:style-name="ce2" office:value-type="float" office:value="0.119" calcext:value-type="float">
            <text:p>0.119</text:p>
          </table:table-cell>
          <table:table-cell table:style-name="ce2" office:value-type="float" office:value="432.701" calcext:value-type="float">
            <text:p>432.701</text:p>
          </table:table-cell>
          <table:table-cell table:style-name="ce2" office:value-type="float" office:value="154.291" calcext:value-type="float">
            <text:p>154.291</text:p>
          </table:table-cell>
          <table:table-cell table:style-name="ce2" office:value-type="float" office:value="157.128" calcext:value-type="float">
            <text:p>157.128</text:p>
          </table:table-cell>
          <table:table-cell table:style-name="ce2" table:formula="of:=SQRT([.B61]*[.B61]+[.C61]*[.C61]+[.D61]*[.D61])" office:value-type="float" office:value="485.515269034868" calcext:value-type="float">
            <text:p>485.5152690349</text:p>
          </table:table-cell>
          <table:table-cell table:style-name="ce2" office:value-type="float" office:value="1312.141" calcext:value-type="float">
            <text:p>1312.141</text:p>
          </table:table-cell>
          <table:table-cell table:style-name="ce2" office:value-type="float" office:value="467.878" calcext:value-type="float">
            <text:p>467.878</text:p>
          </table:table-cell>
          <table:table-cell table:style-name="ce2" office:value-type="float" office:value="520.656" calcext:value-type="float">
            <text:p>520.656</text:p>
          </table:table-cell>
          <table:table-cell table:formula="of:=SQRT([.F61]*[.F61]+[.G61]*[.G61]+[.H61]*[.H61])" office:value-type="float" office:value="1487.18072106284" calcext:value-type="float">
            <text:p>1487.1807210629</text:p>
          </table:table-cell>
          <table:table-cell table:formula="of:=[.F61]-[.B61]" office:value-type="float" office:value="879.44" calcext:value-type="float">
            <text:p>879.44</text:p>
          </table:table-cell>
          <table:table-cell table:formula="of:=[.G61]-[.C61]" office:value-type="float" office:value="313.587" calcext:value-type="float">
            <text:p>313.587</text:p>
          </table:table-cell>
          <table:table-cell table:formula="of:=[.H61]-[.D61]" office:value-type="float" office:value="363.528" calcext:value-type="float">
            <text:p>363.528</text:p>
          </table:table-cell>
          <table:table-cell table:formula="of:=SQRT([.J61]*[.J61]+[.K61]*[.K61]+[.L61]*[.L61])" office:value-type="float" office:value="1001.95016191076" calcext:value-type="float">
            <text:p>1001.9501619108</text:p>
          </table:table-cell>
          <table:table-cell table:formula="of:=[.B61] +(IF([.$E61]*[.$B$74] &gt; 0;  [.B61]/[.$E61]*[.$B$74]; 0))" office:value-type="float" office:value="1323.92116875009" calcext:value-type="float">
            <text:p>1323.9211687501</text:p>
          </table:table-cell>
          <table:table-cell table:formula="of:=[.C61] +(IF([.$E61]*[.$B$74] &gt; 0;  [.C61]/[.$E61]*[.$B$74]; 0))" office:value-type="float" office:value="472.079151764429" calcext:value-type="float">
            <text:p>472.0791517644</text:p>
          </table:table-cell>
          <table:table-cell table:formula="of:=[.D61] +(IF([.$E61]*[.$B$74] &gt; 0;  [.D61]/[.$E61]*[.$B$74]; 950))" office:value-type="float" office:value="480.759428342814" calcext:value-type="float">
            <text:p>480.7594283428</text:p>
          </table:table-cell>
          <table:table-cell table:formula="of:=[.N61]-[.F61]" office:value-type="float" office:value="11.7801687500896" calcext:value-type="float">
            <text:p>11.7801687501</text:p>
          </table:table-cell>
          <table:table-cell table:formula="of:=[.O61]-[.G61]" office:value-type="float" office:value="4.2011517644288" calcext:value-type="float">
            <text:p>4.2011517644</text:p>
          </table:table-cell>
          <table:table-cell table:formula="of:=[.P61]-[.H61]" office:value-type="float" office:value="-39.8965716571857" calcext:value-type="float">
            <text:p>-39.8965716572</text:p>
          </table:table-cell>
          <table:table-cell table:formula="of:=SQRT([.Q61]*[.Q61]+[.R61]*[.R61]+[.S61]*[.S61])" office:value-type="float" office:value="41.8109851824291" calcext:value-type="float">
            <text:p>41.8109851824</text:p>
          </table:table-cell>
          <table:table-cell table:number-columns-repeated="1004"/>
        </table:table-row>
        <table:table-row table:style-name="ro2">
          <table:table-cell table:style-name="ce2" office:value-type="float" office:value="1.921" calcext:value-type="float">
            <text:p>1.92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SQRT([.B62]*[.B62]+[.C62]*[.C62]+[.D62]*[.D62])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9" calcext:value-type="float">
            <text:p>959</text:p>
          </table:table-cell>
          <table:table-cell table:formula="of:=SQRT([.F62]*[.F62]+[.G62]*[.G62]+[.H62]*[.H62])" office:value-type="float" office:value="959" calcext:value-type="float">
            <text:p>959</text:p>
          </table:table-cell>
          <table:table-cell table:formula="of:=[.F62]-[.B62]" office:value-type="float" office:value="0" calcext:value-type="float">
            <text:p>0</text:p>
          </table:table-cell>
          <table:table-cell table:formula="of:=[.G62]-[.C62]" office:value-type="float" office:value="0" calcext:value-type="float">
            <text:p>0</text:p>
          </table:table-cell>
          <table:table-cell table:formula="of:=[.H62]-[.D62]" office:value-type="float" office:value="959" calcext:value-type="float">
            <text:p>959</text:p>
          </table:table-cell>
          <table:table-cell table:formula="of:=SQRT([.J62]*[.J62]+[.K62]*[.K62]+[.L62]*[.L62])" office:value-type="float" office:value="959" calcext:value-type="float">
            <text:p>959</text:p>
          </table:table-cell>
          <table:table-cell table:formula="of:=[.B62] +(IF([.$E62]*[.$B$74] &gt; 0;  [.B62]/[.$E62]*[.$B$74]; 0))" office:value-type="float" office:value="0" calcext:value-type="float">
            <text:p>0</text:p>
          </table:table-cell>
          <table:table-cell table:formula="of:=[.C62] +(IF([.$E62]*[.$B$74] &gt; 0;  [.C62]/[.$E62]*[.$B$74]; 0))" office:value-type="float" office:value="0" calcext:value-type="float">
            <text:p>0</text:p>
          </table:table-cell>
          <table:table-cell table:formula="of:=[.D62] +(IF([.$E62]*[.$B$74] &gt; 0;  [.D62]/[.$E62]*[.$B$74]; 950))" office:value-type="float" office:value="950" calcext:value-type="float">
            <text:p>950</text:p>
          </table:table-cell>
          <table:table-cell table:formula="of:=[.N62]-[.F62]" office:value-type="float" office:value="0" calcext:value-type="float">
            <text:p>0</text:p>
          </table:table-cell>
          <table:table-cell table:formula="of:=[.O62]-[.G62]" office:value-type="float" office:value="0" calcext:value-type="float">
            <text:p>0</text:p>
          </table:table-cell>
          <table:table-cell table:formula="of:=[.P62]-[.H62]" office:value-type="float" office:value="-9" calcext:value-type="float">
            <text:p>-9</text:p>
          </table:table-cell>
          <table:table-cell table:formula="of:=SQRT([.Q62]*[.Q62]+[.R62]*[.R62]+[.S62]*[.S62])" office:value-type="float" office:value="9" calcext:value-type="float">
            <text:p>9</text:p>
          </table:table-cell>
          <table:table-cell table:number-columns-repeated="1004"/>
        </table:table-row>
        <table:table-row table:style-name="ro2">
          <table:table-cell table:style-name="ce2" office:value-type="float" office:value="1.145" calcext:value-type="float">
            <text:p>1.145</text:p>
          </table:table-cell>
          <table:table-cell table:style-name="ce2" office:value-type="float" office:value="178.285" calcext:value-type="float">
            <text:p>178.285</text:p>
          </table:table-cell>
          <table:table-cell table:style-name="ce2" office:value-type="float" office:value="-397.317" calcext:value-type="float">
            <text:p>-397.317</text:p>
          </table:table-cell>
          <table:table-cell table:style-name="ce2" office:value-type="float" office:value="-60" calcext:value-type="float">
            <text:p>-60</text:p>
          </table:table-cell>
          <table:table-cell table:style-name="ce2" table:formula="of:=SQRT([.B63]*[.B63]+[.C63]*[.C63]+[.D63]*[.D63])" office:value-type="float" office:value="439.597929606135" calcext:value-type="float">
            <text:p>439.5979296061</text:p>
          </table:table-cell>
          <table:table-cell table:style-name="ce2" office:value-type="float" office:value="580.775" calcext:value-type="float">
            <text:p>580.775</text:p>
          </table:table-cell>
          <table:table-cell table:style-name="ce2" office:value-type="float" office:value="-1294.286" calcext:value-type="float">
            <text:p>-1294.286</text:p>
          </table:table-cell>
          <table:table-cell table:style-name="ce2" office:value-type="float" office:value="-141.519" calcext:value-type="float">
            <text:p>-141.519</text:p>
          </table:table-cell>
          <table:table-cell table:formula="of:=SQRT([.F63]*[.F63]+[.G63]*[.G63]+[.H63]*[.H63])" office:value-type="float" office:value="1425.6589626492" calcext:value-type="float">
            <text:p>1425.6589626492</text:p>
          </table:table-cell>
          <table:table-cell table:formula="of:=[.F63]-[.B63]" office:value-type="float" office:value="402.49" calcext:value-type="float">
            <text:p>402.49</text:p>
          </table:table-cell>
          <table:table-cell table:formula="of:=[.G63]-[.C63]" office:value-type="float" office:value="-896.969" calcext:value-type="float">
            <text:p>-896.969</text:p>
          </table:table-cell>
          <table:table-cell table:formula="of:=[.H63]-[.D63]" office:value-type="float" office:value="-81.519" calcext:value-type="float">
            <text:p>-81.519</text:p>
          </table:table-cell>
          <table:table-cell table:formula="of:=SQRT([.J63]*[.J63]+[.K63]*[.K63]+[.L63]*[.L63])" office:value-type="float" office:value="986.507442659203" calcext:value-type="float">
            <text:p>986.5074426592</text:p>
          </table:table-cell>
          <table:table-cell table:formula="of:=[.B63] +(IF([.$E63]*[.$B$74] &gt; 0;  [.B63]/[.$E63]*[.$B$74]; 0))" office:value-type="float" office:value="583.848784524048" calcext:value-type="float">
            <text:p>583.848784524</text:p>
          </table:table-cell>
          <table:table-cell table:formula="of:=[.C63] +(IF([.$E63]*[.$B$74] &gt; 0;  [.C63]/[.$E63]*[.$B$74]; 0))" office:value-type="float" office:value="-1301.13608840195" calcext:value-type="float">
            <text:p>-1301.136088402</text:p>
          </table:table-cell>
          <table:table-cell table:formula="of:=[.D63] +(IF([.$E63]*[.$B$74] &gt; 0;  [.D63]/[.$E63]*[.$B$74]; 950))" office:value-type="float" office:value="-196.4883589278" calcext:value-type="float">
            <text:p>-196.4883589278</text:p>
          </table:table-cell>
          <table:table-cell table:formula="of:=[.N63]-[.F63]" office:value-type="float" office:value="3.07378452404805" calcext:value-type="float">
            <text:p>3.073784524</text:p>
          </table:table-cell>
          <table:table-cell table:formula="of:=[.O63]-[.G63]" office:value-type="float" office:value="-6.85008840194746" calcext:value-type="float">
            <text:p>-6.8500884019</text:p>
          </table:table-cell>
          <table:table-cell table:formula="of:=[.P63]-[.H63]" office:value-type="float" office:value="-54.9693589278003" calcext:value-type="float">
            <text:p>-54.9693589278</text:p>
          </table:table-cell>
          <table:table-cell table:formula="of:=SQRT([.Q63]*[.Q63]+[.R63]*[.R63]+[.S63]*[.S63])" office:value-type="float" office:value="55.4797466049379" calcext:value-type="float">
            <text:p>55.4797466049</text:p>
          </table:table-cell>
          <table:table-cell table:number-columns-repeated="1004"/>
        </table:table-row>
        <table:table-row table:style-name="ro2">
          <table:table-cell table:style-name="ce2" office:value-type="float" office:value="1.562" calcext:value-type="float">
            <text:p>1.562</text:p>
          </table:table-cell>
          <table:table-cell table:style-name="ce2" office:value-type="float" office:value="6.603" calcext:value-type="float">
            <text:p>6.603</text:p>
          </table:table-cell>
          <table:table-cell table:style-name="ce2" office:value-type="float" office:value="319.937" calcext:value-type="float">
            <text:p>319.93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SQRT([.B64]*[.B64]+[.C64]*[.C64]+[.D64]*[.D64])" office:value-type="float" office:value="320.005130549496" calcext:value-type="float">
            <text:p>320.0051305495</text:p>
          </table:table-cell>
          <table:table-cell table:style-name="ce2" office:value-type="float" office:value="25.849" calcext:value-type="float">
            <text:p>25.849</text:p>
          </table:table-cell>
          <table:table-cell table:style-name="ce2" office:value-type="float" office:value="1252.31" calcext:value-type="float">
            <text:p>1252.31</text:p>
          </table:table-cell>
          <table:table-cell table:style-name="ce2" office:value-type="float" office:value="0" calcext:value-type="float">
            <text:p>0</text:p>
          </table:table-cell>
          <table:table-cell table:formula="of:=SQRT([.F64]*[.F64]+[.G64]*[.G64]+[.H64]*[.H64])" office:value-type="float" office:value="1252.57674691054" calcext:value-type="float">
            <text:p>1252.5767469106</text:p>
          </table:table-cell>
          <table:table-cell table:formula="of:=[.F64]-[.B64]" office:value-type="float" office:value="19.246" calcext:value-type="float">
            <text:p>19.246</text:p>
          </table:table-cell>
          <table:table-cell table:formula="of:=[.G64]-[.C64]" office:value-type="float" office:value="932.373" calcext:value-type="float">
            <text:p>932.373</text:p>
          </table:table-cell>
          <table:table-cell table:formula="of:=[.H64]-[.D64]" office:value-type="float" office:value="0" calcext:value-type="float">
            <text:p>0</text:p>
          </table:table-cell>
          <table:table-cell table:formula="of:=SQRT([.J64]*[.J64]+[.K64]*[.K64]+[.L64]*[.L64])" office:value-type="float" office:value="932.571616362518" calcext:value-type="float">
            <text:p>932.5716163625</text:p>
          </table:table-cell>
          <table:table-cell table:formula="of:=[.B64] +(IF([.$E64]*[.$B$74] &gt; 0;  [.B64]/[.$E64]*[.$B$74]; 0))" office:value-type="float" office:value="27.2370441750471" calcext:value-type="float">
            <text:p>27.237044175</text:p>
          </table:table-cell>
          <table:table-cell table:formula="of:=[.C64] +(IF([.$E64]*[.$B$74] &gt; 0;  [.C64]/[.$E64]*[.$B$74]; 0))" office:value-type="float" office:value="1319.72409544632" calcext:value-type="float">
            <text:p>1319.7240954463</text:p>
          </table:table-cell>
          <table:table-cell table:formula="of:=[.D64] +(IF([.$E64]*[.$B$74] &gt; 0;  [.D64]/[.$E64]*[.$B$74]; 950))" office:value-type="float" office:value="0" calcext:value-type="float">
            <text:p>0</text:p>
          </table:table-cell>
          <table:table-cell table:formula="of:=[.N64]-[.F64]" office:value-type="float" office:value="1.38804417504705" calcext:value-type="float">
            <text:p>1.388044175</text:p>
          </table:table-cell>
          <table:table-cell table:formula="of:=[.O64]-[.G64]" office:value-type="float" office:value="67.4140954463169" calcext:value-type="float">
            <text:p>67.4140954463</text:p>
          </table:table-cell>
          <table:table-cell table:formula="of:=[.P64]-[.H64]" office:value-type="float" office:value="0" calcext:value-type="float">
            <text:p>0</text:p>
          </table:table-cell>
          <table:table-cell table:formula="of:=SQRT([.Q64]*[.Q64]+[.R64]*[.R64]+[.S64]*[.S64])" office:value-type="float" office:value="67.4283837228582" calcext:value-type="float">
            <text:p>67.4283837229</text:p>
          </table:table-cell>
          <table:table-cell table:number-columns-repeated="1004"/>
        </table:table-row>
        <table:table-row table:style-name="ro2">
          <table:table-cell table:style-name="ce2" office:value-type="float" office:value="0.059" calcext:value-type="float">
            <text:p>0.059</text:p>
          </table:table-cell>
          <table:table-cell table:style-name="ce2" office:value-type="float" office:value="174.391" calcext:value-type="float">
            <text:p>174.391</text:p>
          </table:table-cell>
          <table:table-cell table:style-name="ce2" office:value-type="float" office:value="-423.286" calcext:value-type="float">
            <text:p>-423.286</text:p>
          </table:table-cell>
          <table:table-cell table:style-name="ce2" office:value-type="float" office:value="204.328" calcext:value-type="float">
            <text:p>204.328</text:p>
          </table:table-cell>
          <table:table-cell table:style-name="ce2" table:formula="of:=SQRT([.B65]*[.B65]+[.C65]*[.C65]+[.D65]*[.D65])" office:value-type="float" office:value="501.331417588206" calcext:value-type="float">
            <text:p>501.3314175882</text:p>
          </table:table-cell>
          <table:table-cell table:style-name="ce2" office:value-type="float" office:value="517.436" calcext:value-type="float">
            <text:p>517.436</text:p>
          </table:table-cell>
          <table:table-cell table:style-name="ce2" office:value-type="float" office:value="-1255.938" calcext:value-type="float">
            <text:p>-1255.938</text:p>
          </table:table-cell>
          <table:table-cell table:style-name="ce2" office:value-type="float" office:value="648.699" calcext:value-type="float">
            <text:p>648.699</text:p>
          </table:table-cell>
          <table:table-cell table:formula="of:=SQRT([.F65]*[.F65]+[.G65]*[.G65]+[.H65]*[.H65])" office:value-type="float" office:value="1505.30085582285" calcext:value-type="float">
            <text:p>1505.3008558229</text:p>
          </table:table-cell>
          <table:table-cell table:formula="of:=[.F65]-[.B65]" office:value-type="float" office:value="343.045" calcext:value-type="float">
            <text:p>343.045</text:p>
          </table:table-cell>
          <table:table-cell table:formula="of:=[.G65]-[.C65]" office:value-type="float" office:value="-832.652" calcext:value-type="float">
            <text:p>-832.652</text:p>
          </table:table-cell>
          <table:table-cell table:formula="of:=[.H65]-[.D65]" office:value-type="float" office:value="444.371" calcext:value-type="float">
            <text:p>444.371</text:p>
          </table:table-cell>
          <table:table-cell table:formula="of:=SQRT([.J65]*[.J65]+[.K65]*[.K65]+[.L65]*[.L65])" office:value-type="float" office:value="1004.21850748231" calcext:value-type="float">
            <text:p>1004.2185074823</text:p>
          </table:table-cell>
          <table:table-cell table:formula="of:=[.B65] +(IF([.$E65]*[.$B$74] &gt; 0;  [.B65]/[.$E65]*[.$B$74]; 0))" office:value-type="float" office:value="522.246717558968" calcext:value-type="float">
            <text:p>522.246717559</text:p>
          </table:table-cell>
          <table:table-cell table:formula="of:=[.C65] +(IF([.$E65]*[.$B$74] &gt; 0;  [.C65]/[.$E65]*[.$B$74]; 0))" office:value-type="float" office:value="-1267.60970513768" calcext:value-type="float">
            <text:p>-1267.6097051377</text:p>
          </table:table-cell>
          <table:table-cell table:formula="of:=[.D65] +(IF([.$E65]*[.$B$74] &gt; 0;  [.D65]/[.$E65]*[.$B$74]; 950))" office:value-type="float" office:value="611.89870638616" calcext:value-type="float">
            <text:p>611.8987063862</text:p>
          </table:table-cell>
          <table:table-cell table:formula="of:=[.N65]-[.F65]" office:value-type="float" office:value="4.81071755896801" calcext:value-type="float">
            <text:p>4.810717559</text:p>
          </table:table-cell>
          <table:table-cell table:formula="of:=[.O65]-[.G65]" office:value-type="float" office:value="-11.6717051376811" calcext:value-type="float">
            <text:p>-11.6717051377</text:p>
          </table:table-cell>
          <table:table-cell table:formula="of:=[.P65]-[.H65]" office:value-type="float" office:value="-36.8002936138399" calcext:value-type="float">
            <text:p>-36.8002936138</text:p>
          </table:table-cell>
          <table:table-cell table:formula="of:=SQRT([.Q65]*[.Q65]+[.R65]*[.R65]+[.S65]*[.S65])" office:value-type="float" office:value="38.9054406775963" calcext:value-type="float">
            <text:p>38.9054406776</text:p>
          </table:table-cell>
          <table:table-cell table:number-columns-repeated="1004"/>
        </table:table-row>
        <table:table-row table:style-name="ro2">
          <table:table-cell table:style-name="ce2" office:value-type="float" office:value="0.079" calcext:value-type="float">
            <text:p>0.079</text:p>
          </table:table-cell>
          <table:table-cell table:style-name="ce2" office:value-type="float" office:value="149.619" calcext:value-type="float">
            <text:p>149.619</text:p>
          </table:table-cell>
          <table:table-cell table:style-name="ce2" office:value-type="float" office:value="-236.688" calcext:value-type="float">
            <text:p>-236.688</text:p>
          </table:table-cell>
          <table:table-cell table:style-name="ce2" office:value-type="float" office:value="189.128" calcext:value-type="float">
            <text:p>189.128</text:p>
          </table:table-cell>
          <table:table-cell table:style-name="ce2" table:formula="of:=SQRT([.B66]*[.B66]+[.C66]*[.C66]+[.D66]*[.D66])" office:value-type="float" office:value="337.900066423491" calcext:value-type="float">
            <text:p>337.9000664235</text:p>
          </table:table-cell>
          <table:table-cell table:style-name="ce2" office:value-type="float" office:value="582.119" calcext:value-type="float">
            <text:p>582.119</text:p>
          </table:table-cell>
          <table:table-cell table:style-name="ce2" office:value-type="float" office:value="-920.865" calcext:value-type="float">
            <text:p>-920.865</text:p>
          </table:table-cell>
          <table:table-cell table:style-name="ce2" office:value-type="float" office:value="784.267" calcext:value-type="float">
            <text:p>784.267</text:p>
          </table:table-cell>
          <table:table-cell table:formula="of:=SQRT([.F66]*[.F66]+[.G66]*[.G66]+[.H66]*[.H66])" office:value-type="float" office:value="1342.35971545447" calcext:value-type="float">
            <text:p>1342.3597154545</text:p>
          </table:table-cell>
          <table:table-cell table:formula="of:=[.F66]-[.B66]" office:value-type="float" office:value="432.5" calcext:value-type="float">
            <text:p>432.5</text:p>
          </table:table-cell>
          <table:table-cell table:formula="of:=[.G66]-[.C66]" office:value-type="float" office:value="-684.177" calcext:value-type="float">
            <text:p>-684.177</text:p>
          </table:table-cell>
          <table:table-cell table:formula="of:=[.H66]-[.D66]" office:value-type="float" office:value="595.139" calcext:value-type="float">
            <text:p>595.139</text:p>
          </table:table-cell>
          <table:table-cell table:formula="of:=SQRT([.J66]*[.J66]+[.K66]*[.K66]+[.L66]*[.L66])" office:value-type="float" office:value="1004.66155826228" calcext:value-type="float">
            <text:p>1004.6615582623</text:p>
          </table:table-cell>
          <table:table-cell table:formula="of:=[.B66] +(IF([.$E66]*[.$B$74] &gt; 0;  [.B66]/[.$E66]*[.$B$74]; 0))" office:value-type="float" office:value="592.409679456339" calcext:value-type="float">
            <text:p>592.4096794563</text:p>
          </table:table-cell>
          <table:table-cell table:formula="of:=[.C66] +(IF([.$E66]*[.$B$74] &gt; 0;  [.C66]/[.$E66]*[.$B$74]; 0))" office:value-type="float" office:value="-937.155456266664" calcext:value-type="float">
            <text:p>-937.1554562667</text:p>
          </table:table-cell>
          <table:table-cell table:formula="of:=[.D66] +(IF([.$E66]*[.$B$74] &gt; 0;  [.D66]/[.$E66]*[.$B$74]; 950))" office:value-type="float" office:value="748.843782248368" calcext:value-type="float">
            <text:p>748.8437822484</text:p>
          </table:table-cell>
          <table:table-cell table:formula="of:=[.N66]-[.F66]" office:value-type="float" office:value="10.2906794563393" calcext:value-type="float">
            <text:p>10.2906794563</text:p>
          </table:table-cell>
          <table:table-cell table:formula="of:=[.O66]-[.G66]" office:value-type="float" office:value="-16.2904562666641" calcext:value-type="float">
            <text:p>-16.2904562667</text:p>
          </table:table-cell>
          <table:table-cell table:formula="of:=[.P66]-[.H66]" office:value-type="float" office:value="-35.4232177516321" calcext:value-type="float">
            <text:p>-35.4232177516</text:p>
          </table:table-cell>
          <table:table-cell table:formula="of:=SQRT([.Q66]*[.Q66]+[.R66]*[.R66]+[.S66]*[.S66])" office:value-type="float" office:value="40.3246996880171" calcext:value-type="float">
            <text:p>40.324699688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HWGUY</text:p>
          </table:table-cell>
          <table:table-cell table:number-columns-repeated="1023"/>
        </table:table-row>
        <table:table-row table:style-name="ro2">
          <table:table-cell table:style-name="ce2" office:value-type="float" office:value="0.099" calcext:value-type="float">
            <text:p>0.099</text:p>
          </table:table-cell>
          <table:table-cell table:style-name="ce2" office:value-type="float" office:value="-19.592" calcext:value-type="float">
            <text:p>-19.592</text:p>
          </table:table-cell>
          <table:table-cell table:style-name="ce2" office:value-type="float" office:value="432.685" calcext:value-type="float">
            <text:p>432.685</text:p>
          </table:table-cell>
          <table:table-cell table:style-name="ce2" office:value-type="float" office:value="-472.535" calcext:value-type="float">
            <text:p>-472.535</text:p>
          </table:table-cell>
          <table:table-cell table:style-name="ce2" table:formula="of:=SQRT([.B68]*[.B68]+[.C68]*[.C68]+[.D68]*[.D68])" office:value-type="float" office:value="641.006616123422" calcext:value-type="float">
            <text:p>641.0066161234</text:p>
          </table:table-cell>
          <table:table-cell table:style-name="ce2" office:value-type="float" office:value="-19.592" calcext:value-type="float">
            <text:p>-19.592</text:p>
          </table:table-cell>
          <table:table-cell table:style-name="ce2" office:value-type="float" office:value="432.685" calcext:value-type="float">
            <text:p>432.685</text:p>
          </table:table-cell>
          <table:table-cell table:style-name="ce2" office:value-type="float" office:value="0" calcext:value-type="float">
            <text:p>0</text:p>
          </table:table-cell>
          <table:table-cell table:formula="of:=SQRT([.F68]*[.F68]+[.G68]*[.G68]+[.H68]*[.H68])" office:value-type="float" office:value="433.128336280369" calcext:value-type="float">
            <text:p>433.1283362804</text:p>
          </table:table-cell>
          <table:table-cell table:formula="of:=[.F68]-[.B68]" office:value-type="float" office:value="0" calcext:value-type="float">
            <text:p>0</text:p>
          </table:table-cell>
          <table:table-cell table:formula="of:=[.G68]-[.C68]" office:value-type="float" office:value="0" calcext:value-type="float">
            <text:p>0</text:p>
          </table:table-cell>
          <table:table-cell table:formula="of:=[.H68]-[.D68]" office:value-type="float" office:value="472.535" calcext:value-type="float">
            <text:p>472.535</text:p>
          </table:table-cell>
          <table:table-cell table:formula="of:=SQRT([.J68]*[.J68]+[.K68]*[.K68]+[.L68]*[.L68])" office:value-type="float" office:value="472.535" calcext:value-type="float">
            <text:p>472.535</text:p>
          </table:table-cell>
          <table:table-cell table:formula="of:=[.B68] +(IF([.$E68]*[.$B$75] &gt; 0;  [.B68]/[.$E68]*[.$B$75]; 0))" office:value-type="float" office:value="-20.8216342198795" calcext:value-type="float">
            <text:p>-20.8216342199</text:p>
          </table:table-cell>
          <table:table-cell table:formula="of:=[.C68] +(IF([.$E68]*[.$B$75] &gt; 0;  [.C68]/[.$E68]*[.$B$75]; 0))" office:value-type="float" office:value="459.841200613954" calcext:value-type="float">
            <text:p>459.841200614</text:p>
          </table:table-cell>
          <table:table-cell table:formula="of:=[.D68] +(IF([.$E68]*[.$B$75] &gt; 0;  [.D68]/[.$E68]*[.$B$75]; 950))" office:value-type="float" office:value="-502.192268583645" calcext:value-type="float">
            <text:p>-502.1922685836</text:p>
          </table:table-cell>
          <table:table-cell table:formula="of:=[.N68]-[.F68]" office:value-type="float" office:value="-1.22963421987954" calcext:value-type="float">
            <text:p>-1.2296342199</text:p>
          </table:table-cell>
          <table:table-cell table:formula="of:=[.O68]-[.G68]" office:value-type="float" office:value="27.1562006139537" calcext:value-type="float">
            <text:p>27.156200614</text:p>
          </table:table-cell>
          <table:table-cell table:formula="of:=[.P68]-[.H68]" office:value-type="float" office:value="-502.192268583645" calcext:value-type="float">
            <text:p>-502.1922685836</text:p>
          </table:table-cell>
          <table:table-cell table:formula="of:=SQRT([.Q68]*[.Q68]+[.R68]*[.R68]+[.S68]*[.S68])" office:value-type="float" office:value="502.927475743062" calcext:value-type="float">
            <text:p>502.9274757431</text:p>
          </table:table-cell>
          <table:table-cell table:number-columns-repeated="100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 office:value-type="string" calcext:value-type="string">
            <text:p>guess magnitude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verage delta</text:p>
          </table:table-cell>
          <table:table-cell table:formula="of:=AVERAGE([.T2:.T66])" office:value-type="float" office:value="40.2308937502322" calcext:value-type="float">
            <text:p>40.2308937502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9">00/00/0000</text:date>, <text:time style:data-style-name="N2" text:time-value="21:29:44.5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19:27:18.99</meta:creation-date>
    <dc:date>2014-12-19T21:30:44.245000000</dc:date>
    <meta:editing-duration>PT12M9S</meta:editing-duration>
    <meta:editing-cycles>4</meta:editing-cycles>
    <meta:generator>LibreOffice/4.3.5.2$Windows_x86 LibreOffice_project/3a87456aaa6a95c63eea1c1b3201acedf0751bd5</meta:generator>
    <meta:document-statistic meta:table-count="3" meta:cell-count="1345" meta:object-count="0"/>
  </office:meta>
</office:document-meta>
</file>